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46.7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7.73mm"/>
    </style:style>
    <style:style style:name="co5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33.44mm"/>
    </style:style>
    <style:style style:name="co8" style:family="table-column">
      <style:table-column-properties fo:break-before="auto" style:column-width="33.5mm"/>
    </style:style>
    <style:style style:name="co9" style:family="table-column">
      <style:table-column-properties fo:break-before="auto" style:column-width="54.33mm"/>
    </style:style>
    <style:style style:name="co10" style:family="table-column">
      <style:table-column-properties fo:break-before="auto" style:column-width="42.23mm"/>
    </style:style>
    <style:style style:name="co11" style:family="table-column">
      <style:table-column-properties fo:break-before="auto" style:column-width="58.56mm"/>
    </style:style>
    <style:style style:name="co12" style:family="table-column">
      <style:table-column-properties fo:break-before="auto" style:column-width="45.9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7mm" fo:break-before="auto" style:use-optimal-row-height="true"/>
    </style:style>
    <style:style style:name="ro4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13" table:default-cell-style-name="Default"/>
        <table:table-row table:style-name="ro1">
          <table:table-cell table:style-name="ce1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,04837824215727</text:p>
          </table:table-cell>
          <table:table-cell table:formula="of:=-616.868+(1111.14*[.C2])-(630.272*[.C2]^2)+(135.997*[.C2]^3)" office:value-type="float" office:value="12.0021445205384" calcext:value-type="float">
            <text:p>12,0021445205384</text:p>
          </table:table-cell>
          <table:table-cell table:formula="of:=[.B2]*4/1000+1" office:value-type="float" office:value="1.048" calcext:value-type="float">
            <text:p>1,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,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,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,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,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,08411843910154</text:p>
          </table:table-cell>
          <table:table-cell table:formula="of:=-616.868+(1111.14*[.B6])-(630.272*[.B6]^2)+(135.997*[.B6]^3)" office:value-type="float" office:value="20.2570414693417" calcext:value-type="float">
            <text:p>20,2570414693417</text:p>
          </table:table-cell>
          <table:table-cell table:formula="of:=([.B6]-1)*1000/4" office:value-type="float" office:value="21.0296097753847" calcext:value-type="float">
            <text:p>21,0296097753847</text:p>
          </table:table-cell>
          <table:table-cell table:number-columns-repeated="16"/>
        </table:table-row>
        <table:table-row table:style-name="ro1">
          <table:table-cell/>
          <table:table-cell table:style-name="ce2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,1048</text:p>
          </table:table-cell>
          <table:table-cell/>
          <table:table-cell table:style-name="ce3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,2096</text:p>
          </table:table-cell>
          <table:table-cell/>
          <table:table-cell table:style-name="ce4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,3144000000001</text:p>
          </table:table-cell>
          <table:table-cell/>
          <table:table-cell table:style-name="ce2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,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,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,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,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,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,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,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,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,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,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,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,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,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,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,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,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,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,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,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,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,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,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,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,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,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,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,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,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,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,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,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,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,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,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,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,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,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,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,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,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,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,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,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,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,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,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,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,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,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,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,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,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,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,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,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,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,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,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,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,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,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,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,9168</text:p>
          </table:table-cell>
          <table:table-cell table:number-columns-repeated="18"/>
        </table:table-row>
        <table:table-row table:style-name="ro2" table:number-rows-repeated="3">
          <table:table-cell table:number-columns-repeated="20"/>
        </table:table-row>
        <table:table-row table:style-name="ro3">
          <table:table-cell table:style-name="ce6" office:value-type="string" calcext:value-type="string">
            <text:p>Gemessene Temp. (°C) / </text:p>
            <text:p>Stw. (°P) </text:p>
          </table:table-cell>
          <table:table-cell table:style-name="ce6" office:value-type="string" calcext:value-type="string">
            <text:p>5°C</text:p>
          </table:table-cell>
          <table:table-cell table:style-name="ce6" office:value-type="string" calcext:value-type="string">
            <text:p>10°C</text:p>
          </table:table-cell>
          <table:table-cell table:style-name="ce6" office:value-type="string" calcext:value-type="string">
            <text:p>15°C</text:p>
          </table:table-cell>
          <table:table-cell table:style-name="ce6" office:value-type="string" calcext:value-type="string">
            <text:p>20°C</text:p>
          </table:table-cell>
          <table:table-cell table:style-name="ce6" office:value-type="string" calcext:value-type="string">
            <text:p>25°C</text:p>
          </table:table-cell>
          <table:table-cell table:style-name="ce6" office:value-type="string" calcext:value-type="string">
            <text:p>30°C</text:p>
          </table:table-cell>
          <table:table-cell table:style-name="ce6" office:value-type="string" calcext:value-type="string">
            <text:p>35°C</text:p>
          </table:table-cell>
          <table:table-cell table:style-name="ce6" office:value-type="string" calcext:value-type="string">
            <text:p>40°C</text:p>
          </table:table-cell>
          <table:table-cell table:style-name="ce6" office:value-type="string" calcext:value-type="string">
            <text:p>45°C</text:p>
          </table:table-cell>
          <table:table-cell table:style-name="ce6" office:value-type="string" calcext:value-type="string">
            <text:p>50°C</text:p>
          </table:table-cell>
          <table:table-cell table:style-name="ce6" office:value-type="string" calcext:value-type="string">
            <text:p>55°C</text:p>
          </table:table-cell>
          <table:table-cell table:style-name="ce6" office:value-type="string" calcext:value-type="string">
            <text:p>60°C</text:p>
          </table:table-cell>
          <table:table-cell table:style-name="ce6" office:value-type="string" calcext:value-type="string">
            <text:p>65°C</text:p>
          </table:table-cell>
          <table:table-cell table:style-name="ce6" office:value-type="string" calcext:value-type="string">
            <text:p>70°C</text:p>
          </table:table-cell>
          <table:table-cell table:style-name="ce6" office:value-type="string" calcext:value-type="string">
            <text:p>75°C</text:p>
          </table:table-cell>
          <table:table-cell table:style-name="ce6" office:value-type="string" calcext:value-type="string">
            <text:p>80°C</text:p>
          </table:table-cell>
          <table:table-cell table:style-name="ce6" office:value-type="string" calcext:value-type="string">
            <text:p>85°C</text:p>
          </table:table-cell>
          <table:table-cell table:style-name="ce6" office:value-type="string" calcext:value-type="string">
            <text:p>90°C</text:p>
          </table:table-cell>
          <table:table-cell table:style-name="ce6" office:value-type="string" calcext:value-type="string">
            <text:p>95°C</text:p>
          </table:table-cell>
        </table:table-row>
        <table:table-row table:style-name="ro4">
          <table:table-cell table:style-name="ce2" office:value-type="string" calcext:value-type="string">
            <text:p>0°P</text:p>
          </table:table-cell>
          <table:table-cell table:style-name="ce2" office:value-type="float" office:value="-0.48" calcext:value-type="float">
            <text:p>-0,48</text:p>
          </table:table-cell>
          <table:table-cell table:style-name="ce2" office:value-type="float" office:value="-0.38" calcext:value-type="float">
            <text:p>-0,38</text:p>
          </table:table-cell>
          <table:table-cell table:style-name="ce2" office:value-type="float" office:value="-0.23" calcext:value-type="float">
            <text:p>-0,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1.09" calcext:value-type="float">
            <text:p>1,09</text:p>
          </table:table-cell>
          <table:table-cell table:style-name="ce2" office:value-type="float" office:value="1.56" calcext:value-type="float">
            <text:p>1,56</text:p>
          </table:table-cell>
          <table:table-cell table:style-name="ce2" office:value-type="float" office:value="2.09" calcext:value-type="float">
            <text:p>2,09</text:p>
          </table:table-cell>
          <table:table-cell table:style-name="ce2" office:value-type="float" office:value="2.67" calcext:value-type="float">
            <text:p>2,67</text:p>
          </table:table-cell>
          <table:table-cell table:style-name="ce2" office:value-type="float" office:value="3.29" calcext:value-type="float">
            <text:p>3,29</text:p>
          </table:table-cell>
          <table:table-cell table:style-name="ce2" office:value-type="float" office:value="3.94" calcext:value-type="float">
            <text:p>3,94</text:p>
          </table:table-cell>
          <table:table-cell table:style-name="ce2" office:value-type="float" office:value="4.63" calcext:value-type="float">
            <text:p>4,63</text:p>
          </table:table-cell>
          <table:table-cell table:style-name="ce2" office:value-type="float" office:value="5.36" calcext:value-type="float">
            <text:p>5,36</text:p>
          </table:table-cell>
          <table:table-cell table:style-name="ce2" office:value-type="float" office:value="6.12" calcext:value-type="float">
            <text:p>6,12</text:p>
          </table:table-cell>
          <table:table-cell table:style-name="ce2" office:value-type="float" office:value="6.91" calcext:value-type="float">
            <text:p>6,91</text:p>
          </table:table-cell>
          <table:table-cell table:style-name="ce2" office:value-type="float" office:value="7.74" calcext:value-type="float">
            <text:p>7,74</text:p>
          </table:table-cell>
          <table:table-cell table:style-name="ce2" office:value-type="float" office:value="8.59" calcext:value-type="float">
            <text:p>8,59</text:p>
          </table:table-cell>
          <table:table-cell table:style-name="ce2" office:value-type="float" office:value="9.46" calcext:value-type="float">
            <text:p>9,46</text:p>
          </table:table-cell>
        </table:table-row>
        <table:table-row table:style-name="ro4">
          <table:table-cell table:style-name="ce2" office:value-type="string" calcext:value-type="string">
            <text:p>1°P</text:p>
          </table:table-cell>
          <table:table-cell table:style-name="ce2" office:value-type="float" office:value="0.51" calcext:value-type="float">
            <text:p>0,51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77" calcext:value-type="float">
            <text:p>0,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float" office:value="1.67" calcext:value-type="float">
            <text:p>1,67</text:p>
          </table:table-cell>
          <table:table-cell table:style-name="ce2" office:value-type="float" office:value="2.09" calcext:value-type="float">
            <text:p>2,09</text:p>
          </table:table-cell>
          <table:table-cell table:style-name="ce2" office:value-type="float" office:value="2.56" calcext:value-type="float">
            <text:p>2,56</text:p>
          </table:table-cell>
          <table:table-cell table:style-name="ce2" office:value-type="float" office:value="3.09" calcext:value-type="float">
            <text:p>3,09</text:p>
          </table:table-cell>
          <table:table-cell table:style-name="ce2" office:value-type="float" office:value="3.68" calcext:value-type="float">
            <text:p>3,68</text:p>
          </table:table-cell>
          <table:table-cell table:style-name="ce2" office:value-type="float" office:value="4.29" calcext:value-type="float">
            <text:p>4,29</text:p>
          </table:table-cell>
          <table:table-cell table:style-name="ce2" office:value-type="float" office:value="4.94" calcext:value-type="float">
            <text:p>4,94</text:p>
          </table:table-cell>
          <table:table-cell table:style-name="ce2" office:value-type="float" office:value="5.63" calcext:value-type="float">
            <text:p>5,63</text:p>
          </table:table-cell>
          <table:table-cell table:style-name="ce2" office:value-type="float" office:value="6.35" calcext:value-type="float">
            <text:p>6,35</text:p>
          </table:table-cell>
          <table:table-cell table:style-name="ce2" office:value-type="float" office:value="7.11" calcext:value-type="float">
            <text:p>7,11</text:p>
          </table:table-cell>
          <table:table-cell table:style-name="ce2" office:value-type="float" office:value="7.89" calcext:value-type="float">
            <text:p>7,89</text:p>
          </table:table-cell>
          <table:table-cell table:style-name="ce2" office:value-type="float" office:value="8.82" calcext:value-type="float">
            <text:p>8,82</text:p>
          </table:table-cell>
          <table:table-cell table:style-name="ce2" office:value-type="float" office:value="9.56" calcext:value-type="float">
            <text:p>9,56</text:p>
          </table:table-cell>
          <table:table-cell table:style-name="ce2" office:value-type="float" office:value="10.43" calcext:value-type="float">
            <text:p>10,43</text:p>
          </table:table-cell>
        </table:table-row>
        <table:table-row table:style-name="ro4">
          <table:table-cell table:style-name="ce2" office:value-type="string" calcext:value-type="string">
            <text:p>2°P</text:p>
          </table:table-cell>
          <table:table-cell table:style-name="ce2" office:value-type="float" office:value="1.49" calcext:value-type="float">
            <text:p>1,49</text:p>
          </table:table-cell>
          <table:table-cell table:style-name="ce2" office:value-type="float" office:value="1.59" calcext:value-type="float">
            <text:p>1,59</text:p>
          </table:table-cell>
          <table:table-cell table:style-name="ce2" office:value-type="float" office:value="1.76" calcext:value-type="float">
            <text:p>1,7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.3" calcext:value-type="float">
            <text:p>2,3</text:p>
          </table:table-cell>
          <table:table-cell table:style-name="ce2" office:value-type="float" office:value="2.67" calcext:value-type="float">
            <text:p>2,67</text:p>
          </table:table-cell>
          <table:table-cell table:style-name="ce2" office:value-type="float" office:value="3.09" calcext:value-type="float">
            <text:p>3,09</text:p>
          </table:table-cell>
          <table:table-cell table:style-name="ce2" office:value-type="float" office:value="3.56" calcext:value-type="float">
            <text:p>3,56</text:p>
          </table:table-cell>
          <table:table-cell table:style-name="ce2" office:value-type="float" office:value="4.1" calcext:value-type="float">
            <text:p>4,1</text:p>
          </table:table-cell>
          <table:table-cell table:style-name="ce2" office:value-type="float" office:value="4.68" calcext:value-type="float">
            <text:p>4,68</text:p>
          </table:table-cell>
          <table:table-cell table:style-name="ce2" office:value-type="float" office:value="5.29" calcext:value-type="float">
            <text:p>5,29</text:p>
          </table:table-cell>
          <table:table-cell table:style-name="ce2" office:value-type="float" office:value="5.94" calcext:value-type="float">
            <text:p>5,94</text:p>
          </table:table-cell>
          <table:table-cell table:style-name="ce2" office:value-type="float" office:value="6.62" calcext:value-type="float">
            <text:p>6,62</text:p>
          </table:table-cell>
          <table:table-cell table:style-name="ce2" office:value-type="float" office:value="7.34" calcext:value-type="float">
            <text:p>7,34</text:p>
          </table:table-cell>
          <table:table-cell table:style-name="ce2" office:value-type="float" office:value="8.1" calcext:value-type="float">
            <text:p>8,1</text:p>
          </table:table-cell>
          <table:table-cell table:style-name="ce2" office:value-type="float" office:value="8.88" calcext:value-type="float">
            <text:p>8,88</text:p>
          </table:table-cell>
          <table:table-cell table:style-name="ce2" office:value-type="float" office:value="9.7" calcext:value-type="float">
            <text:p>9,7</text:p>
          </table:table-cell>
          <table:table-cell table:style-name="ce2" office:value-type="float" office:value="10.54" calcext:value-type="float">
            <text:p>10,54</text:p>
          </table:table-cell>
          <table:table-cell table:style-name="ce2" office:value-type="float" office:value="11.41" calcext:value-type="float">
            <text:p>11,41</text:p>
          </table:table-cell>
        </table:table-row>
        <table:table-row table:style-name="ro4">
          <table:table-cell table:style-name="ce2" office:value-type="string" calcext:value-type="string">
            <text:p>3°P</text:p>
          </table:table-cell>
          <table:table-cell table:style-name="ce2" office:value-type="float" office:value="2.48" calcext:value-type="float">
            <text:p>2,48</text:p>
          </table:table-cell>
          <table:table-cell table:style-name="ce2" office:value-type="float" office:value="2.58" calcext:value-type="float">
            <text:p>2,58</text:p>
          </table:table-cell>
          <table:table-cell table:style-name="ce2" office:value-type="float" office:value="2.76" calcext:value-type="float">
            <text:p>2,7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.31" calcext:value-type="float">
            <text:p>3,31</text:p>
          </table:table-cell>
          <table:table-cell table:style-name="ce2" office:value-type="float" office:value="3.68" calcext:value-type="float">
            <text:p>3,68</text:p>
          </table:table-cell>
          <table:table-cell table:style-name="ce2" office:value-type="float" office:value="4.09" calcext:value-type="float">
            <text:p>4,09</text:p>
          </table:table-cell>
          <table:table-cell table:style-name="ce2" office:value-type="float" office:value="4.56" calcext:value-type="float">
            <text:p>4,56</text:p>
          </table:table-cell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5.68" calcext:value-type="float">
            <text:p>5,68</text:p>
          </table:table-cell>
          <table:table-cell table:style-name="ce2" office:value-type="float" office:value="6.29" calcext:value-type="float">
            <text:p>6,29</text:p>
          </table:table-cell>
          <table:table-cell table:style-name="ce2" office:value-type="float" office:value="6.93" calcext:value-type="float">
            <text:p>6,93</text:p>
          </table:table-cell>
          <table:table-cell table:style-name="ce2" office:value-type="float" office:value="7.62" calcext:value-type="float">
            <text:p>7,62</text:p>
          </table:table-cell>
          <table:table-cell table:style-name="ce2" office:value-type="float" office:value="8.34" calcext:value-type="float">
            <text:p>8,34</text:p>
          </table:table-cell>
          <table:table-cell table:style-name="ce2" office:value-type="float" office:value="9.09" calcext:value-type="float">
            <text:p>9,09</text:p>
          </table:table-cell>
          <table:table-cell table:style-name="ce2" office:value-type="float" office:value="9.87" calcext:value-type="float">
            <text:p>9,87</text:p>
          </table:table-cell>
          <table:table-cell table:style-name="ce2" office:value-type="float" office:value="10.68" calcext:value-type="float">
            <text:p>10,68</text:p>
          </table:table-cell>
          <table:table-cell table:style-name="ce2" office:value-type="float" office:value="11.52" calcext:value-type="float">
            <text:p>11,52</text:p>
          </table:table-cell>
          <table:table-cell table:style-name="ce2" office:value-type="float" office:value="12.38" calcext:value-type="float">
            <text:p>12,38</text:p>
          </table:table-cell>
        </table:table-row>
        <table:table-row table:style-name="ro4">
          <table:table-cell table:style-name="ce2" office:value-type="string" calcext:value-type="string">
            <text:p>4°P</text:p>
          </table:table-cell>
          <table:table-cell table:style-name="ce2" office:value-type="float" office:value="3.46" calcext:value-type="float">
            <text:p>3,46</text:p>
          </table:table-cell>
          <table:table-cell table:style-name="ce2" office:value-type="float" office:value="3.57" calcext:value-type="float">
            <text:p>3,57</text:p>
          </table:table-cell>
          <table:table-cell table:style-name="ce2" office:value-type="float" office:value="3.75" calcext:value-type="float">
            <text:p>3,7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31" calcext:value-type="float">
            <text:p>4,31</text:p>
          </table:table-cell>
          <table:table-cell table:style-name="ce2" office:value-type="float" office:value="4.68" calcext:value-type="float">
            <text:p>4,68</text:p>
          </table:table-cell>
          <table:table-cell table:style-name="ce2" office:value-type="float" office:value="5.09" calcext:value-type="float">
            <text:p>5,09</text:p>
          </table:table-cell>
          <table:table-cell table:style-name="ce2" office:value-type="float" office:value="5.56" calcext:value-type="float">
            <text:p>5,56</text:p>
          </table:table-cell>
          <table:table-cell table:style-name="ce2" office:value-type="float" office:value="6.1" calcext:value-type="float">
            <text:p>6,1</text:p>
          </table:table-cell>
          <table:table-cell table:style-name="ce2" office:value-type="float" office:value="6.69" calcext:value-type="float">
            <text:p>6,69</text:p>
          </table:table-cell>
          <table:table-cell table:style-name="ce2" office:value-type="float" office:value="7.29" calcext:value-type="float">
            <text:p>7,29</text:p>
          </table:table-cell>
          <table:table-cell table:style-name="ce2" office:value-type="float" office:value="7.93" calcext:value-type="float">
            <text:p>7,93</text:p>
          </table:table-cell>
          <table:table-cell table:style-name="ce2" office:value-type="float" office:value="8.61" calcext:value-type="float">
            <text:p>8,61</text:p>
          </table:table-cell>
          <table:table-cell table:style-name="ce2" office:value-type="float" office:value="9.33" calcext:value-type="float">
            <text:p>9,33</text:p>
          </table:table-cell>
          <table:table-cell table:style-name="ce2" office:value-type="float" office:value="10.08" calcext:value-type="float">
            <text:p>10,08</text:p>
          </table:table-cell>
          <table:table-cell table:style-name="ce2" office:value-type="float" office:value="10.86" calcext:value-type="float">
            <text:p>10,86</text:p>
          </table:table-cell>
          <table:table-cell table:style-name="ce2" office:value-type="float" office:value="11.67" calcext:value-type="float">
            <text:p>11,67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13.36" calcext:value-type="float">
            <text:p>13,36</text:p>
          </table:table-cell>
        </table:table-row>
        <table:table-row table:style-name="ro4">
          <table:table-cell table:style-name="ce2" office:value-type="string" calcext:value-type="string">
            <text:p>5°P</text:p>
          </table:table-cell>
          <table:table-cell table:style-name="ce2" office:value-type="float" office:value="4.43" calcext:value-type="float">
            <text:p>4,43</text:p>
          </table:table-cell>
          <table:table-cell table:style-name="ce2" office:value-type="float" office:value="4.56" calcext:value-type="float">
            <text:p>4,56</text:p>
          </table:table-cell>
          <table:table-cell table:style-name="ce2" office:value-type="float" office:value="4.75" calcext:value-type="float">
            <text:p>4,7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.31" calcext:value-type="float">
            <text:p>5,31</text:p>
          </table:table-cell>
          <table:table-cell table:style-name="ce2" office:value-type="float" office:value="5.68" calcext:value-type="float">
            <text:p>5,68</text:p>
          </table:table-cell>
          <table:table-cell table:style-name="ce2" office:value-type="float" office:value="6.09" calcext:value-type="float">
            <text:p>6,09</text:p>
          </table:table-cell>
          <table:table-cell table:style-name="ce2" office:value-type="float" office:value="6.57" calcext:value-type="float">
            <text:p>6,57</text:p>
          </table:table-cell>
          <table:table-cell table:style-name="ce2" office:value-type="float" office:value="7.1" calcext:value-type="float">
            <text:p>7,1</text:p>
          </table:table-cell>
          <table:table-cell table:style-name="ce2" office:value-type="float" office:value="7.69" calcext:value-type="float">
            <text:p>7,69</text:p>
          </table:table-cell>
          <table:table-cell table:style-name="ce2" office:value-type="float" office:value="8.29" calcext:value-type="float">
            <text:p>8,29</text:p>
          </table:table-cell>
          <table:table-cell table:style-name="ce2" office:value-type="float" office:value="8.93" calcext:value-type="float">
            <text:p>8,93</text:p>
          </table:table-cell>
          <table:table-cell table:style-name="ce2" office:value-type="float" office:value="9.61" calcext:value-type="float">
            <text:p>9,61</text:p>
          </table:table-cell>
          <table:table-cell table:style-name="ce2" office:value-type="float" office:value="10.33" calcext:value-type="float">
            <text:p>10,33</text:p>
          </table:table-cell>
          <table:table-cell table:style-name="ce2" office:value-type="float" office:value="11.07" calcext:value-type="float">
            <text:p>11,07</text:p>
          </table:table-cell>
          <table:table-cell table:style-name="ce2" office:value-type="float" office:value="11.85" calcext:value-type="float">
            <text:p>11,85</text:p>
          </table:table-cell>
          <table:table-cell table:style-name="ce2" office:value-type="float" office:value="12.66" calcext:value-type="float">
            <text:p>12,66</text:p>
          </table:table-cell>
          <table:table-cell table:style-name="ce2" office:value-type="float" office:value="13.48" calcext:value-type="float">
            <text:p>13,48</text:p>
          </table:table-cell>
          <table:table-cell table:style-name="ce2" office:value-type="float" office:value="14.34" calcext:value-type="float">
            <text:p>14,34</text:p>
          </table:table-cell>
        </table:table-row>
        <table:table-row table:style-name="ro4">
          <table:table-cell table:style-name="ce2" office:value-type="string" calcext:value-type="string">
            <text:p>6°P</text:p>
          </table:table-cell>
          <table:table-cell table:style-name="ce2" office:value-type="float" office:value="5.41" calcext:value-type="float">
            <text:p>5,41</text:p>
          </table:table-cell>
          <table:table-cell table:style-name="ce2" office:value-type="float" office:value="5.54" calcext:value-type="float">
            <text:p>5,54</text:p>
          </table:table-cell>
          <table:table-cell table:style-name="ce2" office:value-type="float" office:value="5.74" calcext:value-type="float">
            <text:p>5,7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.31" calcext:value-type="float">
            <text:p>6,31</text:p>
          </table:table-cell>
          <table:table-cell table:style-name="ce2" office:value-type="float" office:value="6.68" calcext:value-type="float">
            <text:p>6,68</text:p>
          </table:table-cell>
          <table:table-cell table:style-name="ce2" office:value-type="float" office:value="7.1" calcext:value-type="float">
            <text:p>7,1</text:p>
          </table:table-cell>
          <table:table-cell table:style-name="ce2" office:value-type="float" office:value="7.57" calcext:value-type="float">
            <text:p>7,57</text:p>
          </table:table-cell>
          <table:table-cell table:style-name="ce2" office:value-type="float" office:value="8.11" calcext:value-type="float">
            <text:p>8,11</text:p>
          </table:table-cell>
          <table:table-cell table:style-name="ce2" office:value-type="float" office:value="8.69" calcext:value-type="float">
            <text:p>8,69</text:p>
          </table:table-cell>
          <table:table-cell table:style-name="ce2" office:value-type="float" office:value="9.29" calcext:value-type="float">
            <text:p>9,29</text:p>
          </table:table-cell>
          <table:table-cell table:style-name="ce2" office:value-type="float" office:value="9.93" calcext:value-type="float">
            <text:p>9,93</text:p>
          </table:table-cell>
          <table:table-cell table:style-name="ce2" office:value-type="float" office:value="10.61" calcext:value-type="float">
            <text:p>10,61</text:p>
          </table:table-cell>
          <table:table-cell table:style-name="ce2" office:value-type="float" office:value="11.32" calcext:value-type="float">
            <text:p>11,32</text:p>
          </table:table-cell>
          <table:table-cell table:style-name="ce2" office:value-type="float" office:value="12.07" calcext:value-type="float">
            <text:p>12,07</text:p>
          </table:table-cell>
          <table:table-cell table:style-name="ce2" office:value-type="float" office:value="12.85" calcext:value-type="float">
            <text:p>12,85</text:p>
          </table:table-cell>
          <table:table-cell table:style-name="ce2" office:value-type="float" office:value="13.64" calcext:value-type="float">
            <text:p>13,64</text:p>
          </table:table-cell>
          <table:table-cell table:style-name="ce2" office:value-type="float" office:value="14.46" calcext:value-type="float">
            <text:p>14,46</text:p>
          </table:table-cell>
          <table:table-cell table:style-name="ce2" office:value-type="float" office:value="15.31" calcext:value-type="float">
            <text:p>15,31</text:p>
          </table:table-cell>
        </table:table-row>
        <table:table-row table:style-name="ro4">
          <table:table-cell table:style-name="ce2" office:value-type="string" calcext:value-type="string">
            <text:p>7°P</text:p>
          </table:table-cell>
          <table:table-cell table:style-name="ce2" office:value-type="float" office:value="6.38" calcext:value-type="float">
            <text:p>6,38</text:p>
          </table:table-cell>
          <table:table-cell table:style-name="ce2" office:value-type="float" office:value="6.53" calcext:value-type="float">
            <text:p>6,53</text:p>
          </table:table-cell>
          <table:table-cell table:style-name="ce2" office:value-type="float" office:value="6.74" calcext:value-type="float">
            <text:p>6,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.31" calcext:value-type="float">
            <text:p>7,31</text:p>
          </table:table-cell>
          <table:table-cell table:style-name="ce2" office:value-type="float" office:value="7.68" calcext:value-type="float">
            <text:p>7,68</text:p>
          </table:table-cell>
          <table:table-cell table:style-name="ce2" office:value-type="float" office:value="8.1" calcext:value-type="float">
            <text:p>8,1</text:p>
          </table:table-cell>
          <table:table-cell table:style-name="ce2" office:value-type="float" office:value="8.57" calcext:value-type="float">
            <text:p>8,57</text:p>
          </table:table-cell>
          <table:table-cell table:style-name="ce2" office:value-type="float" office:value="9.11" calcext:value-type="float">
            <text:p>9,11</text:p>
          </table:table-cell>
          <table:table-cell table:style-name="ce2" office:value-type="float" office:value="9.69" calcext:value-type="float">
            <text:p>9,69</text:p>
          </table:table-cell>
          <table:table-cell table:style-name="ce2" office:value-type="float" office:value="10.29" calcext:value-type="float">
            <text:p>10,29</text:p>
          </table:table-cell>
          <table:table-cell table:style-name="ce2" office:value-type="float" office:value="10.93" calcext:value-type="float">
            <text:p>10,93</text:p>
          </table:table-cell>
          <table:table-cell table:style-name="ce2" office:value-type="float" office:value="11.61" calcext:value-type="float">
            <text:p>11,61</text:p>
          </table:table-cell>
          <table:table-cell table:style-name="ce2" office:value-type="float" office:value="12.32" calcext:value-type="float">
            <text:p>12,32</text:p>
          </table:table-cell>
          <table:table-cell table:style-name="ce2" office:value-type="float" office:value="13.06" calcext:value-type="float">
            <text:p>13,06</text:p>
          </table:table-cell>
          <table:table-cell table:style-name="ce2" office:value-type="float" office:value="13.84" calcext:value-type="float">
            <text:p>13,84</text:p>
          </table:table-cell>
          <table:table-cell table:style-name="ce2" office:value-type="float" office:value="14.63" calcext:value-type="float">
            <text:p>14,63</text:p>
          </table:table-cell>
          <table:table-cell table:style-name="ce2" office:value-type="float" office:value="15.45" calcext:value-type="float">
            <text:p>15,45</text:p>
          </table:table-cell>
          <table:table-cell table:style-name="ce2" office:value-type="float" office:value="16.29" calcext:value-type="float">
            <text:p>16,29</text:p>
          </table:table-cell>
        </table:table-row>
        <table:table-row table:style-name="ro4">
          <table:table-cell table:style-name="ce2" office:value-type="string" calcext:value-type="string">
            <text:p>8°P</text:p>
          </table:table-cell>
          <table:table-cell table:style-name="ce2" office:value-type="float" office:value="7.35" calcext:value-type="float">
            <text:p>7,35</text:p>
          </table:table-cell>
          <table:table-cell table:style-name="ce2" office:value-type="float" office:value="7.52" calcext:value-type="float">
            <text:p>7,52</text:p>
          </table:table-cell>
          <table:table-cell table:style-name="ce2" office:value-type="float" office:value="7.73" calcext:value-type="float">
            <text:p>7,7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.31" calcext:value-type="float">
            <text:p>8,31</text:p>
          </table:table-cell>
          <table:table-cell table:style-name="ce2" office:value-type="float" office:value="8.68" calcext:value-type="float">
            <text:p>8,68</text:p>
          </table:table-cell>
          <table:table-cell table:style-name="ce2" office:value-type="float" office:value="9.1" calcext:value-type="float">
            <text:p>9,1</text:p>
          </table:table-cell>
          <table:table-cell table:style-name="ce2" office:value-type="float" office:value="9.58" calcext:value-type="float">
            <text:p>9,58</text:p>
          </table:table-cell>
          <table:table-cell table:style-name="ce2" office:value-type="float" office:value="10.11" calcext:value-type="float">
            <text:p>10,11</text:p>
          </table:table-cell>
          <table:table-cell table:style-name="ce2" office:value-type="float" office:value="10.69" calcext:value-type="float">
            <text:p>10,69</text:p>
          </table:table-cell>
          <table:table-cell table:style-name="ce2" office:value-type="float" office:value="11.29" calcext:value-type="float">
            <text:p>11,29</text:p>
          </table:table-cell>
          <table:table-cell table:style-name="ce2" office:value-type="float" office:value="11.94" calcext:value-type="float">
            <text:p>11,94</text:p>
          </table:table-cell>
          <table:table-cell table:style-name="ce2" office:value-type="float" office:value="12.62" calcext:value-type="float">
            <text:p>12,62</text:p>
          </table:table-cell>
          <table:table-cell table:style-name="ce2" office:value-type="float" office:value="13.32" calcext:value-type="float">
            <text:p>13,32</text:p>
          </table:table-cell>
          <table:table-cell table:style-name="ce2" office:value-type="float" office:value="14.06" calcext:value-type="float">
            <text:p>14,06</text:p>
          </table:table-cell>
          <table:table-cell table:style-name="ce2" office:value-type="float" office:value="14.83" calcext:value-type="float">
            <text:p>14,83</text:p>
          </table:table-cell>
          <table:table-cell table:style-name="ce2" office:value-type="float" office:value="15.61" calcext:value-type="float">
            <text:p>15,61</text:p>
          </table:table-cell>
          <table:table-cell table:style-name="ce2" office:value-type="float" office:value="16.42" calcext:value-type="float">
            <text:p>16,42</text:p>
          </table:table-cell>
          <table:table-cell table:style-name="ce2" office:value-type="float" office:value="17.26" calcext:value-type="float">
            <text:p>17,26</text:p>
          </table:table-cell>
        </table:table-row>
        <table:table-row table:style-name="ro4">
          <table:table-cell table:style-name="ce2" office:value-type="string" calcext:value-type="string">
            <text:p>9°P</text:p>
          </table:table-cell>
          <table:table-cell table:style-name="ce2" office:value-type="float" office:value="8.33" calcext:value-type="float">
            <text:p>8,33</text:p>
          </table:table-cell>
          <table:table-cell table:style-name="ce2" office:value-type="float" office:value="8.51" calcext:value-type="float">
            <text:p>8,51</text:p>
          </table:table-cell>
          <table:table-cell table:style-name="ce2" office:value-type="float" office:value="8.73" calcext:value-type="float">
            <text:p>8,7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.31" calcext:value-type="float">
            <text:p>9,31</text:p>
          </table:table-cell>
          <table:table-cell table:style-name="ce2" office:value-type="float" office:value="9.68" calcext:value-type="float">
            <text:p>9,68</text:p>
          </table:table-cell>
          <table:table-cell table:style-name="ce2" office:value-type="float" office:value="10.11" calcext:value-type="float">
            <text:p>10,11</text:p>
          </table:table-cell>
          <table:table-cell table:style-name="ce2" office:value-type="float" office:value="10.59" calcext:value-type="float">
            <text:p>10,59</text:p>
          </table:table-cell>
          <table:table-cell table:style-name="ce2" office:value-type="float" office:value="11.12" calcext:value-type="float">
            <text:p>11,12</text:p>
          </table:table-cell>
          <table:table-cell table:style-name="ce2" office:value-type="float" office:value="11.69" calcext:value-type="float">
            <text:p>11,69</text:p>
          </table:table-cell>
          <table:table-cell table:style-name="ce2" office:value-type="float" office:value="12.3" calcext:value-type="float">
            <text:p>12,3</text:p>
          </table:table-cell>
          <table:table-cell table:style-name="ce2" office:value-type="float" office:value="12.95" calcext:value-type="float">
            <text:p>12,95</text:p>
          </table:table-cell>
          <table:table-cell table:style-name="ce2" office:value-type="float" office:value="13.62" calcext:value-type="float">
            <text:p>13,62</text:p>
          </table:table-cell>
          <table:table-cell table:style-name="ce2" office:value-type="float" office:value="14.32" calcext:value-type="float">
            <text:p>14,32</text:p>
          </table:table-cell>
          <table:table-cell table:style-name="ce2" office:value-type="float" office:value="15.05" calcext:value-type="float">
            <text:p>15,05</text:p>
          </table:table-cell>
          <table:table-cell table:style-name="ce2" office:value-type="float" office:value="15.82" calcext:value-type="float">
            <text:p>15,82</text:p>
          </table:table-cell>
          <table:table-cell table:style-name="ce2" office:value-type="float" office:value="16.6" calcext:value-type="float">
            <text:p>16,6</text:p>
          </table:table-cell>
          <table:table-cell table:style-name="ce2" office:value-type="float" office:value="17.4" calcext:value-type="float">
            <text:p>17,4</text:p>
          </table:table-cell>
          <table:table-cell table:style-name="ce2" office:value-type="float" office:value="18.23" calcext:value-type="float">
            <text:p>18,23</text:p>
          </table:table-cell>
        </table:table-row>
        <table:table-row table:style-name="ro4">
          <table:table-cell table:style-name="ce2" office:value-type="string" calcext:value-type="string">
            <text:p>10°P</text:p>
          </table:table-cell>
          <table:table-cell table:style-name="ce2" office:value-type="float" office:value="9.3" calcext:value-type="float">
            <text:p>9,3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9.73" calcext:value-type="float">
            <text:p>9,7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.32" calcext:value-type="float">
            <text:p>10,32</text:p>
          </table:table-cell>
          <table:table-cell table:style-name="ce2" office:value-type="float" office:value="10.68" calcext:value-type="float">
            <text:p>10,68</text:p>
          </table:table-cell>
          <table:table-cell table:style-name="ce2" office:value-type="float" office:value="11.11" calcext:value-type="float">
            <text:p>11,11</text:p>
          </table:table-cell>
          <table:table-cell table:style-name="ce2" office:value-type="float" office:value="11.6" calcext:value-type="float">
            <text:p>11,6</text:p>
          </table:table-cell>
          <table:table-cell table:style-name="ce2" office:value-type="float" office:value="12.12" calcext:value-type="float">
            <text:p>12,12</text:p>
          </table:table-cell>
          <table:table-cell table:style-name="ce2" office:value-type="float" office:value="12.69" calcext:value-type="float">
            <text:p>12,69</text:p>
          </table:table-cell>
          <table:table-cell table:style-name="ce2" office:value-type="float" office:value="13.3" calcext:value-type="float">
            <text:p>13,3</text:p>
          </table:table-cell>
          <table:table-cell table:style-name="ce2" office:value-type="float" office:value="13.96" calcext:value-type="float">
            <text:p>13,96</text:p>
          </table:table-cell>
          <table:table-cell table:style-name="ce2" office:value-type="float" office:value="14.62" calcext:value-type="float">
            <text:p>14,62</text:p>
          </table:table-cell>
          <table:table-cell table:style-name="ce2" office:value-type="float" office:value="15.31" calcext:value-type="float">
            <text:p>15,31</text:p>
          </table:table-cell>
          <table:table-cell table:style-name="ce2" office:value-type="float" office:value="16.04" calcext:value-type="float">
            <text:p>16,04</text:p>
          </table:table-cell>
          <table:table-cell table:style-name="ce2" office:value-type="float" office:value="16.8" calcext:value-type="float">
            <text:p>16,8</text:p>
          </table:table-cell>
          <table:table-cell table:style-name="ce2" office:value-type="float" office:value="17.58" calcext:value-type="float">
            <text:p>17,58</text:p>
          </table:table-cell>
          <table:table-cell table:style-name="ce2" office:value-type="float" office:value="18.38" calcext:value-type="float">
            <text:p>18,38</text:p>
          </table:table-cell>
          <table:table-cell table:style-name="ce2" office:value-type="float" office:value="19.21" calcext:value-type="float">
            <text:p>19,21</text:p>
          </table:table-cell>
        </table:table-row>
        <table:table-row table:style-name="ro4">
          <table:table-cell table:style-name="ce2" office:value-type="string" calcext:value-type="string">
            <text:p>11°P</text:p>
          </table:table-cell>
          <table:table-cell table:style-name="ce2" office:value-type="float" office:value="10.28" calcext:value-type="float">
            <text:p>10,28</text:p>
          </table:table-cell>
          <table:table-cell table:style-name="ce2" office:value-type="float" office:value="10.49" calcext:value-type="float">
            <text:p>10,49</text:p>
          </table:table-cell>
          <table:table-cell table:style-name="ce2" office:value-type="float" office:value="10.73" calcext:value-type="float">
            <text:p>10,7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1.32" calcext:value-type="float">
            <text:p>11,32</text:p>
          </table:table-cell>
          <table:table-cell table:style-name="ce2" office:value-type="float" office:value="11.69" calcext:value-type="float">
            <text:p>11,69</text:p>
          </table:table-cell>
          <table:table-cell table:style-name="ce2" office:value-type="float" office:value="12.12" calcext:value-type="float">
            <text:p>12,12</text:p>
          </table:table-cell>
          <table:table-cell table:style-name="ce2" office:value-type="float" office:value="12.6" calcext:value-type="float">
            <text:p>12,6</text:p>
          </table:table-cell>
          <table:table-cell table:style-name="ce2" office:value-type="float" office:value="13.13" calcext:value-type="float">
            <text:p>13,13</text:p>
          </table:table-cell>
          <table:table-cell table:style-name="ce2" office:value-type="float" office:value="13.69" calcext:value-type="float">
            <text:p>13,69</text:p>
          </table:table-cell>
          <table:table-cell table:style-name="ce2" office:value-type="float" office:value="14.31" calcext:value-type="float">
            <text:p>14,31</text:p>
          </table:table-cell>
          <table:table-cell table:style-name="ce2" office:value-type="float" office:value="14.96" calcext:value-type="float">
            <text:p>14,96</text:p>
          </table:table-cell>
          <table:table-cell table:style-name="ce2" office:value-type="float" office:value="15.62" calcext:value-type="float">
            <text:p>15,62</text:p>
          </table:table-cell>
          <table:table-cell table:style-name="ce2" office:value-type="float" office:value="16.31" calcext:value-type="float">
            <text:p>16,31</text:p>
          </table:table-cell>
          <table:table-cell table:style-name="ce2" office:value-type="float" office:value="17.03" calcext:value-type="float">
            <text:p>17,03</text:p>
          </table:table-cell>
          <table:table-cell table:style-name="ce2" office:value-type="float" office:value="17.78" calcext:value-type="float">
            <text:p>17,78</text:p>
          </table:table-cell>
          <table:table-cell table:style-name="ce2" office:value-type="float" office:value="18.55" calcext:value-type="float">
            <text:p>18,55</text:p>
          </table:table-cell>
          <table:table-cell table:style-name="ce2" office:value-type="float" office:value="19.35" calcext:value-type="float">
            <text:p>19,35</text:p>
          </table:table-cell>
          <table:table-cell table:style-name="ce2" office:value-type="float" office:value="20.17" calcext:value-type="float">
            <text:p>20,17</text:p>
          </table:table-cell>
        </table:table-row>
        <table:table-row table:style-name="ro4">
          <table:table-cell table:style-name="ce2" office:value-type="string" calcext:value-type="string">
            <text:p>12°P</text:p>
          </table:table-cell>
          <table:table-cell table:style-name="ce2" office:value-type="float" office:value="11.27" calcext:value-type="float">
            <text:p>11,27</text:p>
          </table:table-cell>
          <table:table-cell table:style-name="ce2" office:value-type="float" office:value="11.48" calcext:value-type="float">
            <text:p>11,48</text:p>
          </table:table-cell>
          <table:table-cell table:style-name="ce2" office:value-type="float" office:value="11.72" calcext:value-type="float">
            <text:p>11,7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2.32" calcext:value-type="float">
            <text:p>12,32</text:p>
          </table:table-cell>
          <table:table-cell table:style-name="ce2" office:value-type="float" office:value="12.69" calcext:value-type="float">
            <text:p>12,69</text:p>
          </table:table-cell>
          <table:table-cell table:style-name="ce2" office:value-type="float" office:value="13.13" calcext:value-type="float">
            <text:p>13,13</text:p>
          </table:table-cell>
          <table:table-cell table:style-name="ce2" office:value-type="float" office:value="13.61" calcext:value-type="float">
            <text:p>13,61</text:p>
          </table:table-cell>
          <table:table-cell table:style-name="ce2" office:value-type="float" office:value="14.13" calcext:value-type="float">
            <text:p>14,13</text:p>
          </table:table-cell>
          <table:table-cell table:style-name="ce2" office:value-type="float" office:value="14.69" calcext:value-type="float">
            <text:p>14,69</text:p>
          </table:table-cell>
          <table:table-cell table:style-name="ce2" office:value-type="float" office:value="15.31" calcext:value-type="float">
            <text:p>15,31</text:p>
          </table:table-cell>
          <table:table-cell table:style-name="ce2" office:value-type="float" office:value="15.96" calcext:value-type="float">
            <text:p>15,96</text:p>
          </table:table-cell>
          <table:table-cell table:style-name="ce2" office:value-type="float" office:value="16.62" calcext:value-type="float">
            <text:p>16,62</text:p>
          </table:table-cell>
          <table:table-cell table:style-name="ce2" office:value-type="float" office:value="17.3" calcext:value-type="float">
            <text:p>17,3</text:p>
          </table:table-cell>
          <table:table-cell table:style-name="ce2" office:value-type="float" office:value="18.02" calcext:value-type="float">
            <text:p>18,02</text:p>
          </table:table-cell>
          <table:table-cell table:style-name="ce2" office:value-type="float" office:value="18.76" calcext:value-type="float">
            <text:p>18,76</text:p>
          </table:table-cell>
          <table:table-cell table:style-name="ce2" office:value-type="float" office:value="19.53" calcext:value-type="float">
            <text:p>19,53</text:p>
          </table:table-cell>
          <table:table-cell table:style-name="ce2" office:value-type="float" office:value="20.33" calcext:value-type="float">
            <text:p>20,33</text:p>
          </table:table-cell>
          <table:table-cell table:style-name="ce2" office:value-type="float" office:value="21.14" calcext:value-type="float">
            <text:p>21,14</text:p>
          </table:table-cell>
        </table:table-row>
        <table:table-row table:style-name="ro4">
          <table:table-cell table:style-name="ce2" office:value-type="string" calcext:value-type="string">
            <text:p>13°P</text:p>
          </table:table-cell>
          <table:table-cell table:style-name="ce2" office:value-type="float" office:value="12.26" calcext:value-type="float">
            <text:p>12,26</text:p>
          </table:table-cell>
          <table:table-cell table:style-name="ce2" office:value-type="float" office:value="12.48" calcext:value-type="float">
            <text:p>12,48</text:p>
          </table:table-cell>
          <table:table-cell table:style-name="ce2" office:value-type="float" office:value="12.72" calcext:value-type="float">
            <text:p>12,7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3.32" calcext:value-type="float">
            <text:p>13,32</text:p>
          </table:table-cell>
          <table:table-cell table:style-name="ce2" office:value-type="float" office:value="13.7" calcext:value-type="float">
            <text:p>13,7</text:p>
          </table:table-cell>
          <table:table-cell table:style-name="ce2" office:value-type="float" office:value="14.13" calcext:value-type="float">
            <text:p>14,13</text:p>
          </table:table-cell>
          <table:table-cell table:style-name="ce2" office:value-type="float" office:value="14.62" calcext:value-type="float">
            <text:p>14,62</text:p>
          </table:table-cell>
          <table:table-cell table:style-name="ce2" office:value-type="float" office:value="15.13" calcext:value-type="float">
            <text:p>15,13</text:p>
          </table:table-cell>
          <table:table-cell table:style-name="ce2" office:value-type="float" office:value="15.69" calcext:value-type="float">
            <text:p>15,69</text:p>
          </table:table-cell>
          <table:table-cell table:style-name="ce2" office:value-type="float" office:value="16.31" calcext:value-type="float">
            <text:p>16,31</text:p>
          </table:table-cell>
          <table:table-cell table:style-name="ce2" office:value-type="float" office:value="16.96" calcext:value-type="float">
            <text:p>16,96</text:p>
          </table:table-cell>
          <table:table-cell table:style-name="ce2" office:value-type="float" office:value="17.61" calcext:value-type="float">
            <text:p>17,61</text:p>
          </table:table-cell>
          <table:table-cell table:style-name="ce2" office:value-type="float" office:value="18.29" calcext:value-type="float">
            <text:p>18,29</text:p>
          </table:table-cell>
          <table:table-cell table:style-name="ce2" office:value-type="float" office:value="19.01" calcext:value-type="float">
            <text:p>19,01</text:p>
          </table:table-cell>
          <table:table-cell table:style-name="ce2" office:value-type="float" office:value="19.74" calcext:value-type="float">
            <text:p>19,74</text:p>
          </table:table-cell>
          <table:table-cell table:style-name="ce2" office:value-type="float" office:value="20.51" calcext:value-type="float">
            <text:p>20,51</text:p>
          </table:table-cell>
          <table:table-cell table:style-name="ce2" office:value-type="float" office:value="21.3" calcext:value-type="float">
            <text:p>21,3</text:p>
          </table:table-cell>
          <table:table-cell table:style-name="ce2" office:value-type="float" office:value="22.1" calcext:value-type="float">
            <text:p>22,1</text:p>
          </table:table-cell>
        </table:table-row>
        <table:table-row table:style-name="ro4">
          <table:table-cell table:style-name="ce2" office:value-type="string" calcext:value-type="string">
            <text:p>14°P</text:p>
          </table:table-cell>
          <table:table-cell table:style-name="ce2" office:value-type="float" office:value="13.25" calcext:value-type="float">
            <text:p>13,25</text:p>
          </table:table-cell>
          <table:table-cell table:style-name="ce2" office:value-type="float" office:value="13.47" calcext:value-type="float">
            <text:p>13,47</text:p>
          </table:table-cell>
          <table:table-cell table:style-name="ce2" office:value-type="float" office:value="13.72" calcext:value-type="float">
            <text:p>13,7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4.33" calcext:value-type="float">
            <text:p>14,33</text:p>
          </table:table-cell>
          <table:table-cell table:style-name="ce2" office:value-type="float" office:value="14.7" calcext:value-type="float">
            <text:p>14,7</text:p>
          </table:table-cell>
          <table:table-cell table:style-name="ce2" office:value-type="float" office:value="15.14" calcext:value-type="float">
            <text:p>15,14</text:p>
          </table:table-cell>
          <table:table-cell table:style-name="ce2" office:value-type="float" office:value="15.62" calcext:value-type="float">
            <text:p>15,62</text:p>
          </table:table-cell>
          <table:table-cell table:style-name="ce2" office:value-type="float" office:value="16.14" calcext:value-type="float">
            <text:p>16,14</text:p>
          </table:table-cell>
          <table:table-cell table:style-name="ce2" office:value-type="float" office:value="16.69" calcext:value-type="float">
            <text:p>16,69</text:p>
          </table:table-cell>
          <table:table-cell table:style-name="ce2" office:value-type="float" office:value="17.31" calcext:value-type="float">
            <text:p>17,31</text:p>
          </table:table-cell>
          <table:table-cell table:style-name="ce2" office:value-type="float" office:value="17.96" calcext:value-type="float">
            <text:p>17,96</text:p>
          </table:table-cell>
          <table:table-cell table:style-name="ce2" office:value-type="float" office:value="18.61" calcext:value-type="float">
            <text:p>18,61</text:p>
          </table:table-cell>
          <table:table-cell table:style-name="ce2" office:value-type="float" office:value="19.29" calcext:value-type="float">
            <text:p>19,29</text:p>
          </table:table-cell>
          <table:table-cell table:style-name="ce2" office:value-type="float" office:value="19.99" calcext:value-type="float">
            <text:p>19,99</text:p>
          </table:table-cell>
          <table:table-cell table:style-name="ce2" office:value-type="float" office:value="20.73" calcext:value-type="float">
            <text:p>20,73</text:p>
          </table:table-cell>
          <table:table-cell table:style-name="ce2" office:value-type="float" office:value="21.49" calcext:value-type="float">
            <text:p>21,49</text:p>
          </table:table-cell>
          <table:table-cell table:style-name="ce2" office:value-type="float" office:value="22.27" calcext:value-type="float">
            <text:p>22,27</text:p>
          </table:table-cell>
          <table:table-cell table:style-name="ce2" office:value-type="float" office:value="23.06" calcext:value-type="float">
            <text:p>23,06</text:p>
          </table:table-cell>
        </table:table-row>
        <table:table-row table:style-name="ro4">
          <table:table-cell table:style-name="ce2" office:value-type="string" calcext:value-type="string">
            <text:p>15°P</text:p>
          </table:table-cell>
          <table:table-cell table:style-name="ce2" office:value-type="float" office:value="14.25" calcext:value-type="float">
            <text:p>14,25</text:p>
          </table:table-cell>
          <table:table-cell table:style-name="ce2" office:value-type="float" office:value="14.47" calcext:value-type="float">
            <text:p>14,47</text:p>
          </table:table-cell>
          <table:table-cell table:style-name="ce2" office:value-type="float" office:value="14.72" calcext:value-type="float">
            <text:p>14,7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5.33" calcext:value-type="float">
            <text:p>15,33</text:p>
          </table:table-cell>
          <table:table-cell table:style-name="ce2" office:value-type="float" office:value="15.71" calcext:value-type="float">
            <text:p>15,71</text:p>
          </table:table-cell>
          <table:table-cell table:style-name="ce2" office:value-type="float" office:value="16.14" calcext:value-type="float">
            <text:p>16,14</text:p>
          </table:table-cell>
          <table:table-cell table:style-name="ce2" office:value-type="float" office:value="16.62" calcext:value-type="float">
            <text:p>16,62</text:p>
          </table:table-cell>
          <table:table-cell table:style-name="ce2" office:value-type="float" office:value="17.14" calcext:value-type="float">
            <text:p>17,14</text:p>
          </table:table-cell>
          <table:table-cell table:style-name="ce2" office:value-type="float" office:value="17.7" calcext:value-type="float">
            <text:p>17,7</text:p>
          </table:table-cell>
          <table:table-cell table:style-name="ce2" office:value-type="float" office:value="18.31" calcext:value-type="float">
            <text:p>18,31</text:p>
          </table:table-cell>
          <table:table-cell table:style-name="ce2" office:value-type="float" office:value="18.96" calcext:value-type="float">
            <text:p>18,96</text:p>
          </table:table-cell>
          <table:table-cell table:style-name="ce2" office:value-type="float" office:value="19.61" calcext:value-type="float">
            <text:p>19,61</text:p>
          </table:table-cell>
          <table:table-cell table:style-name="ce2" office:value-type="float" office:value="20.28" calcext:value-type="float">
            <text:p>20,28</text:p>
          </table:table-cell>
          <table:table-cell table:style-name="ce2" office:value-type="float" office:value="20.99" calcext:value-type="float">
            <text:p>20,99</text:p>
          </table:table-cell>
          <table:table-cell table:style-name="ce2" office:value-type="float" office:value="21.72" calcext:value-type="float">
            <text:p>21,72</text:p>
          </table:table-cell>
          <table:table-cell table:style-name="ce2" office:value-type="float" office:value="22.47" calcext:value-type="float">
            <text:p>22,47</text:p>
          </table:table-cell>
          <table:table-cell table:style-name="ce2" office:value-type="float" office:value="23.24" calcext:value-type="float">
            <text:p>23,24</text:p>
          </table:table-cell>
          <table:table-cell table:style-name="ce2" office:value-type="float" office:value="24.02" calcext:value-type="float">
            <text:p>24,02</text:p>
          </table:table-cell>
        </table:table-row>
        <table:table-row table:style-name="ro4">
          <table:table-cell table:style-name="ce2" office:value-type="string" calcext:value-type="string">
            <text:p>16°P</text:p>
          </table:table-cell>
          <table:table-cell table:style-name="ce2" office:value-type="float" office:value="15.25" calcext:value-type="float">
            <text:p>15,25</text:p>
          </table:table-cell>
          <table:table-cell table:style-name="ce2" office:value-type="float" office:value="15.46" calcext:value-type="float">
            <text:p>15,46</text:p>
          </table:table-cell>
          <table:table-cell table:style-name="ce2" office:value-type="float" office:value="15.71" calcext:value-type="float">
            <text:p>15,7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.33" calcext:value-type="float">
            <text:p>16,33</text:p>
          </table:table-cell>
          <table:table-cell table:style-name="ce2" office:value-type="float" office:value="16.71" calcext:value-type="float">
            <text:p>16,71</text:p>
          </table:table-cell>
          <table:table-cell table:style-name="ce2" office:value-type="float" office:value="17.15" calcext:value-type="float">
            <text:p>17,15</text:p>
          </table:table-cell>
          <table:table-cell table:style-name="ce2" office:value-type="float" office:value="17.63" calcext:value-type="float">
            <text:p>17,63</text:p>
          </table:table-cell>
          <table:table-cell table:style-name="ce2" office:value-type="float" office:value="18.15" calcext:value-type="float">
            <text:p>18,15</text:p>
          </table:table-cell>
          <table:table-cell table:style-name="ce2" office:value-type="float" office:value="18.71" calcext:value-type="float">
            <text:p>18,71</text:p>
          </table:table-cell>
          <table:table-cell table:style-name="ce2" office:value-type="float" office:value="19.32" calcext:value-type="float">
            <text:p>19,32</text:p>
          </table:table-cell>
          <table:table-cell table:style-name="ce2" office:value-type="float" office:value="19.96" calcext:value-type="float">
            <text:p>19,96</text:p>
          </table:table-cell>
          <table:table-cell table:style-name="ce2" office:value-type="float" office:value="20.61" calcext:value-type="float">
            <text:p>20,61</text:p>
          </table:table-cell>
          <table:table-cell table:style-name="ce2" office:value-type="float" office:value="21.28" calcext:value-type="float">
            <text:p>21,28</text:p>
          </table:table-cell>
          <table:table-cell table:style-name="ce2" office:value-type="float" office:value="21.98" calcext:value-type="float">
            <text:p>21,98</text:p>
          </table:table-cell>
          <table:table-cell table:style-name="ce2" office:value-type="float" office:value="22.71" calcext:value-type="float">
            <text:p>22,71</text:p>
          </table:table-cell>
          <table:table-cell table:style-name="ce2" office:value-type="float" office:value="23.46" calcext:value-type="float">
            <text:p>23,46</text:p>
          </table:table-cell>
          <table:table-cell table:style-name="ce2" office:value-type="float" office:value="24.22" calcext:value-type="float">
            <text:p>24,22</text:p>
          </table:table-cell>
          <table:table-cell table:style-name="ce2" office:value-type="float" office:value="24.99" calcext:value-type="float">
            <text:p>24,99</text:p>
          </table:table-cell>
        </table:table-row>
        <table:table-row table:style-name="ro4">
          <table:table-cell table:style-name="ce2" office:value-type="string" calcext:value-type="string">
            <text:p>17°P</text:p>
          </table:table-cell>
          <table:table-cell table:style-name="ce2" office:value-type="float" office:value="16.25" calcext:value-type="float">
            <text:p>16,25</text:p>
          </table:table-cell>
          <table:table-cell table:style-name="ce2" office:value-type="float" office:value="16.46" calcext:value-type="float">
            <text:p>16,46</text:p>
          </table:table-cell>
          <table:table-cell table:style-name="ce2" office:value-type="float" office:value="16.71" calcext:value-type="float">
            <text:p>16,7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7.34" calcext:value-type="float">
            <text:p>17,34</text:p>
          </table:table-cell>
          <table:table-cell table:style-name="ce2" office:value-type="float" office:value="17.72" calcext:value-type="float">
            <text:p>17,72</text:p>
          </table:table-cell>
          <table:table-cell table:style-name="ce2" office:value-type="float" office:value="18.16" calcext:value-type="float">
            <text:p>18,16</text:p>
          </table:table-cell>
          <table:table-cell table:style-name="ce2" office:value-type="float" office:value="18.64" calcext:value-type="float">
            <text:p>18,64</text:p>
          </table:table-cell>
          <table:table-cell table:style-name="ce2" office:value-type="float" office:value="19.15" calcext:value-type="float">
            <text:p>19,15</text:p>
          </table:table-cell>
          <table:table-cell table:style-name="ce2" office:value-type="float" office:value="19.72" calcext:value-type="float">
            <text:p>19,72</text:p>
          </table:table-cell>
          <table:table-cell table:style-name="ce2" office:value-type="float" office:value="20.33" calcext:value-type="float">
            <text:p>20,33</text:p>
          </table:table-cell>
          <table:table-cell table:style-name="ce2" office:value-type="float" office:value="20.96" calcext:value-type="float">
            <text:p>20,96</text:p>
          </table:table-cell>
          <table:table-cell table:style-name="ce2" office:value-type="float" office:value="21.61" calcext:value-type="float">
            <text:p>21,61</text:p>
          </table:table-cell>
          <table:table-cell table:style-name="ce2" office:value-type="float" office:value="22.28" calcext:value-type="float">
            <text:p>22,28</text:p>
          </table:table-cell>
          <table:table-cell table:style-name="ce2" office:value-type="float" office:value="22.98" calcext:value-type="float">
            <text:p>22,98</text:p>
          </table:table-cell>
          <table:table-cell table:style-name="ce2" office:value-type="float" office:value="23.7" calcext:value-type="float">
            <text:p>23,7</text:p>
          </table:table-cell>
          <table:table-cell table:style-name="ce2" office:value-type="float" office:value="24.44" calcext:value-type="float">
            <text:p>24,44</text:p>
          </table:table-cell>
          <table:table-cell table:style-name="ce2" office:value-type="float" office:value="25.19" calcext:value-type="float">
            <text:p>25,19</text:p>
          </table:table-cell>
          <table:table-cell table:style-name="ce2" office:value-type="float" office:value="25.96" calcext:value-type="float">
            <text:p>25,96</text:p>
          </table:table-cell>
        </table:table-row>
        <table:table-row table:style-name="ro4">
          <table:table-cell table:style-name="ce2" office:value-type="string" calcext:value-type="string">
            <text:p>18°P</text:p>
          </table:table-cell>
          <table:table-cell table:style-name="ce2" office:value-type="float" office:value="17.25" calcext:value-type="float">
            <text:p>17,25</text:p>
          </table:table-cell>
          <table:table-cell table:style-name="ce2" office:value-type="float" office:value="17.46" calcext:value-type="float">
            <text:p>17,46</text:p>
          </table:table-cell>
          <table:table-cell table:style-name="ce2" office:value-type="float" office:value="17.71" calcext:value-type="float">
            <text:p>17,7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8.34" calcext:value-type="float">
            <text:p>18,34</text:p>
          </table:table-cell>
          <table:table-cell table:style-name="ce2" office:value-type="float" office:value="18.73" calcext:value-type="float">
            <text:p>18,73</text:p>
          </table:table-cell>
          <table:table-cell table:style-name="ce2" office:value-type="float" office:value="19.17" calcext:value-type="float">
            <text:p>19,17</text:p>
          </table:table-cell>
          <table:table-cell table:style-name="ce2" office:value-type="float" office:value="19.65" calcext:value-type="float">
            <text:p>19,65</text:p>
          </table:table-cell>
          <table:table-cell table:style-name="ce2" office:value-type="float" office:value="20.16" calcext:value-type="float">
            <text:p>20,16</text:p>
          </table:table-cell>
          <table:table-cell table:style-name="ce2" office:value-type="float" office:value="20.73" calcext:value-type="float">
            <text:p>20,73</text:p>
          </table:table-cell>
          <table:table-cell table:style-name="ce2" office:value-type="float" office:value="21.33" calcext:value-type="float">
            <text:p>21,33</text:p>
          </table:table-cell>
          <table:table-cell table:style-name="ce2" office:value-type="float" office:value="21.97" calcext:value-type="float">
            <text:p>21,97</text:p>
          </table:table-cell>
          <table:table-cell table:style-name="ce2" office:value-type="float" office:value="22.61" calcext:value-type="float">
            <text:p>22,61</text:p>
          </table:table-cell>
          <table:table-cell table:style-name="ce2" office:value-type="float" office:value="23.28" calcext:value-type="float">
            <text:p>23,28</text:p>
          </table:table-cell>
          <table:table-cell table:style-name="ce2" office:value-type="float" office:value="23.97" calcext:value-type="float">
            <text:p>23,97</text:p>
          </table:table-cell>
          <table:table-cell table:style-name="ce2" office:value-type="float" office:value="24.7" calcext:value-type="float">
            <text:p>24,7</text:p>
          </table:table-cell>
          <table:table-cell table:style-name="ce2" office:value-type="float" office:value="25.43" calcext:value-type="float">
            <text:p>25,43</text:p>
          </table:table-cell>
          <table:table-cell table:style-name="ce2" office:value-type="float" office:value="26.17" calcext:value-type="float">
            <text:p>26,17</text:p>
          </table:table-cell>
          <table:table-cell table:style-name="ce2" office:value-type="float" office:value="26.94" calcext:value-type="float">
            <text:p>26,94</text:p>
          </table:table-cell>
        </table:table-row>
        <table:table-row table:style-name="ro4">
          <table:table-cell table:style-name="ce2" office:value-type="string" calcext:value-type="string">
            <text:p>19°P</text:p>
          </table:table-cell>
          <table:table-cell table:style-name="ce2" office:value-type="float" office:value="18.24" calcext:value-type="float">
            <text:p>18,24</text:p>
          </table:table-cell>
          <table:table-cell table:style-name="ce2" office:value-type="float" office:value="18.45" calcext:value-type="float">
            <text:p>18,45</text:p>
          </table:table-cell>
          <table:table-cell table:style-name="ce2" office:value-type="float" office:value="18.7" calcext:value-type="float">
            <text:p>18,7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.35" calcext:value-type="float">
            <text:p>19,35</text:p>
          </table:table-cell>
          <table:table-cell table:style-name="ce2" office:value-type="float" office:value="19.74" calcext:value-type="float">
            <text:p>19,74</text:p>
          </table:table-cell>
          <table:table-cell table:style-name="ce2" office:value-type="float" office:value="20.18" calcext:value-type="float">
            <text:p>20,18</text:p>
          </table:table-cell>
          <table:table-cell table:style-name="ce2" office:value-type="float" office:value="20.66" calcext:value-type="float">
            <text:p>20,66</text:p>
          </table:table-cell>
          <table:table-cell table:style-name="ce2" office:value-type="float" office:value="21.18" calcext:value-type="float">
            <text:p>21,18</text:p>
          </table:table-cell>
          <table:table-cell table:style-name="ce2" office:value-type="float" office:value="21.74" calcext:value-type="float">
            <text:p>21,74</text:p>
          </table:table-cell>
          <table:table-cell table:style-name="ce2" office:value-type="float" office:value="22.34" calcext:value-type="float">
            <text:p>22,34</text:p>
          </table:table-cell>
          <table:table-cell table:style-name="ce2" office:value-type="float" office:value="22.97" calcext:value-type="float">
            <text:p>22,97</text:p>
          </table:table-cell>
          <table:table-cell table:style-name="ce2" office:value-type="float" office:value="23.61" calcext:value-type="float">
            <text:p>23,61</text:p>
          </table:table-cell>
          <table:table-cell table:style-name="ce2" office:value-type="float" office:value="24.27" calcext:value-type="float">
            <text:p>24,27</text:p>
          </table:table-cell>
          <table:table-cell table:style-name="ce2" office:value-type="float" office:value="24.97" calcext:value-type="float">
            <text:p>24,97</text:p>
          </table:table-cell>
          <table:table-cell table:style-name="ce2" office:value-type="float" office:value="25.68" calcext:value-type="float">
            <text:p>25,68</text:p>
          </table:table-cell>
          <table:table-cell table:style-name="ce2" office:value-type="float" office:value="26.41" calcext:value-type="float">
            <text:p>26,41</text:p>
          </table:table-cell>
          <table:table-cell table:style-name="ce2" office:value-type="float" office:value="27.15" calcext:value-type="float">
            <text:p>27,15</text:p>
          </table:table-cell>
          <table:table-cell table:style-name="ce2" office:value-type="float" office:value="27.91" calcext:value-type="float">
            <text:p>27,91</text:p>
          </table:table-cell>
        </table:table-row>
        <table:table-row table:style-name="ro4">
          <table:table-cell table:style-name="ce2" office:value-type="string" calcext:value-type="string">
            <text:p>20°P</text:p>
          </table:table-cell>
          <table:table-cell table:style-name="ce2" office:value-type="float" office:value="19.24" calcext:value-type="float">
            <text:p>19,24</text:p>
          </table:table-cell>
          <table:table-cell table:style-name="ce2" office:value-type="float" office:value="19.44" calcext:value-type="float">
            <text:p>19,44</text:p>
          </table:table-cell>
          <table:table-cell table:style-name="ce2" office:value-type="float" office:value="19.7" calcext:value-type="float">
            <text:p>19,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0.35" calcext:value-type="float">
            <text:p>20,35</text:p>
          </table:table-cell>
          <table:table-cell table:style-name="ce2" office:value-type="float" office:value="20.75" calcext:value-type="float">
            <text:p>20,75</text:p>
          </table:table-cell>
          <table:table-cell table:style-name="ce2" office:value-type="float" office:value="21.19" calcext:value-type="float">
            <text:p>21,19</text:p>
          </table:table-cell>
          <table:table-cell table:style-name="ce2" office:value-type="float" office:value="21.68" calcext:value-type="float">
            <text:p>21,68</text:p>
          </table:table-cell>
          <table:table-cell table:style-name="ce2" office:value-type="float" office:value="22.19" calcext:value-type="float">
            <text:p>22,19</text:p>
          </table:table-cell>
          <table:table-cell table:style-name="ce2" office:value-type="float" office:value="22.75" calcext:value-type="float">
            <text:p>22,75</text:p>
          </table:table-cell>
          <table:table-cell table:style-name="ce2" office:value-type="float" office:value="23.35" calcext:value-type="float">
            <text:p>23,35</text:p>
          </table:table-cell>
          <table:table-cell table:style-name="ce2" office:value-type="float" office:value="23.97" calcext:value-type="float">
            <text:p>23,97</text:p>
          </table:table-cell>
          <table:table-cell table:style-name="ce2" office:value-type="float" office:value="24.61" calcext:value-type="float">
            <text:p>24,61</text:p>
          </table:table-cell>
          <table:table-cell table:style-name="ce2" office:value-type="float" office:value="25.27" calcext:value-type="float">
            <text:p>25,27</text:p>
          </table:table-cell>
          <table:table-cell table:style-name="ce2" office:value-type="float" office:value="25.96" calcext:value-type="float">
            <text:p>25,96</text:p>
          </table:table-cell>
          <table:table-cell table:style-name="ce2" office:value-type="float" office:value="26.67" calcext:value-type="float">
            <text:p>26,67</text:p>
          </table:table-cell>
          <table:table-cell table:style-name="ce2" office:value-type="float" office:value="27.39" calcext:value-type="float">
            <text:p>27,39</text:p>
          </table:table-cell>
          <table:table-cell table:style-name="ce2" office:value-type="float" office:value="28.13" calcext:value-type="float">
            <text:p>28,13</text:p>
          </table:table-cell>
          <table:table-cell table:style-name="ce2" office:value-type="float" office:value="28.89" calcext:value-type="float">
            <text:p>28,89</text:p>
          </table:table-cell>
        </table:table-row>
        <table:table-row table:style-name="ro4">
          <table:table-cell table:style-name="ce2" office:value-type="string" calcext:value-type="string">
            <text:p>21°P</text:p>
          </table:table-cell>
          <table:table-cell table:style-name="ce2" office:value-type="float" office:value="20.22" calcext:value-type="float">
            <text:p>20,22</text:p>
          </table:table-cell>
          <table:table-cell table:style-name="ce2" office:value-type="float" office:value="20.43" calcext:value-type="float">
            <text:p>20,43</text:p>
          </table:table-cell>
          <table:table-cell table:style-name="ce2" office:value-type="float" office:value="20.69" calcext:value-type="float">
            <text:p>20,6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1.36" calcext:value-type="float">
            <text:p>21,36</text:p>
          </table:table-cell>
          <table:table-cell table:style-name="ce2" office:value-type="float" office:value="21.76" calcext:value-type="float">
            <text:p>21,76</text:p>
          </table:table-cell>
          <table:table-cell table:style-name="ce2" office:value-type="float" office:value="22.2" calcext:value-type="float">
            <text:p>22,2</text:p>
          </table:table-cell>
          <table:table-cell table:style-name="ce2" office:value-type="float" office:value="22.68" calcext:value-type="float">
            <text:p>22,68</text:p>
          </table:table-cell>
          <table:table-cell table:style-name="ce2" office:value-type="float" office:value="23.2" calcext:value-type="float">
            <text:p>23,2</text:p>
          </table:table-cell>
          <table:table-cell table:style-name="ce2" office:value-type="float" office:value="23.75" calcext:value-type="float">
            <text:p>23,75</text:p>
          </table:table-cell>
          <table:table-cell table:style-name="ce2" office:value-type="float" office:value="24.35" calcext:value-type="float">
            <text:p>24,35</text:p>
          </table:table-cell>
          <table:table-cell table:style-name="ce2" office:value-type="float" office:value="24.96" calcext:value-type="float">
            <text:p>24,96</text:p>
          </table:table-cell>
          <table:table-cell table:style-name="ce2" office:value-type="float" office:value="25.6" calcext:value-type="float">
            <text:p>25,6</text:p>
          </table:table-cell>
          <table:table-cell table:style-name="ce2" office:value-type="float" office:value="26.25" calcext:value-type="float">
            <text:p>26,25</text:p>
          </table:table-cell>
          <table:table-cell table:style-name="ce2" office:value-type="float" office:value="26.94" calcext:value-type="float">
            <text:p>26,94</text:p>
          </table:table-cell>
          <table:table-cell table:style-name="ce2" office:value-type="float" office:value="27.64" calcext:value-type="float">
            <text:p>27,64</text:p>
          </table:table-cell>
          <table:table-cell table:style-name="ce2" office:value-type="float" office:value="28.36" calcext:value-type="float">
            <text:p>28,36</text:p>
          </table:table-cell>
          <table:table-cell table:style-name="ce2" office:value-type="float" office:value="29.1" calcext:value-type="float">
            <text:p>29,1</text:p>
          </table:table-cell>
          <table:table-cell table:style-name="ce2" office:value-type="float" office:value="29.86" calcext:value-type="float">
            <text:p>29,86</text:p>
          </table:table-cell>
        </table:table-row>
        <table:table-row table:style-name="ro4">
          <table:table-cell table:style-name="ce2" office:value-type="string" calcext:value-type="string">
            <text:p>22°P</text:p>
          </table:table-cell>
          <table:table-cell table:style-name="ce2" office:value-type="float" office:value="21.2" calcext:value-type="float">
            <text:p>21,2</text:p>
          </table:table-cell>
          <table:table-cell table:style-name="ce2" office:value-type="float" office:value="21.42" calcext:value-type="float">
            <text:p>21,42</text:p>
          </table:table-cell>
          <table:table-cell table:style-name="ce2" office:value-type="float" office:value="21.68" calcext:value-type="float">
            <text:p>21,6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2.36" calcext:value-type="float">
            <text:p>22,36</text:p>
          </table:table-cell>
          <table:table-cell table:style-name="ce2" office:value-type="float" office:value="22.76" calcext:value-type="float">
            <text:p>22,76</text:p>
          </table:table-cell>
          <table:table-cell table:style-name="ce2" office:value-type="float" office:value="23.2" calcext:value-type="float">
            <text:p>23,2</text:p>
          </table:table-cell>
          <table:table-cell table:style-name="ce2" office:value-type="float" office:value="23.68" calcext:value-type="float">
            <text:p>23,68</text:p>
          </table:table-cell>
          <table:table-cell table:style-name="ce2" office:value-type="float" office:value="24.2" calcext:value-type="float">
            <text:p>24,2</text:p>
          </table:table-cell>
          <table:table-cell table:style-name="ce2" office:value-type="float" office:value="24.76" calcext:value-type="float">
            <text:p>24,76</text:p>
          </table:table-cell>
          <table:table-cell table:style-name="ce2" office:value-type="float" office:value="25.34" calcext:value-type="float">
            <text:p>25,34</text:p>
          </table:table-cell>
          <table:table-cell table:style-name="ce2" office:value-type="float" office:value="25.95" calcext:value-type="float">
            <text:p>25,95</text:p>
          </table:table-cell>
          <table:table-cell table:style-name="ce2" office:value-type="float" office:value="26.58" calcext:value-type="float">
            <text:p>26,58</text:p>
          </table:table-cell>
          <table:table-cell table:style-name="ce2" office:value-type="float" office:value="27.24" calcext:value-type="float">
            <text:p>27,24</text:p>
          </table:table-cell>
          <table:table-cell table:style-name="ce2" office:value-type="float" office:value="27.92" calcext:value-type="float">
            <text:p>27,92</text:p>
          </table:table-cell>
          <table:table-cell table:style-name="ce2" office:value-type="float" office:value="28.62" calcext:value-type="float">
            <text:p>28,62</text:p>
          </table:table-cell>
          <table:table-cell table:style-name="ce2" office:value-type="float" office:value="29.33" calcext:value-type="float">
            <text:p>29,33</text:p>
          </table:table-cell>
          <table:table-cell table:style-name="ce2" office:value-type="float" office:value="30.7" calcext:value-type="float">
            <text:p>30,7</text:p>
          </table:table-cell>
          <table:table-cell table:style-name="ce2" office:value-type="float" office:value="30.83" calcext:value-type="float">
            <text:p>30,83</text:p>
          </table:table-cell>
        </table:table-row>
        <table:table-row table:style-name="ro4">
          <table:table-cell table:style-name="ce2" office:value-type="string" calcext:value-type="string">
            <text:p>23°P</text:p>
          </table:table-cell>
          <table:table-cell table:style-name="ce2" office:value-type="float" office:value="22.17" calcext:value-type="float">
            <text:p>22,17</text:p>
          </table:table-cell>
          <table:table-cell table:style-name="ce2" office:value-type="float" office:value="22.4" calcext:value-type="float">
            <text:p>22,4</text:p>
          </table:table-cell>
          <table:table-cell table:style-name="ce2" office:value-type="float" office:value="22.68" calcext:value-type="float">
            <text:p>22,6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3.36" calcext:value-type="float">
            <text:p>23,36</text:p>
          </table:table-cell>
          <table:table-cell table:style-name="ce2" office:value-type="float" office:value="23.76" calcext:value-type="float">
            <text:p>23,76</text:p>
          </table:table-cell>
          <table:table-cell table:style-name="ce2" office:value-type="float" office:value="24.21" calcext:value-type="float">
            <text:p>24,21</text:p>
          </table:table-cell>
          <table:table-cell table:style-name="ce2" office:value-type="float" office:value="24.69" calcext:value-type="float">
            <text:p>24,69</text:p>
          </table:table-cell>
          <table:table-cell table:style-name="ce2" office:value-type="float" office:value="25.21" calcext:value-type="float">
            <text:p>25,21</text:p>
          </table:table-cell>
          <table:table-cell table:style-name="ce2" office:value-type="float" office:value="25.75" calcext:value-type="float">
            <text:p>25,75</text:p>
          </table:table-cell>
          <table:table-cell table:style-name="ce2" office:value-type="float" office:value="26.33" calcext:value-type="float">
            <text:p>26,33</text:p>
          </table:table-cell>
          <table:table-cell table:style-name="ce2" office:value-type="float" office:value="26.94" calcext:value-type="float">
            <text:p>26,94</text:p>
          </table:table-cell>
          <table:table-cell table:style-name="ce2" office:value-type="float" office:value="27.57" calcext:value-type="float">
            <text:p>27,57</text:p>
          </table:table-cell>
          <table:table-cell table:style-name="ce2" office:value-type="float" office:value="28.22" calcext:value-type="float">
            <text:p>28,22</text:p>
          </table:table-cell>
          <table:table-cell table:style-name="ce2" office:value-type="float" office:value="28.9" calcext:value-type="float">
            <text:p>28,9</text:p>
          </table:table-cell>
          <table:table-cell table:style-name="ce2" office:value-type="float" office:value="29.59" calcext:value-type="float">
            <text:p>29,59</text:p>
          </table:table-cell>
          <table:table-cell table:style-name="ce2" office:value-type="float" office:value="30.3" calcext:value-type="float">
            <text:p>30,3</text:p>
          </table:table-cell>
          <table:table-cell table:style-name="ce2" office:value-type="float" office:value="31.04" calcext:value-type="float">
            <text:p>31,04</text:p>
          </table:table-cell>
          <table:table-cell table:style-name="ce2" office:value-type="float" office:value="31.8" calcext:value-type="float">
            <text:p>31,8</text:p>
          </table:table-cell>
        </table:table-row>
        <table:table-row table:style-name="ro4">
          <table:table-cell table:style-name="ce2" office:value-type="string" calcext:value-type="string">
            <text:p>24°P</text:p>
          </table:table-cell>
          <table:table-cell table:style-name="ce2" office:value-type="float" office:value="23.14" calcext:value-type="float">
            <text:p>23,14</text:p>
          </table:table-cell>
          <table:table-cell table:style-name="ce2" office:value-type="float" office:value="23.39" calcext:value-type="float">
            <text:p>23,39</text:p>
          </table:table-cell>
          <table:table-cell table:style-name="ce2" office:value-type="float" office:value="23.67" calcext:value-type="float">
            <text:p>23,6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4.36" calcext:value-type="float">
            <text:p>24,36</text:p>
          </table:table-cell>
          <table:table-cell table:style-name="ce2" office:value-type="float" office:value="24.76" calcext:value-type="float">
            <text:p>24,76</text:p>
          </table:table-cell>
          <table:table-cell table:style-name="ce2" office:value-type="float" office:value="25.21" calcext:value-type="float">
            <text:p>25,21</text:p>
          </table:table-cell>
          <table:table-cell table:style-name="ce2" office:value-type="float" office:value="25.69" calcext:value-type="float">
            <text:p>25,69</text:p>
          </table:table-cell>
          <table:table-cell table:style-name="ce2" office:value-type="float" office:value="26.2" calcext:value-type="float">
            <text:p>26,2</text:p>
          </table:table-cell>
          <table:table-cell table:style-name="ce2" office:value-type="float" office:value="26.75" calcext:value-type="float">
            <text:p>26,75</text:p>
          </table:table-cell>
          <table:table-cell table:style-name="ce2" office:value-type="float" office:value="27.33" calcext:value-type="float">
            <text:p>27,33</text:p>
          </table:table-cell>
          <table:table-cell table:style-name="ce2" office:value-type="float" office:value="27.93" calcext:value-type="float">
            <text:p>27,93</text:p>
          </table:table-cell>
          <table:table-cell table:style-name="ce2" office:value-type="float" office:value="28.53" calcext:value-type="float">
            <text:p>28,53</text:p>
          </table:table-cell>
          <table:table-cell table:style-name="ce2" office:value-type="float" office:value="29.21" calcext:value-type="float">
            <text:p>29,21</text:p>
          </table:table-cell>
          <table:table-cell table:style-name="ce2" office:value-type="float" office:value="29.88" calcext:value-type="float">
            <text:p>29,88</text:p>
          </table:table-cell>
          <table:table-cell table:style-name="ce2" office:value-type="float" office:value="30.57" calcext:value-type="float">
            <text:p>30,57</text:p>
          </table:table-cell>
          <table:table-cell table:style-name="ce2" office:value-type="float" office:value="31.28" calcext:value-type="float">
            <text:p>31,28</text:p>
          </table:table-cell>
          <table:table-cell table:style-name="ce2" office:value-type="float" office:value="32.02" calcext:value-type="float">
            <text:p>32,02</text:p>
          </table:table-cell>
          <table:table-cell table:style-name="ce2" office:value-type="float" office:value="32.77" calcext:value-type="float">
            <text:p>32,77</text:p>
          </table:table-cell>
        </table:table-row>
        <table:table-row table:style-name="ro4">
          <table:table-cell table:style-name="ce2" office:value-type="string" calcext:value-type="string">
            <text:p>25°P</text:p>
          </table:table-cell>
          <table:table-cell table:style-name="ce2" office:value-type="float" office:value="24.12" calcext:value-type="float">
            <text:p>24,12</text:p>
          </table:table-cell>
          <table:table-cell table:style-name="ce2" office:value-type="float" office:value="24.38" calcext:value-type="float">
            <text:p>24,38</text:p>
          </table:table-cell>
          <table:table-cell table:style-name="ce2" office:value-type="float" office:value="24.67" calcext:value-type="float">
            <text:p>24,6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5.36" calcext:value-type="float">
            <text:p>25,36</text:p>
          </table:table-cell>
          <table:table-cell table:style-name="ce2" office:value-type="float" office:value="25.77" calcext:value-type="float">
            <text:p>25,77</text:p>
          </table:table-cell>
          <table:table-cell table:style-name="ce2" office:value-type="float" office:value="26.21" calcext:value-type="float">
            <text:p>26,21</text:p>
          </table:table-cell>
          <table:table-cell table:style-name="ce2" office:value-type="float" office:value="26.69" calcext:value-type="float">
            <text:p>26,69</text:p>
          </table:table-cell>
          <table:table-cell table:style-name="ce2" office:value-type="float" office:value="27.2" calcext:value-type="float">
            <text:p>27,2</text:p>
          </table:table-cell>
          <table:table-cell table:style-name="ce2" office:value-type="float" office:value="27.74" calcext:value-type="float">
            <text:p>27,74</text:p>
          </table:table-cell>
          <table:table-cell table:style-name="ce2" office:value-type="float" office:value="28.32" calcext:value-type="float">
            <text:p>28,32</text:p>
          </table:table-cell>
          <table:table-cell table:style-name="ce2" office:value-type="float" office:value="28.92" calcext:value-type="float">
            <text:p>28,92</text:p>
          </table:table-cell>
          <table:table-cell table:style-name="ce2" office:value-type="float" office:value="29.55" calcext:value-type="float">
            <text:p>29,55</text:p>
          </table:table-cell>
          <table:table-cell table:style-name="ce2" office:value-type="float" office:value="30.19" calcext:value-type="float">
            <text:p>30,19</text:p>
          </table:table-cell>
          <table:table-cell table:style-name="ce2" office:value-type="float" office:value="30.86" calcext:value-type="float">
            <text:p>30,86</text:p>
          </table:table-cell>
          <table:table-cell table:style-name="ce2" office:value-type="float" office:value="31.55" calcext:value-type="float">
            <text:p>31,55</text:p>
          </table:table-cell>
          <table:table-cell table:style-name="ce2" office:value-type="float" office:value="32.26" calcext:value-type="float">
            <text:p>32,26</text:p>
          </table:table-cell>
          <table:table-cell table:style-name="ce2" office:value-type="float" office:value="32.99" calcext:value-type="float">
            <text:p>32,99</text:p>
          </table:table-cell>
          <table:table-cell table:style-name="ce2" office:value-type="float" office:value="33.74" calcext:value-type="float">
            <text:p>33,74</text:p>
          </table:table-cell>
        </table:table-row>
        <table:table-row table:style-name="ro4">
          <table:table-cell table:style-name="ce2" office:value-type="string" calcext:value-type="string">
            <text:p>26°P</text:p>
          </table:table-cell>
          <table:table-cell table:style-name="ce2" office:value-type="float" office:value="25.1" calcext:value-type="float">
            <text:p>25,1</text:p>
          </table:table-cell>
          <table:table-cell table:style-name="ce2" office:value-type="float" office:value="25.37" calcext:value-type="float">
            <text:p>25,37</text:p>
          </table:table-cell>
          <table:table-cell table:style-name="ce2" office:value-type="float" office:value="25.67" calcext:value-type="float">
            <text:p>25,6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6.37" calcext:value-type="float">
            <text:p>26,37</text:p>
          </table:table-cell>
          <table:table-cell table:style-name="ce2" office:value-type="float" office:value="26.77" calcext:value-type="float">
            <text:p>26,77</text:p>
          </table:table-cell>
          <table:table-cell table:style-name="ce2" office:value-type="float" office:value="27.22" calcext:value-type="float">
            <text:p>27,22</text:p>
          </table:table-cell>
          <table:table-cell table:style-name="ce2" office:value-type="float" office:value="27.69" calcext:value-type="float">
            <text:p>27,69</text:p>
          </table:table-cell>
          <table:table-cell table:style-name="ce2" office:value-type="float" office:value="28.2" calcext:value-type="float">
            <text:p>28,2</text:p>
          </table:table-cell>
          <table:table-cell table:style-name="ce2" office:value-type="float" office:value="28.74" calcext:value-type="float">
            <text:p>28,74</text:p>
          </table:table-cell>
          <table:table-cell table:style-name="ce2" office:value-type="float" office:value="29.32" calcext:value-type="float">
            <text:p>29,32</text:p>
          </table:table-cell>
          <table:table-cell table:style-name="ce2" office:value-type="float" office:value="29.92" calcext:value-type="float">
            <text:p>29,92</text:p>
          </table:table-cell>
          <table:table-cell table:style-name="ce2" office:value-type="float" office:value="30.54" calcext:value-type="float">
            <text:p>30,54</text:p>
          </table:table-cell>
          <table:table-cell table:style-name="ce2" office:value-type="float" office:value="31.19" calcext:value-type="float">
            <text:p>31,19</text:p>
          </table:table-cell>
          <table:table-cell table:style-name="ce2" office:value-type="float" office:value="31.85" calcext:value-type="float">
            <text:p>31,85</text:p>
          </table:table-cell>
          <table:table-cell table:style-name="ce2" office:value-type="float" office:value="32.54" calcext:value-type="float">
            <text:p>32,54</text:p>
          </table:table-cell>
          <table:table-cell table:style-name="ce2" office:value-type="float" office:value="33.25" calcext:value-type="float">
            <text:p>33,25</text:p>
          </table:table-cell>
          <table:table-cell table:style-name="ce2" office:value-type="float" office:value="33.97" calcext:value-type="float">
            <text:p>33,97</text:p>
          </table:table-cell>
          <table:table-cell table:style-name="ce2" office:value-type="float" office:value="34.72" calcext:value-type="float">
            <text:p>34,72</text:p>
          </table:table-cell>
        </table:table-row>
        <table:table-row table:style-name="ro4">
          <table:table-cell table:style-name="ce2" office:value-type="string" calcext:value-type="string">
            <text:p>27°P</text:p>
          </table:table-cell>
          <table:table-cell table:style-name="ce2" office:value-type="float" office:value="26.1" calcext:value-type="float">
            <text:p>26,1</text:p>
          </table:table-cell>
          <table:table-cell table:style-name="ce2" office:value-type="float" office:value="26.37" calcext:value-type="float">
            <text:p>26,37</text:p>
          </table:table-cell>
          <table:table-cell table:style-name="ce2" office:value-type="float" office:value="26.67" calcext:value-type="float">
            <text:p>26,6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7.37" calcext:value-type="float">
            <text:p>27,37</text:p>
          </table:table-cell>
          <table:table-cell table:style-name="ce2" office:value-type="float" office:value="27.78" calcext:value-type="float">
            <text:p>27,78</text:p>
          </table:table-cell>
          <table:table-cell table:style-name="ce2" office:value-type="float" office:value="28.22" calcext:value-type="float">
            <text:p>28,22</text:p>
          </table:table-cell>
          <table:table-cell table:style-name="ce2" office:value-type="float" office:value="28.7" calcext:value-type="float">
            <text:p>28,7</text:p>
          </table:table-cell>
          <table:table-cell table:style-name="ce2" office:value-type="float" office:value="29.2" calcext:value-type="float">
            <text:p>29,2</text:p>
          </table:table-cell>
          <table:table-cell table:style-name="ce2" office:value-type="float" office:value="29.74" calcext:value-type="float">
            <text:p>29,74</text:p>
          </table:table-cell>
          <table:table-cell table:style-name="ce2" office:value-type="float" office:value="30.32" calcext:value-type="float">
            <text:p>30,32</text:p>
          </table:table-cell>
          <table:table-cell table:style-name="ce2" office:value-type="float" office:value="30.92" calcext:value-type="float">
            <text:p>30,92</text:p>
          </table:table-cell>
          <table:table-cell table:style-name="ce2" office:value-type="float" office:value="31.54" calcext:value-type="float">
            <text:p>31,54</text:p>
          </table:table-cell>
          <table:table-cell table:style-name="ce2" office:value-type="float" office:value="32.18" calcext:value-type="float">
            <text:p>32,18</text:p>
          </table:table-cell>
          <table:table-cell table:style-name="ce2" office:value-type="float" office:value="32.84" calcext:value-type="float">
            <text:p>32,84</text:p>
          </table:table-cell>
          <table:table-cell table:style-name="ce2" office:value-type="float" office:value="33.53" calcext:value-type="float">
            <text:p>33,53</text:p>
          </table:table-cell>
          <table:table-cell table:style-name="ce2" office:value-type="float" office:value="34.23" calcext:value-type="float">
            <text:p>34,23</text:p>
          </table:table-cell>
          <table:table-cell table:style-name="ce2" office:value-type="float" office:value="34.96" calcext:value-type="float">
            <text:p>34,96</text:p>
          </table:table-cell>
          <table:table-cell table:style-name="ce2" office:value-type="float" office:value="35.7" calcext:value-type="float">
            <text:p>35,7</text:p>
          </table:table-cell>
        </table:table-row>
        <table:table-row table:style-name="ro4">
          <table:table-cell table:style-name="ce2" office:value-type="string" calcext:value-type="string">
            <text:p>28°P</text:p>
          </table:table-cell>
          <table:table-cell table:style-name="ce2" office:value-type="float" office:value="27.1" calcext:value-type="float">
            <text:p>27,1</text:p>
          </table:table-cell>
          <table:table-cell table:style-name="ce2" office:value-type="float" office:value="27.36" calcext:value-type="float">
            <text:p>27,36</text:p>
          </table:table-cell>
          <table:table-cell table:style-name="ce2" office:value-type="float" office:value="27.66" calcext:value-type="float">
            <text:p>27,6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8.38" calcext:value-type="float">
            <text:p>28,38</text:p>
          </table:table-cell>
          <table:table-cell table:style-name="ce2" office:value-type="float" office:value="28.79" calcext:value-type="float">
            <text:p>28,79</text:p>
          </table:table-cell>
          <table:table-cell table:style-name="ce2" office:value-type="float" office:value="29.23" calcext:value-type="float">
            <text:p>29,23</text:p>
          </table:table-cell>
          <table:table-cell table:style-name="ce2" office:value-type="float" office:value="29.7" calcext:value-type="float">
            <text:p>29,7</text:p>
          </table:table-cell>
          <table:table-cell table:style-name="ce2" office:value-type="float" office:value="30.21" calcext:value-type="float">
            <text:p>30,21</text:p>
          </table:table-cell>
          <table:table-cell table:style-name="ce2" office:value-type="float" office:value="30.75" calcext:value-type="float">
            <text:p>30,75</text:p>
          </table:table-cell>
          <table:table-cell table:style-name="ce2" office:value-type="float" office:value="31.32" calcext:value-type="float">
            <text:p>31,32</text:p>
          </table:table-cell>
          <table:table-cell table:style-name="ce2" office:value-type="float" office:value="31.93" calcext:value-type="float">
            <text:p>31,93</text:p>
          </table:table-cell>
          <table:table-cell table:style-name="ce2" office:value-type="float" office:value="32.54" calcext:value-type="float">
            <text:p>32,54</text:p>
          </table:table-cell>
          <table:table-cell table:style-name="ce2" office:value-type="float" office:value="33.18" calcext:value-type="float">
            <text:p>33,18</text:p>
          </table:table-cell>
          <table:table-cell table:style-name="ce2" office:value-type="float" office:value="33.84" calcext:value-type="float">
            <text:p>33,84</text:p>
          </table:table-cell>
          <table:table-cell table:style-name="ce2" office:value-type="float" office:value="34.52" calcext:value-type="float">
            <text:p>34,52</text:p>
          </table:table-cell>
          <table:table-cell table:style-name="ce2" office:value-type="float" office:value="35.22" calcext:value-type="float">
            <text:p>35,22</text:p>
          </table:table-cell>
          <table:table-cell table:style-name="ce2" office:value-type="float" office:value="35.94" calcext:value-type="float">
            <text:p>35,94</text:p>
          </table:table-cell>
          <table:table-cell table:style-name="ce2" office:value-type="float" office:value="36.68" calcext:value-type="float">
            <text:p>36,68</text:p>
          </table:table-cell>
        </table:table-row>
        <table:table-row table:style-name="ro4">
          <table:table-cell table:style-name="ce2" office:value-type="string" calcext:value-type="string">
            <text:p>29°P</text:p>
          </table:table-cell>
          <table:table-cell table:style-name="ce2" office:value-type="float" office:value="28.1" calcext:value-type="float">
            <text:p>28,1</text:p>
          </table:table-cell>
          <table:table-cell table:style-name="ce2" office:value-type="float" office:value="28.36" calcext:value-type="float">
            <text:p>28,36</text:p>
          </table:table-cell>
          <table:table-cell table:style-name="ce2" office:value-type="float" office:value="28.66" calcext:value-type="float">
            <text:p>28,6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9.38" calcext:value-type="float">
            <text:p>29,38</text:p>
          </table:table-cell>
          <table:table-cell table:style-name="ce2" office:value-type="float" office:value="29.79" calcext:value-type="float">
            <text:p>29,79</text:p>
          </table:table-cell>
          <table:table-cell table:style-name="ce2" office:value-type="float" office:value="30.24" calcext:value-type="float">
            <text:p>30,24</text:p>
          </table:table-cell>
          <table:table-cell table:style-name="ce2" office:value-type="float" office:value="30.71" calcext:value-type="float">
            <text:p>30,71</text:p>
          </table:table-cell>
          <table:table-cell table:style-name="ce2" office:value-type="float" office:value="31.21" calcext:value-type="float">
            <text:p>31,21</text:p>
          </table:table-cell>
          <table:table-cell table:style-name="ce2" office:value-type="float" office:value="31.76" calcext:value-type="float">
            <text:p>31,76</text:p>
          </table:table-cell>
          <table:table-cell table:style-name="ce2" office:value-type="float" office:value="32.33" calcext:value-type="float">
            <text:p>32,33</text:p>
          </table:table-cell>
          <table:table-cell table:style-name="ce2" office:value-type="float" office:value="32.93" calcext:value-type="float">
            <text:p>32,93</text:p>
          </table:table-cell>
          <table:table-cell table:style-name="ce2" office:value-type="float" office:value="33.54" calcext:value-type="float">
            <text:p>33,54</text:p>
          </table:table-cell>
          <table:table-cell table:style-name="ce2" office:value-type="float" office:value="34.17" calcext:value-type="float">
            <text:p>34,17</text:p>
          </table:table-cell>
          <table:table-cell table:style-name="ce2" office:value-type="float" office:value="34.83" calcext:value-type="float">
            <text:p>34,83</text:p>
          </table:table-cell>
          <table:table-cell table:style-name="ce2" office:value-type="float" office:value="35.51" calcext:value-type="float">
            <text:p>35,51</text:p>
          </table:table-cell>
          <table:table-cell table:style-name="ce2" office:value-type="float" office:value="36.2" calcext:value-type="float">
            <text:p>36,2</text:p>
          </table:table-cell>
          <table:table-cell table:style-name="ce2" office:value-type="float" office:value="36.92" calcext:value-type="float">
            <text:p>36,92</text:p>
          </table:table-cell>
          <table:table-cell table:style-name="ce2" office:value-type="float" office:value="37.65" calcext:value-type="float">
            <text:p>37,65</text:p>
          </table:table-cell>
        </table:table-row>
      </table:table>
      <table:table table:name="EimerMass" table:style-name="ta1">
        <table:table-column table:style-name="co3" table:number-columns-repeated="6" table:default-cell-style-name="Default"/>
        <table:table-row table:style-name="ro2">
          <table:table-cell office:value-type="string" calcext:value-type="string">
            <text:p>D1[cm] (oben) 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2[cm] (unten)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1[cm] (Höhe)</text:p>
          </table:table-cell>
          <table:table-cell office:value-type="float" office:value="30.9" calcext:value-type="float">
            <text:p>30,9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5"/>
          <table:table-cell table:number-columns-repeated="5"/>
        </table:table-row>
        <table:table-row table:style-name="ro2">
          <table:table-cell table:style-name="ce1"/>
          <table:table-cell table:number-columns-repeated="2"/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21.863192" calcext:value-type="float">
            <text:p>21,863192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28.1294498381877" calcext:value-type="float">
            <text:p>28,1294498381877</text:p>
          </table:table-cell>
          <table:table-cell table:formula="of:=[.A10]*3.14/12*([.B10]*[.B10]+[.B10]*[.$B$2]+[.$B$2]*[.$B$2])/1000" office:value-type="float" office:value="0.618289692259891" calcext:value-type="float">
            <text:p>0,618289692259891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28.1294498381877" calcext:value-type="float">
            <text:p>28,1294498381877</text:p>
          </table:table-cell>
          <table:table-cell table:formula="of:=[.D10]*3.14/12*([.E10]*[.E10]+[.E10]*[.$B$2]+[.$B$2]*[.$B$2])/1000" office:value-type="float" office:value="0.618289692259891" calcext:value-type="float">
            <text:p>0,61828969225989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28.2588996763754" calcext:value-type="float">
            <text:p>28,2588996763754</text:p>
          </table:table-cell>
          <table:table-cell table:formula="of:=[.A11]*3.14/12*([.B11]*[.B11]+[.B11]*[.$B$2]+[.$B$2]*[.$B$2])/1000" office:value-type="float" office:value="1.24229630830567" calcext:value-type="float">
            <text:p>1,24229630830567</text:p>
          </table:table-cell>
          <table:table-cell office:value-type="float" office:value="1.5" calcext:value-type="float">
            <text:p>1,5</text:p>
          </table:table-cell>
          <table:table-cell table:formula="of:=([.$B$1]-[.$B$2])/2*[.D11]/[.$B$3]*2+[.$B$2]" office:value-type="float" office:value="28.1941747572816" calcext:value-type="float">
            <text:p>28,1941747572816</text:p>
          </table:table-cell>
          <table:table-cell table:formula="of:=[.D11]*3.14/12*([.E11]*[.E11]+[.E11]*[.$B$2]+[.$B$2]*[.$B$2])/1000" office:value-type="float" office:value="0.929576740503346" calcext:value-type="float">
            <text:p>0,92957674050334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28.3883495145631" calcext:value-type="float">
            <text:p>28,3883495145631</text:p>
          </table:table-cell>
          <table:table-cell table:formula="of:=[.A12]*3.14/12*([.B12]*[.B12]+[.B12]*[.$B$2]+[.$B$2]*[.$B$2])/1000" office:value-type="float" office:value="1.87204615703648" calcext:value-type="float">
            <text:p>1,87204615703648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28.2588996763754" calcext:value-type="float">
            <text:p>28,2588996763754</text:p>
          </table:table-cell>
          <table:table-cell table:formula="of:=[.D12]*3.14/12*([.E12]*[.E12]+[.E12]*[.$B$2]+[.$B$2]*[.$B$2])/1000" office:value-type="float" office:value="1.24229630830567" calcext:value-type="float">
            <text:p>1,2422963083056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28.5177993527508" calcext:value-type="float">
            <text:p>28,5177993527508</text:p>
          </table:table-cell>
          <table:table-cell table:formula="of:=[.A13]*3.14/12*([.B13]*[.B13]+[.B13]*[.$B$2]+[.$B$2]*[.$B$2])/1000" office:value-type="float" office:value="2.50756554735148" calcext:value-type="float">
            <text:p>2,50756554735148</text:p>
          </table:table-cell>
          <table:table-cell office:value-type="float" office:value="2.5" calcext:value-type="float">
            <text:p>2,5</text:p>
          </table:table-cell>
          <table:table-cell table:formula="of:=([.$B$1]-[.$B$2])/2*[.D13]/[.$B$3]*2+[.$B$2]" office:value-type="float" office:value="28.3236245954693" calcext:value-type="float">
            <text:p>28,3236245954693</text:p>
          </table:table-cell>
          <table:table-cell table:formula="of:=[.D13]*3.14/12*([.E13]*[.E13]+[.E13]*[.$B$2]+[.$B$2]*[.$B$2])/1000" office:value-type="float" office:value="1.55645168427925" calcext:value-type="float">
            <text:p>1,556451684279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28.6472491909385" calcext:value-type="float">
            <text:p>28,6472491909385</text:p>
          </table:table-cell>
          <table:table-cell table:formula="of:=[.A14]*3.14/12*([.B14]*[.B14]+[.B14]*[.$B$2]+[.$B$2]*[.$B$2])/1000" office:value-type="float" office:value="3.14888078814982" calcext:value-type="float">
            <text:p>3,14888078814982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28.3883495145631" calcext:value-type="float">
            <text:p>28,3883495145631</text:p>
          </table:table-cell>
          <table:table-cell table:formula="of:=[.D14]*3.14/12*([.E14]*[.E14]+[.E14]*[.$B$2]+[.$B$2]*[.$B$2])/1000" office:value-type="float" office:value="1.87204615703648" calcext:value-type="float">
            <text:p>1,8720461570364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28.7766990291262" calcext:value-type="float">
            <text:p>28,7766990291262</text:p>
          </table:table-cell>
          <table:table-cell table:formula="of:=[.A15]*3.14/12*([.B15]*[.B15]+[.B15]*[.$B$2]+[.$B$2]*[.$B$2])/1000" office:value-type="float" office:value="3.79601818833066" calcext:value-type="float">
            <text:p>3,79601818833066</text:p>
          </table:table-cell>
          <table:table-cell office:value-type="float" office:value="3.5" calcext:value-type="float">
            <text:p>3,5</text:p>
          </table:table-cell>
          <table:table-cell table:formula="of:=([.$B$1]-[.$B$2])/2*[.D15]/[.$B$3]*2+[.$B$2]" office:value-type="float" office:value="28.453074433657" calcext:value-type="float">
            <text:p>28,453074433657</text:p>
          </table:table-cell>
          <table:table-cell table:formula="of:=[.D15]*3.14/12*([.E15]*[.E15]+[.E15]*[.$B$2]+[.$B$2]*[.$B$2])/1000" office:value-type="float" office:value="2.18908301518976" calcext:value-type="float">
            <text:p>2,1890830151897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28.9061488673139" calcext:value-type="float">
            <text:p>28,9061488673139</text:p>
          </table:table-cell>
          <table:table-cell table:formula="of:=[.A16]*3.14/12*([.B16]*[.B16]+[.B16]*[.$B$2]+[.$B$2]*[.$B$2])/1000" office:value-type="float" office:value="4.44900405679315" calcext:value-type="float">
            <text:p>4,44900405679315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28.5177993527508" calcext:value-type="float">
            <text:p>28,5177993527508</text:p>
          </table:table-cell>
          <table:table-cell table:formula="of:=[.D16]*3.14/12*([.E16]*[.E16]+[.E16]*[.$B$2]+[.$B$2]*[.$B$2])/1000" office:value-type="float" office:value="2.50756554735148" calcext:value-type="float">
            <text:p>2,5075655473514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29.0355987055016" calcext:value-type="float">
            <text:p>29,0355987055016</text:p>
          </table:table-cell>
          <table:table-cell table:formula="of:=[.A17]*3.14/12*([.B17]*[.B17]+[.B17]*[.$B$2]+[.$B$2]*[.$B$2])/1000" office:value-type="float" office:value="5.10786470243644" calcext:value-type="float">
            <text:p>5,10786470243644</text:p>
          </table:table-cell>
          <table:table-cell office:value-type="float" office:value="4.5" calcext:value-type="float">
            <text:p>4,5</text:p>
          </table:table-cell>
          <table:table-cell table:formula="of:=([.$B$1]-[.$B$2])/2*[.D17]/[.$B$3]*2+[.$B$2]" office:value-type="float" office:value="28.5825242718447" calcext:value-type="float">
            <text:p>28,5825242718447</text:p>
          </table:table-cell>
          <table:table-cell table:formula="of:=[.D17]*3.14/12*([.E17]*[.E17]+[.E17]*[.$B$2]+[.$B$2]*[.$B$2])/1000" office:value-type="float" office:value="2.82749704213404" calcext:value-type="float">
            <text:p>2,8274970421340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29.1650485436893" calcext:value-type="float">
            <text:p>29,1650485436893</text:p>
          </table:table-cell>
          <table:table-cell table:formula="of:=[.A18]*3.14/12*([.B18]*[.B18]+[.B18]*[.$B$2]+[.$B$2]*[.$B$2])/1000" office:value-type="float" office:value="5.77262643415968" calcext:value-type="float">
            <text:p>5,77262643415968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28.6472491909385" calcext:value-type="float">
            <text:p>28,6472491909385</text:p>
          </table:table-cell>
          <table:table-cell table:formula="of:=[.D18]*3.14/12*([.E18]*[.E18]+[.E18]*[.$B$2]+[.$B$2]*[.$B$2])/1000" office:value-type="float" office:value="3.14888078814982" calcext:value-type="float">
            <text:p>3,1488807881498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29.294498381877" calcext:value-type="float">
            <text:p>29,294498381877</text:p>
          </table:table-cell>
          <table:table-cell table:formula="of:=[.A19]*3.14/12*([.B19]*[.B19]+[.B19]*[.$B$2]+[.$B$2]*[.$B$2])/1000" office:value-type="float" office:value="6.44331556086202" calcext:value-type="float">
            <text:p>6,44331556086202</text:p>
          </table:table-cell>
          <table:table-cell office:value-type="float" office:value="5.5" calcext:value-type="float">
            <text:p>5,5</text:p>
          </table:table-cell>
          <table:table-cell table:formula="of:=([.$B$1]-[.$B$2])/2*[.D19]/[.$B$3]*2+[.$B$2]" office:value-type="float" office:value="28.7119741100324" calcext:value-type="float">
            <text:p>28,7119741100324</text:p>
          </table:table-cell>
          <table:table-cell table:formula="of:=[.D19]*3.14/12*([.E19]*[.E19]+[.E19]*[.$B$2]+[.$B$2]*[.$B$2])/1000" office:value-type="float" office:value="3.47172007401123" calcext:value-type="float">
            <text:p>3,4717200740112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29.4239482200647" calcext:value-type="float">
            <text:p>29,4239482200647</text:p>
          </table:table-cell>
          <table:table-cell table:formula="of:=[.A20]*3.14/12*([.B20]*[.B20]+[.B20]*[.$B$2]+[.$B$2]*[.$B$2])/1000" office:value-type="float" office:value="7.11995839144262" calcext:value-type="float">
            <text:p>7,11995839144262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28.7766990291262" calcext:value-type="float">
            <text:p>28,7766990291262</text:p>
          </table:table-cell>
          <table:table-cell table:formula="of:=[.D20]*3.14/12*([.E20]*[.E20]+[.E20]*[.$B$2]+[.$B$2]*[.$B$2])/1000" office:value-type="float" office:value="3.79601818833066" calcext:value-type="float">
            <text:p>3,7960181883306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29.5533980582524" calcext:value-type="float">
            <text:p>29,5533980582524</text:p>
          </table:table-cell>
          <table:table-cell table:formula="of:=[.A21]*3.14/12*([.B21]*[.B21]+[.B21]*[.$B$2]+[.$B$2]*[.$B$2])/1000" office:value-type="float" office:value="7.80258123480064" calcext:value-type="float">
            <text:p>7,80258123480064</text:p>
          </table:table-cell>
          <table:table-cell office:value-type="float" office:value="6.5" calcext:value-type="float">
            <text:p>6,5</text:p>
          </table:table-cell>
          <table:table-cell table:formula="of:=([.$B$1]-[.$B$2])/2*[.D21]/[.$B$3]*2+[.$B$2]" office:value-type="float" office:value="28.8414239482201" calcext:value-type="float">
            <text:p>28,8414239482201</text:p>
          </table:table-cell>
          <table:table-cell table:formula="of:=[.D21]*3.14/12*([.E21]*[.E21]+[.E21]*[.$B$2]+[.$B$2]*[.$B$2])/1000" office:value-type="float" office:value="4.1217784197205" calcext:value-type="float">
            <text:p>4,121778419720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29.6828478964401" calcext:value-type="float">
            <text:p>29,6828478964401</text:p>
          </table:table-cell>
          <table:table-cell table:formula="of:=[.A22]*3.14/12*([.B22]*[.B22]+[.B22]*[.$B$2]+[.$B$2]*[.$B$2])/1000" office:value-type="float" office:value="8.49121039983522" calcext:value-type="float">
            <text:p>8,49121039983522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28.9061488673139" calcext:value-type="float">
            <text:p>28,9061488673139</text:p>
          </table:table-cell>
          <table:table-cell table:formula="of:=[.D22]*3.14/12*([.E22]*[.E22]+[.E22]*[.$B$2]+[.$B$2]*[.$B$2])/1000" office:value-type="float" office:value="4.44900405679315" calcext:value-type="float">
            <text:p>4,4490040567931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29.8122977346278" calcext:value-type="float">
            <text:p>29,8122977346278</text:p>
          </table:table-cell>
          <table:table-cell table:formula="of:=[.A23]*3.14/12*([.B23]*[.B23]+[.B23]*[.$B$2]+[.$B$2]*[.$B$2])/1000" office:value-type="float" office:value="9.18587219544552" calcext:value-type="float">
            <text:p>9,18587219544552</text:p>
          </table:table-cell>
          <table:table-cell office:value-type="float" office:value="7.5" calcext:value-type="float">
            <text:p>7,5</text:p>
          </table:table-cell>
          <table:table-cell table:formula="of:=([.$B$1]-[.$B$2])/2*[.D23]/[.$B$3]*2+[.$B$2]" office:value-type="float" office:value="28.9708737864078" calcext:value-type="float">
            <text:p>28,9708737864078</text:p>
          </table:table-cell>
          <table:table-cell table:formula="of:=[.D23]*3.14/12*([.E23]*[.E23]+[.E23]*[.$B$2]+[.$B$2]*[.$B$2])/1000" office:value-type="float" office:value="4.777698388161" calcext:value-type="float">
            <text:p>4,77769838816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29.9417475728155" calcext:value-type="float">
            <text:p>29,9417475728155</text:p>
          </table:table-cell>
          <table:table-cell table:formula="of:=[.A24]*3.14/12*([.B24]*[.B24]+[.B24]*[.$B$2]+[.$B$2]*[.$B$2])/1000" office:value-type="float" office:value="9.88659293053068" calcext:value-type="float">
            <text:p>9,88659293053068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29.0355987055016" calcext:value-type="float">
            <text:p>29,0355987055016</text:p>
          </table:table-cell>
          <table:table-cell table:formula="of:=[.D24]*3.14/12*([.E24]*[.E24]+[.E24]*[.$B$2]+[.$B$2]*[.$B$2])/1000" office:value-type="float" office:value="5.10786470243644" calcext:value-type="float">
            <text:p>5,1078647024364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0.0711974110032" calcext:value-type="float">
            <text:p>30,0711974110032</text:p>
          </table:table-cell>
          <table:table-cell table:formula="of:=[.A25]*3.14/12*([.B25]*[.B25]+[.B25]*[.$B$2]+[.$B$2]*[.$B$2])/1000" office:value-type="float" office:value="10.5933989139899" calcext:value-type="float">
            <text:p>10,5933989139899</text:p>
          </table:table-cell>
          <table:table-cell office:value-type="float" office:value="8.5" calcext:value-type="float">
            <text:p>8,5</text:p>
          </table:table-cell>
          <table:table-cell table:formula="of:=([.$B$1]-[.$B$2])/2*[.D25]/[.$B$3]*2+[.$B$2]" office:value-type="float" office:value="29.1003236245955" calcext:value-type="float">
            <text:p>29,1003236245955</text:p>
          </table:table-cell>
          <table:table-cell table:formula="of:=[.D25]*3.14/12*([.E25]*[.E25]+[.E25]*[.$B$2]+[.$B$2]*[.$B$2])/1000" office:value-type="float" office:value="5.43950628823187" calcext:value-type="float">
            <text:p>5,4395062882318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0.2006472491909" calcext:value-type="float">
            <text:p>30,2006472491909</text:p>
          </table:table-cell>
          <table:table-cell table:formula="of:=[.A26]*3.14/12*([.B26]*[.B26]+[.B26]*[.$B$2]+[.$B$2]*[.$B$2])/1000" office:value-type="float" office:value="11.3063164547222" calcext:value-type="float">
            <text:p>11,3063164547222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29.1650485436893" calcext:value-type="float">
            <text:p>29,1650485436893</text:p>
          </table:table-cell>
          <table:table-cell table:formula="of:=[.D26]*3.14/12*([.E26]*[.E26]+[.E26]*[.$B$2]+[.$B$2]*[.$B$2])/1000" office:value-type="float" office:value="5.77262643415968" calcext:value-type="float">
            <text:p>5,7726264341596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0.3300970873786" calcext:value-type="float">
            <text:p>30,3300970873786</text:p>
          </table:table-cell>
          <table:table-cell table:formula="of:=[.A27]*3.14/12*([.B27]*[.B27]+[.B27]*[.$B$2]+[.$B$2]*[.$B$2])/1000" office:value-type="float" office:value="12.0253718616269" calcext:value-type="float">
            <text:p>12,0253718616269</text:p>
          </table:table-cell>
          <table:table-cell office:value-type="float" office:value="9.5" calcext:value-type="float">
            <text:p>9,5</text:p>
          </table:table-cell>
          <table:table-cell table:formula="of:=([.$B$1]-[.$B$2])/2*[.D27]/[.$B$3]*2+[.$B$2]" office:value-type="float" office:value="29.2297734627832" calcext:value-type="float">
            <text:p>29,2297734627832</text:p>
          </table:table-cell>
          <table:table-cell table:formula="of:=[.D27]*3.14/12*([.E27]*[.E27]+[.E27]*[.$B$2]+[.$B$2]*[.$B$2])/1000" office:value-type="float" office:value="6.10722842883226" calcext:value-type="float">
            <text:p>6,1072284288322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0.4595469255663" calcext:value-type="float">
            <text:p>30,4595469255663</text:p>
          </table:table-cell>
          <table:table-cell table:formula="of:=[.A28]*3.14/12*([.B28]*[.B28]+[.B28]*[.$B$2]+[.$B$2]*[.$B$2])/1000" office:value-type="float" office:value="12.7505914436031" calcext:value-type="float">
            <text:p>12,7505914436031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29.294498381877" calcext:value-type="float">
            <text:p>29,294498381877</text:p>
          </table:table-cell>
          <table:table-cell table:formula="of:=[.D28]*3.14/12*([.E28]*[.E28]+[.E28]*[.$B$2]+[.$B$2]*[.$B$2])/1000" office:value-type="float" office:value="6.44331556086202" calcext:value-type="float">
            <text:p>6,4433155608620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0.588996763754" calcext:value-type="float">
            <text:p>30,588996763754</text:p>
          </table:table-cell>
          <table:table-cell table:formula="of:=[.A29]*3.14/12*([.B29]*[.B29]+[.B29]*[.$B$2]+[.$B$2]*[.$B$2])/1000" office:value-type="float" office:value="13.4820015095499" calcext:value-type="float">
            <text:p>13,4820015095499</text:p>
          </table:table-cell>
          <table:table-cell office:value-type="float" office:value="10.5" calcext:value-type="float">
            <text:p>10,5</text:p>
          </table:table-cell>
          <table:table-cell table:formula="of:=([.$B$1]-[.$B$2])/2*[.D29]/[.$B$3]*2+[.$B$2]" office:value-type="float" office:value="29.3592233009709" calcext:value-type="float">
            <text:p>29,3592233009709</text:p>
          </table:table-cell>
          <table:table-cell table:formula="of:=[.D29]*3.14/12*([.E29]*[.E29]+[.E29]*[.$B$2]+[.$B$2]*[.$B$2])/1000" office:value-type="float" office:value="6.78089111886134" calcext:value-type="float">
            <text:p>6,7808911188613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0.7184466019417" calcext:value-type="float">
            <text:p>30,7184466019417</text:p>
          </table:table-cell>
          <table:table-cell table:formula="of:=[.A30]*3.14/12*([.B30]*[.B30]+[.B30]*[.$B$2]+[.$B$2]*[.$B$2])/1000" office:value-type="float" office:value="14.2196283683665" calcext:value-type="float">
            <text:p>14,2196283683665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29.4239482200647" calcext:value-type="float">
            <text:p>29,4239482200647</text:p>
          </table:table-cell>
          <table:table-cell table:formula="of:=[.D30]*3.14/12*([.E30]*[.E30]+[.E30]*[.$B$2]+[.$B$2]*[.$B$2])/1000" office:value-type="float" office:value="7.11995839144262" calcext:value-type="float">
            <text:p>7,1199583914426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0.8478964401294" calcext:value-type="float">
            <text:p>30,8478964401294</text:p>
          </table:table-cell>
          <table:table-cell table:formula="of:=[.A31]*3.14/12*([.B31]*[.B31]+[.B31]*[.$B$2]+[.$B$2]*[.$B$2])/1000" office:value-type="float" office:value="14.963498328952" calcext:value-type="float">
            <text:p>14,963498328952</text:p>
          </table:table-cell>
          <table:table-cell office:value-type="float" office:value="11.5" calcext:value-type="float">
            <text:p>11,5</text:p>
          </table:table-cell>
          <table:table-cell table:formula="of:=([.$B$1]-[.$B$2])/2*[.D31]/[.$B$3]*2+[.$B$2]" office:value-type="float" office:value="29.4886731391586" calcext:value-type="float">
            <text:p>29,4886731391586</text:p>
          </table:table-cell>
          <table:table-cell table:formula="of:=[.D31]*3.14/12*([.E31]*[.E31]+[.E31]*[.$B$2]+[.$B$2]*[.$B$2])/1000" office:value-type="float" office:value="7.46052066721826" calcext:value-type="float">
            <text:p>7,4605206672182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0.9773462783172" calcext:value-type="float">
            <text:p>30,9773462783172</text:p>
          </table:table-cell>
          <table:table-cell table:formula="of:=[.A32]*3.14/12*([.B32]*[.B32]+[.B32]*[.$B$2]+[.$B$2]*[.$B$2])/1000" office:value-type="float" office:value="15.7136377002056" calcext:value-type="float">
            <text:p>15,7136377002056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29.5533980582524" calcext:value-type="float">
            <text:p>29,5533980582524</text:p>
          </table:table-cell>
          <table:table-cell table:formula="of:=[.D32]*3.14/12*([.E32]*[.E32]+[.E32]*[.$B$2]+[.$B$2]*[.$B$2])/1000" office:value-type="float" office:value="7.80258123480064" calcext:value-type="float">
            <text:p>7,8025812348006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1.1067961165049" calcext:value-type="float">
            <text:p>31,1067961165049</text:p>
          </table:table-cell>
          <table:table-cell table:formula="of:=[.A33]*3.14/12*([.B33]*[.B33]+[.B33]*[.$B$2]+[.$B$2]*[.$B$2])/1000" office:value-type="float" office:value="16.4700727910265" calcext:value-type="float">
            <text:p>16,4700727910265</text:p>
          </table:table-cell>
          <table:table-cell office:value-type="float" office:value="12.5" calcext:value-type="float">
            <text:p>12,5</text:p>
          </table:table-cell>
          <table:table-cell table:formula="of:=([.$B$1]-[.$B$2])/2*[.D33]/[.$B$3]*2+[.$B$2]" office:value-type="float" office:value="29.6181229773463" calcext:value-type="float">
            <text:p>29,6181229773463</text:p>
          </table:table-cell>
          <table:table-cell table:formula="of:=[.D33]*3.14/12*([.E33]*[.E33]+[.E33]*[.$B$2]+[.$B$2]*[.$B$2])/1000" office:value-type="float" office:value="8.14614338280216" calcext:value-type="float">
            <text:p>8,1461433828021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1.2362459546926" calcext:value-type="float">
            <text:p>31,2362459546926</text:p>
          </table:table-cell>
          <table:table-cell table:formula="of:=[.A34]*3.14/12*([.B34]*[.B34]+[.B34]*[.$B$2]+[.$B$2]*[.$B$2])/1000" office:value-type="float" office:value="17.2328299103137" calcext:value-type="float">
            <text:p>17,2328299103137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29.6828478964401" calcext:value-type="float">
            <text:p>29,6828478964401</text:p>
          </table:table-cell>
          <table:table-cell table:formula="of:=[.D34]*3.14/12*([.E34]*[.E34]+[.E34]*[.$B$2]+[.$B$2]*[.$B$2])/1000" office:value-type="float" office:value="8.49121039983522" calcext:value-type="float">
            <text:p>8,4912103998352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1.3656957928803" calcext:value-type="float">
            <text:p>31,3656957928803</text:p>
          </table:table-cell>
          <table:table-cell table:formula="of:=[.A35]*3.14/12*([.B35]*[.B35]+[.B35]*[.$B$2]+[.$B$2]*[.$B$2])/1000" office:value-type="float" office:value="18.0019353669666" calcext:value-type="float">
            <text:p>18,0019353669666</text:p>
          </table:table-cell>
          <table:table-cell office:value-type="float" office:value="13.5" calcext:value-type="float">
            <text:p>13,5</text:p>
          </table:table-cell>
          <table:table-cell table:formula="of:=([.$B$1]-[.$B$2])/2*[.D35]/[.$B$3]*2+[.$B$2]" office:value-type="float" office:value="29.747572815534" calcext:value-type="float">
            <text:p>29,747572815534</text:p>
          </table:table-cell>
          <table:table-cell table:formula="of:=[.D35]*3.14/12*([.E35]*[.E35]+[.E35]*[.$B$2]+[.$B$2]*[.$B$2])/1000" office:value-type="float" office:value="8.83778557451221" calcext:value-type="float">
            <text:p>8,8377855745122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1.495145631068" calcext:value-type="float">
            <text:p>31,495145631068</text:p>
          </table:table-cell>
          <table:table-cell table:formula="of:=[.A36]*3.14/12*([.B36]*[.B36]+[.B36]*[.$B$2]+[.$B$2]*[.$B$2])/1000" office:value-type="float" office:value="18.7774154698841" calcext:value-type="float">
            <text:p>18,7774154698841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29.8122977346278" calcext:value-type="float">
            <text:p>29,8122977346278</text:p>
          </table:table-cell>
          <table:table-cell table:formula="of:=[.D36]*3.14/12*([.E36]*[.E36]+[.E36]*[.$B$2]+[.$B$2]*[.$B$2])/1000" office:value-type="float" office:value="9.18587219544552" calcext:value-type="float">
            <text:p>9,1858721954455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1.6245954692557" calcext:value-type="float">
            <text:p>31,6245954692557</text:p>
          </table:table-cell>
          <table:table-cell table:formula="of:=[.A37]*3.14/12*([.B37]*[.B37]+[.B37]*[.$B$2]+[.$B$2]*[.$B$2])/1000" office:value-type="float" office:value="19.5592965279654" calcext:value-type="float">
            <text:p>19,5592965279654</text:p>
          </table:table-cell>
          <table:table-cell office:value-type="float" office:value="14.5" calcext:value-type="float">
            <text:p>14,5</text:p>
          </table:table-cell>
          <table:table-cell table:formula="of:=([.$B$1]-[.$B$2])/2*[.D37]/[.$B$3]*2+[.$B$2]" office:value-type="float" office:value="29.8770226537217" calcext:value-type="float">
            <text:p>29,8770226537217</text:p>
          </table:table-cell>
          <table:table-cell table:formula="of:=[.D37]*3.14/12*([.E37]*[.E37]+[.E37]*[.$B$2]+[.$B$2]*[.$B$2])/1000" office:value-type="float" office:value="9.53547355124754" calcext:value-type="float">
            <text:p>9,5354735512475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1.7540453074434" calcext:value-type="float">
            <text:p>31,7540453074434</text:p>
          </table:table-cell>
          <table:table-cell table:formula="of:=[.A38]*3.14/12*([.B38]*[.B38]+[.B38]*[.$B$2]+[.$B$2]*[.$B$2])/1000" office:value-type="float" office:value="20.3476048501098" calcext:value-type="float">
            <text:p>20,3476048501098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29.9417475728155" calcext:value-type="float">
            <text:p>29,9417475728155</text:p>
          </table:table-cell>
          <table:table-cell table:formula="of:=[.D38]*3.14/12*([.E38]*[.E38]+[.E38]*[.$B$2]+[.$B$2]*[.$B$2])/1000" office:value-type="float" office:value="9.88659293053068" calcext:value-type="float">
            <text:p>9,8865929305306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1.8834951456311" calcext:value-type="float">
            <text:p>31,8834951456311</text:p>
          </table:table-cell>
          <table:table-cell table:formula="of:=[.A39]*3.14/12*([.B39]*[.B39]+[.B39]*[.$B$2]+[.$B$2]*[.$B$2])/1000" office:value-type="float" office:value="21.1423667452163" calcext:value-type="float">
            <text:p>21,1423667452163</text:p>
          </table:table-cell>
          <table:table-cell office:value-type="float" office:value="15.5" calcext:value-type="float">
            <text:p>15,5</text:p>
          </table:table-cell>
          <table:table-cell table:formula="of:=([.$B$1]-[.$B$2])/2*[.D39]/[.$B$3]*2+[.$B$2]" office:value-type="float" office:value="30.0064724919094" calcext:value-type="float">
            <text:p>30,0064724919094</text:p>
          </table:table-cell>
          <table:table-cell table:formula="of:=[.D39]*3.14/12*([.E39]*[.E39]+[.E39]*[.$B$2]+[.$B$2]*[.$B$2])/1000" office:value-type="float" office:value="10.2392336219073" calcext:value-type="float">
            <text:p>10,2392336219073</text:p>
          </table:table-cell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0.0711974110032" calcext:value-type="float">
            <text:p>30,0711974110032</text:p>
          </table:table-cell>
          <table:table-cell table:formula="of:=[.D40]*3.14/12*([.E40]*[.E40]+[.E40]*[.$B$2]+[.$B$2]*[.$B$2])/1000" office:value-type="float" office:value="10.5933989139899" calcext:value-type="float">
            <text:p>10,5933989139899</text:p>
          </table:table-cell>
        </table:table-row>
        <table:table-row table:style-name="ro2">
          <table:table-cell table:number-columns-repeated="3"/>
          <table:table-cell office:value-type="float" office:value="16.5" calcext:value-type="float">
            <text:p>16,5</text:p>
          </table:table-cell>
          <table:table-cell table:formula="of:=([.$B$1]-[.$B$2])/2*[.D41]/[.$B$3]*2+[.$B$2]" office:value-type="float" office:value="30.1359223300971" calcext:value-type="float">
            <text:p>30,1359223300971</text:p>
          </table:table-cell>
          <table:table-cell table:formula="of:=[.D41]*3.14/12*([.E41]*[.E41]+[.E41]*[.$B$2]+[.$B$2]*[.$B$2])/1000" office:value-type="float" office:value="10.9490920953907" calcext:value-type="float">
            <text:p>10,9490920953907</text:p>
          </table:table-cell>
        </table:table-row>
        <table:table-row table:style-name="ro2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0.2006472491909" calcext:value-type="float">
            <text:p>30,2006472491909</text:p>
          </table:table-cell>
          <table:table-cell table:formula="of:=[.D42]*3.14/12*([.E42]*[.E42]+[.E42]*[.$B$2]+[.$B$2]*[.$B$2])/1000" office:value-type="float" office:value="11.3063164547222" calcext:value-type="float">
            <text:p>11,3063164547222</text:p>
          </table:table-cell>
        </table:table-row>
        <table:table-row table:style-name="ro2">
          <table:table-cell table:number-columns-repeated="3"/>
          <table:table-cell office:value-type="float" office:value="17.5" calcext:value-type="float">
            <text:p>17,5</text:p>
          </table:table-cell>
          <table:table-cell table:formula="of:=([.$B$1]-[.$B$2])/2*[.D43]/[.$B$3]*2+[.$B$2]" office:value-type="float" office:value="30.2653721682848" calcext:value-type="float">
            <text:p>30,2653721682848</text:p>
          </table:table-cell>
          <table:table-cell table:formula="of:=[.D43]*3.14/12*([.E43]*[.E43]+[.E43]*[.$B$2]+[.$B$2]*[.$B$2])/1000" office:value-type="float" office:value="11.6650752805968" calcext:value-type="float">
            <text:p>11,6650752805968</text:p>
          </table:table-cell>
        </table:table-row>
        <table:table-row table:style-name="ro2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0.3300970873786" calcext:value-type="float">
            <text:p>30,3300970873786</text:p>
          </table:table-cell>
          <table:table-cell table:formula="of:=[.D44]*3.14/12*([.E44]*[.E44]+[.E44]*[.$B$2]+[.$B$2]*[.$B$2])/1000" office:value-type="float" office:value="12.0253718616269" calcext:value-type="float">
            <text:p>12,0253718616269</text:p>
          </table:table-cell>
        </table:table-row>
        <table:table-row table:style-name="ro2">
          <table:table-cell table:number-columns-repeated="3"/>
          <table:table-cell office:value-type="float" office:value="18.5" calcext:value-type="float">
            <text:p>18,5</text:p>
          </table:table-cell>
          <table:table-cell table:formula="of:=([.$B$1]-[.$B$2])/2*[.D45]/[.$B$3]*2+[.$B$2]" office:value-type="float" office:value="30.3948220064725" calcext:value-type="float">
            <text:p>30,3948220064725</text:p>
          </table:table-cell>
          <table:table-cell table:formula="of:=[.D45]*3.14/12*([.E45]*[.E45]+[.E45]*[.$B$2]+[.$B$2]*[.$B$2])/1000" office:value-type="float" office:value="12.3872094864249" calcext:value-type="float">
            <text:p>12,3872094864249</text:p>
          </table:table-cell>
        </table:table-row>
        <table:table-row table:style-name="ro2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0.4595469255663" calcext:value-type="float">
            <text:p>30,4595469255663</text:p>
          </table:table-cell>
          <table:table-cell table:formula="of:=[.D46]*3.14/12*([.E46]*[.E46]+[.E46]*[.$B$2]+[.$B$2]*[.$B$2])/1000" office:value-type="float" office:value="12.7505914436031" calcext:value-type="float">
            <text:p>12,7505914436031</text:p>
          </table:table-cell>
        </table:table-row>
        <table:table-row table:style-name="ro2">
          <table:table-cell table:number-columns-repeated="3"/>
          <table:table-cell office:value-type="float" office:value="19.5" calcext:value-type="float">
            <text:p>19,5</text:p>
          </table:table-cell>
          <table:table-cell table:formula="of:=([.$B$1]-[.$B$2])/2*[.D47]/[.$B$3]*2+[.$B$2]" office:value-type="float" office:value="30.5242718446602" calcext:value-type="float">
            <text:p>30,5242718446602</text:p>
          </table:table-cell>
          <table:table-cell table:formula="of:=[.D47]*3.14/12*([.E47]*[.E47]+[.E47]*[.$B$2]+[.$B$2]*[.$B$2])/1000" office:value-type="float" office:value="13.115521021774" calcext:value-type="float">
            <text:p>13,115521021774</text:p>
          </table:table-cell>
        </table:table-row>
        <table:table-row table:style-name="ro2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0.588996763754" calcext:value-type="float">
            <text:p>30,588996763754</text:p>
          </table:table-cell>
          <table:table-cell table:formula="of:=[.D48]*3.14/12*([.E48]*[.E48]+[.E48]*[.$B$2]+[.$B$2]*[.$B$2])/1000" office:value-type="float" office:value="13.4820015095499" calcext:value-type="float">
            <text:p>13,4820015095499</text:p>
          </table:table-cell>
        </table:table-row>
        <table:table-row table:style-name="ro2">
          <table:table-cell table:number-columns-repeated="3"/>
          <table:table-cell office:value-type="float" office:value="20.5" calcext:value-type="float">
            <text:p>20,5</text:p>
          </table:table-cell>
          <table:table-cell table:formula="of:=([.$B$1]-[.$B$2])/2*[.D49]/[.$B$3]*2+[.$B$2]" office:value-type="float" office:value="30.6537216828479" calcext:value-type="float">
            <text:p>30,6537216828479</text:p>
          </table:table-cell>
          <table:table-cell table:formula="of:=[.D49]*3.14/12*([.E49]*[.E49]+[.E49]*[.$B$2]+[.$B$2]*[.$B$2])/1000" office:value-type="float" office:value="13.8500361955433" calcext:value-type="float">
            <text:p>13,8500361955433</text:p>
          </table:table-cell>
        </table:table-row>
        <table:table-row table:style-name="ro2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0.7184466019417" calcext:value-type="float">
            <text:p>30,7184466019417</text:p>
          </table:table-cell>
          <table:table-cell table:formula="of:=[.D50]*3.14/12*([.E50]*[.E50]+[.E50]*[.$B$2]+[.$B$2]*[.$B$2])/1000" office:value-type="float" office:value="14.2196283683665" calcext:value-type="float">
            <text:p>14,2196283683665</text:p>
          </table:table-cell>
        </table:table-row>
        <table:table-row table:style-name="ro2">
          <table:table-cell table:number-columns-repeated="3"/>
          <table:table-cell office:value-type="float" office:value="21.5" calcext:value-type="float">
            <text:p>21,5</text:p>
          </table:table-cell>
          <table:table-cell table:formula="of:=([.$B$1]-[.$B$2])/2*[.D51]/[.$B$3]*2+[.$B$2]" office:value-type="float" office:value="30.7831715210356" calcext:value-type="float">
            <text:p>30,7831715210356</text:p>
          </table:table-cell>
          <table:table-cell table:formula="of:=[.D51]*3.14/12*([.E51]*[.E51]+[.E51]*[.$B$2]+[.$B$2]*[.$B$2])/1000" office:value-type="float" office:value="14.5907813166319" calcext:value-type="float">
            <text:p>14,5907813166319</text:p>
          </table:table-cell>
        </table:table-row>
        <table:table-row table:style-name="ro2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0.8478964401294" calcext:value-type="float">
            <text:p>30,8478964401294</text:p>
          </table:table-cell>
          <table:table-cell table:formula="of:=[.D52]*3.14/12*([.E52]*[.E52]+[.E52]*[.$B$2]+[.$B$2]*[.$B$2])/1000" office:value-type="float" office:value="14.963498328952" calcext:value-type="float">
            <text:p>14,963498328952</text:p>
          </table:table-cell>
        </table:table-row>
        <table:table-row table:style-name="ro2">
          <table:table-cell table:number-columns-repeated="3"/>
          <table:table-cell office:value-type="float" office:value="22.5" calcext:value-type="float">
            <text:p>22,5</text:p>
          </table:table-cell>
          <table:table-cell table:formula="of:=([.$B$1]-[.$B$2])/2*[.D53]/[.$B$3]*2+[.$B$2]" office:value-type="float" office:value="30.9126213592233" calcext:value-type="float">
            <text:p>30,9126213592233</text:p>
          </table:table-cell>
          <table:table-cell table:formula="of:=[.D53]*3.14/12*([.E53]*[.E53]+[.E53]*[.$B$2]+[.$B$2]*[.$B$2])/1000" office:value-type="float" office:value="15.3377826939391" calcext:value-type="float">
            <text:p>15,3377826939391</text:p>
          </table:table-cell>
        </table:table-row>
        <table:table-row table:style-name="ro2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0.9773462783172" calcext:value-type="float">
            <text:p>30,9773462783172</text:p>
          </table:table-cell>
          <table:table-cell table:formula="of:=[.D54]*3.14/12*([.E54]*[.E54]+[.E54]*[.$B$2]+[.$B$2]*[.$B$2])/1000" office:value-type="float" office:value="15.7136377002056" calcext:value-type="float">
            <text:p>15,7136377002056</text:p>
          </table:table-cell>
        </table:table-row>
        <table:table-row table:style-name="ro2">
          <table:table-cell table:number-columns-repeated="3"/>
          <table:table-cell office:value-type="float" office:value="23.5" calcext:value-type="float">
            <text:p>23,5</text:p>
          </table:table-cell>
          <table:table-cell table:formula="of:=([.$B$1]-[.$B$2])/2*[.D55]/[.$B$3]*2+[.$B$2]" office:value-type="float" office:value="31.042071197411" calcext:value-type="float">
            <text:p>31,042071197411</text:p>
          </table:table-cell>
          <table:table-cell table:formula="of:=[.D55]*3.14/12*([.E55]*[.E55]+[.E55]*[.$B$2]+[.$B$2]*[.$B$2])/1000" office:value-type="float" office:value="16.091066636364" calcext:value-type="float">
            <text:p>16,091066636364</text:p>
          </table:table-cell>
        </table:table-row>
        <table:table-row table:style-name="ro2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1.1067961165049" calcext:value-type="float">
            <text:p>31,1067961165049</text:p>
          </table:table-cell>
          <table:table-cell table:formula="of:=[.D56]*3.14/12*([.E56]*[.E56]+[.E56]*[.$B$2]+[.$B$2]*[.$B$2])/1000" office:value-type="float" office:value="16.4700727910265" calcext:value-type="float">
            <text:p>16,4700727910265</text:p>
          </table:table-cell>
        </table:table-row>
        <table:table-row table:style-name="ro2">
          <table:table-cell table:number-columns-repeated="3"/>
          <table:table-cell office:value-type="float" office:value="24.5" calcext:value-type="float">
            <text:p>24,5</text:p>
          </table:table-cell>
          <table:table-cell table:formula="of:=([.$B$1]-[.$B$2])/2*[.D57]/[.$B$3]*2+[.$B$2]" office:value-type="float" office:value="31.1715210355987" calcext:value-type="float">
            <text:p>31,1715210355987</text:p>
          </table:table-cell>
          <table:table-cell table:formula="of:=[.D57]*3.14/12*([.E57]*[.E57]+[.E57]*[.$B$2]+[.$B$2]*[.$B$2])/1000" office:value-type="float" office:value="16.8506594528056" calcext:value-type="float">
            <text:p>16,8506594528056</text:p>
          </table:table-cell>
        </table:table-row>
        <table:table-row table:style-name="ro2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1.2362459546926" calcext:value-type="float">
            <text:p>31,2362459546926</text:p>
          </table:table-cell>
          <table:table-cell table:formula="of:=[.D58]*3.14/12*([.E58]*[.E58]+[.E58]*[.$B$2]+[.$B$2]*[.$B$2])/1000" office:value-type="float" office:value="17.2328299103137" calcext:value-type="float">
            <text:p>17,2328299103137</text:p>
          </table:table-cell>
        </table:table-row>
        <table:table-row table:style-name="ro2">
          <table:table-cell table:number-columns-repeated="3"/>
          <table:table-cell office:value-type="float" office:value="25.5" calcext:value-type="float">
            <text:p>25,5</text:p>
          </table:table-cell>
          <table:table-cell table:formula="of:=([.$B$1]-[.$B$2])/2*[.D59]/[.$B$3]*2+[.$B$2]" office:value-type="float" office:value="31.3009708737864" calcext:value-type="float">
            <text:p>31,3009708737864</text:p>
          </table:table-cell>
          <table:table-cell table:formula="of:=[.D59]*3.14/12*([.E59]*[.E59]+[.E59]*[.$B$2]+[.$B$2]*[.$B$2])/1000" office:value-type="float" office:value="17.6165874521633" calcext:value-type="float">
            <text:p>17,6165874521633</text:p>
          </table:table-cell>
        </table:table-row>
        <table:table-row table:style-name="ro2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1.3656957928803" calcext:value-type="float">
            <text:p>31,3656957928803</text:p>
          </table:table-cell>
          <table:table-cell table:formula="of:=[.D60]*3.14/12*([.E60]*[.E60]+[.E60]*[.$B$2]+[.$B$2]*[.$B$2])/1000" office:value-type="float" office:value="18.0019353669666" calcext:value-type="float">
            <text:p>18,0019353669666</text:p>
          </table:table-cell>
        </table:table-row>
        <table:table-row table:style-name="ro2">
          <table:table-cell table:number-columns-repeated="3"/>
          <table:table-cell office:value-type="float" office:value="26.5" calcext:value-type="float">
            <text:p>26,5</text:p>
          </table:table-cell>
          <table:table-cell table:formula="of:=([.$B$1]-[.$B$2])/2*[.D61]/[.$B$3]*2+[.$B$2]" office:value-type="float" office:value="31.4304207119741" calcext:value-type="float">
            <text:p>31,4304207119741</text:p>
          </table:table-cell>
          <table:table-cell table:formula="of:=[.D61]*3.14/12*([.E61]*[.E61]+[.E61]*[.$B$2]+[.$B$2]*[.$B$2])/1000" office:value-type="float" office:value="18.388876943336" calcext:value-type="float">
            <text:p>18,388876943336</text:p>
          </table:table-cell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1.495145631068" calcext:value-type="float">
            <text:p>31,495145631068</text:p>
          </table:table-cell>
          <table:table-cell table:formula="of:=[.D62]*3.14/12*([.E62]*[.E62]+[.E62]*[.$B$2]+[.$B$2]*[.$B$2])/1000" office:value-type="float" office:value="18.7774154698841" calcext:value-type="float">
            <text:p>18,7774154698841</text:p>
          </table:table-cell>
        </table:table-row>
        <table:table-row table:style-name="ro2">
          <table:table-cell table:number-columns-repeated="3"/>
          <table:table-cell office:value-type="float" office:value="27.5" calcext:value-type="float">
            <text:p>27,5</text:p>
          </table:table-cell>
          <table:table-cell table:formula="of:=([.$B$1]-[.$B$2])/2*[.D63]/[.$B$3]*2+[.$B$2]" office:value-type="float" office:value="31.5598705501618" calcext:value-type="float">
            <text:p>31,5598705501618</text:p>
          </table:table-cell>
          <table:table-cell table:formula="of:=[.D63]*3.14/12*([.E63]*[.E63]+[.E63]*[.$B$2]+[.$B$2]*[.$B$2])/1000" office:value-type="float" office:value="19.1675542352231" calcext:value-type="float">
            <text:p>19,1675542352231</text:p>
          </table:table-cell>
        </table:table-row>
        <table:table-row table:style-name="ro2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1.6245954692557" calcext:value-type="float">
            <text:p>31,6245954692557</text:p>
          </table:table-cell>
          <table:table-cell table:formula="of:=[.D64]*3.14/12*([.E64]*[.E64]+[.E64]*[.$B$2]+[.$B$2]*[.$B$2])/1000" office:value-type="float" office:value="19.5592965279654" calcext:value-type="float">
            <text:p>19,5592965279654</text:p>
          </table:table-cell>
        </table:table-row>
        <table:table-row table:style-name="ro2">
          <table:table-cell table:number-columns-repeated="3"/>
          <table:table-cell office:value-type="float" office:value="28.5" calcext:value-type="float">
            <text:p>28,5</text:p>
          </table:table-cell>
          <table:table-cell table:formula="of:=([.$B$1]-[.$B$2])/2*[.D65]/[.$B$3]*2+[.$B$2]" office:value-type="float" office:value="31.6893203883495" calcext:value-type="float">
            <text:p>31,6893203883495</text:p>
          </table:table-cell>
          <table:table-cell table:formula="of:=[.D65]*3.14/12*([.E65]*[.E65]+[.E65]*[.$B$2]+[.$B$2]*[.$B$2])/1000" office:value-type="float" office:value="19.9526456367235" calcext:value-type="float">
            <text:p>19,9526456367235</text:p>
          </table:table-cell>
        </table:table-row>
        <table:table-row table:style-name="ro2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1.7540453074434" calcext:value-type="float">
            <text:p>31,7540453074434</text:p>
          </table:table-cell>
          <table:table-cell table:formula="of:=[.D66]*3.14/12*([.E66]*[.E66]+[.E66]*[.$B$2]+[.$B$2]*[.$B$2])/1000" office:value-type="float" office:value="20.3476048501098" calcext:value-type="float">
            <text:p>20,3476048501098</text:p>
          </table:table-cell>
        </table:table-row>
        <table:table-row table:style-name="ro2">
          <table:table-cell table:number-columns-repeated="3"/>
          <table:table-cell office:value-type="float" office:value="29.5" calcext:value-type="float">
            <text:p>29,5</text:p>
          </table:table-cell>
          <table:table-cell table:formula="of:=([.$B$1]-[.$B$2])/2*[.D67]/[.$B$3]*2+[.$B$2]" office:value-type="float" office:value="31.8187702265372" calcext:value-type="float">
            <text:p>31,8187702265372</text:p>
          </table:table-cell>
          <table:table-cell table:formula="of:=[.D67]*3.14/12*([.E67]*[.E67]+[.E67]*[.$B$2]+[.$B$2]*[.$B$2])/1000" office:value-type="float" office:value="20.7441774567366" calcext:value-type="float">
            <text:p>20,7441774567366</text:p>
          </table:table-cell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1.8834951456311" calcext:value-type="float">
            <text:p>31,8834951456311</text:p>
          </table:table-cell>
          <table:table-cell table:formula="of:=[.D68]*3.14/12*([.E68]*[.E68]+[.E68]*[.$B$2]+[.$B$2]*[.$B$2])/1000" office:value-type="float" office:value="21.1423667452163" calcext:value-type="float">
            <text:p>21,1423667452163</text:p>
          </table:table-cell>
        </table:table-row>
        <table:table-row table:style-name="ro2">
          <table:table-cell table:number-columns-repeated="3"/>
          <table:table-cell office:value-type="float" office:value="30.5" calcext:value-type="float">
            <text:p>30,5</text:p>
          </table:table-cell>
          <table:table-cell table:formula="of:=([.$B$1]-[.$B$2])/2*[.D69]/[.$B$3]*2+[.$B$2]" office:value-type="float" office:value="31.9482200647249" calcext:value-type="float">
            <text:p>31,9482200647249</text:p>
          </table:table-cell>
          <table:table-cell table:formula="of:=[.D69]*3.14/12*([.E69]*[.E69]+[.E69]*[.$B$2]+[.$B$2]*[.$B$2])/1000" office:value-type="float" office:value="21.5421760041614" calcext:value-type="float">
            <text:p>21,5421760041614</text:p>
          </table:table-cell>
        </table:table-row>
        <table:table-row table:style-name="ro2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2.0129449838188" calcext:value-type="float">
            <text:p>32,0129449838188</text:p>
          </table:table-cell>
          <table:table-cell table:formula="of:=[.D70]*3.14/12*([.E70]*[.E70]+[.E70]*[.$B$2]+[.$B$2]*[.$B$2])/1000" office:value-type="float" office:value="21.9436085221842" calcext:value-type="float">
            <text:p>21,9436085221842</text:p>
          </table:table-cell>
        </table:table-row>
        <table:table-row table:style-name="ro2">
          <table:table-cell table:number-columns-repeated="3"/>
          <table:table-cell office:value-type="float" office:value="31.5" calcext:value-type="float">
            <text:p>31,5</text:p>
          </table:table-cell>
          <table:table-cell table:formula="of:=([.$B$1]-[.$B$2])/2*[.D71]/[.$B$3]*2+[.$B$2]" office:value-type="float" office:value="32.0776699029126" calcext:value-type="float">
            <text:p>32,0776699029126</text:p>
          </table:table-cell>
          <table:table-cell table:formula="of:=[.D71]*3.14/12*([.E71]*[.E71]+[.E71]*[.$B$2]+[.$B$2]*[.$B$2])/1000" office:value-type="float" office:value="22.3466675878971" calcext:value-type="float">
            <text:p>22,3466675878971</text:p>
          </table:table-cell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2.1423948220065" calcext:value-type="float">
            <text:p>32,1423948220065</text:p>
          </table:table-cell>
          <table:table-cell table:formula="of:=[.D72]*3.14/12*([.E72]*[.E72]+[.E72]*[.$B$2]+[.$B$2]*[.$B$2])/1000" office:value-type="float" office:value="22.7513564899125" calcext:value-type="float">
            <text:p>22,7513564899125</text:p>
          </table:table-cell>
        </table:table-row>
        <table:table-row table:style-name="ro2">
          <table:table-cell table:number-columns-repeated="3"/>
          <table:table-cell office:value-type="float" office:value="32.5" calcext:value-type="float">
            <text:p>32,5</text:p>
          </table:table-cell>
          <table:table-cell table:formula="of:=([.$B$1]-[.$B$2])/2*[.D73]/[.$B$3]*2+[.$B$2]" office:value-type="float" office:value="32.2071197411003" calcext:value-type="float">
            <text:p>32,2071197411003</text:p>
          </table:table-cell>
          <table:table-cell table:formula="of:=[.D73]*3.14/12*([.E73]*[.E73]+[.E73]*[.$B$2]+[.$B$2]*[.$B$2])/1000" office:value-type="float" office:value="23.1576785168428" calcext:value-type="float">
            <text:p>23,1576785168428</text:p>
          </table:table-cell>
        </table:table-row>
        <table:table-row table:style-name="ro2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2.2718446601942" calcext:value-type="float">
            <text:p>32,2718446601942</text:p>
          </table:table-cell>
          <table:table-cell table:formula="of:=[.D74]*3.14/12*([.E74]*[.E74]+[.E74]*[.$B$2]+[.$B$2]*[.$B$2])/1000" office:value-type="float" office:value="23.5656369573004" calcext:value-type="float">
            <text:p>23,5656369573004</text:p>
          </table:table-cell>
        </table:table-row>
        <table:table-row table:style-name="ro2">
          <table:table-cell table:number-columns-repeated="3"/>
          <table:table-cell office:value-type="float" office:value="33.5" calcext:value-type="float">
            <text:p>33,5</text:p>
          </table:table-cell>
          <table:table-cell table:formula="of:=([.$B$1]-[.$B$2])/2*[.D75]/[.$B$3]*2+[.$B$2]" office:value-type="float" office:value="32.336569579288" calcext:value-type="float">
            <text:p>32,336569579288</text:p>
          </table:table-cell>
          <table:table-cell table:formula="of:=[.D75]*3.14/12*([.E75]*[.E75]+[.E75]*[.$B$2]+[.$B$2]*[.$B$2])/1000" office:value-type="float" office:value="23.9752350998977" calcext:value-type="float">
            <text:p>23,9752350998977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6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,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,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,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16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,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3" table:number-columns-repeated="8" table:default-cell-style-name="Default"/>
        <table:table-row table:style-name="ro1">
          <table:table-cell table:style-name="ce16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,20763772954925</text:p>
          </table:table-cell>
          <table:table-cell table:number-columns-repeated="6"/>
        </table:table-row>
      </table:table>
      <table:table table:name="Refraktometer fehler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Plato gemessen vor Anstellung</text:p>
          </table:table-cell>
          <table:table-cell/>
          <table:table-cell office:value-type="string" calcext:value-type="string">
            <text:p>Plato gemessen während Gärung</text:p>
          </table:table-cell>
          <table:table-cell table:number-columns-repeated="4"/>
        </table:table-row>
        <table:table-row table:style-name="ro2">
          <table:table-cell office:value-type="float" office:value="18.79" calcext:value-type="float">
            <text:p>18,79</text:p>
          </table:table-cell>
          <table:table-cell office:value-type="string" calcext:value-type="string">
            <text:p>Bri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ix</text:p>
          </table:table-cell>
          <table:table-cell table:number-columns-repeated="3"/>
        </table:table-row>
        <table:table-row table:style-name="ro2">
          <table:table-cell table:formula="of:=[.A2]/1.04" office:value-type="float" office:value="18.0673076923077" calcext:value-type="float">
            <text:p>18,0673076923077</text:p>
          </table:table-cell>
          <table:table-cell office:value-type="string" calcext:value-type="string">
            <text:p>°P</text:p>
          </table:table-cell>
          <table:table-cell table:formula="of:=[.C2]/1.04" office:value-type="float" office:value="14.4230769230769" calcext:value-type="float">
            <text:p>14,4230769230769</text:p>
          </table:table-cell>
          <table:table-cell office:value-type="string" calcext:value-type="string">
            <text:p>°P</text:p>
          </table:table-cell>
          <table:table-cell table:number-columns-repeated="3"/>
        </table:table-row>
        <table:table-row table:style-name="ro2">
          <table:table-cell/>
          <table:table-cell table:style-name="ce5"/>
          <table:table-cell table:number-columns-repeated="5"/>
        </table:table-row>
        <table:table-row table:style-name="ro2">
          <table:table-cell table:formula="of:=1-0.00085683*[.A3]+0.0034941*[.C3]" office:value-type="float" office:value="1.03491506182692" calcext:value-type="float">
            <text:p>1,03491506182692</text:p>
          </table:table-cell>
          <table:table-cell office:value-type="string" calcext:value-type="string">
            <text:p>Spezifische Dichte (SG)</text:p>
          </table:table-cell>
          <table:table-cell table:number-columns-repeated="2"/>
          <table:table-cell table:style-name="ce5" table:number-columns-repeated="3"/>
        </table:table-row>
        <table:table-row table:style-name="ro2">
          <table:table-cell table:formula="of:=([.A5]-1)*1000/4" office:value-type="float" office:value="8.72876545673079" calcext:value-type="float">
            <text:p>8,72876545673079</text:p>
          </table:table-cell>
          <table:table-cell office:value-type="string" calcext:value-type="string">
            <text:p>°P (Alkohol korrigiert)</text:p>
          </table:table-cell>
          <table:table-cell table:number-columns-repeated="5"/>
        </table:table-row>
      </table:table>
      <table:table table:name="Spundungstabelle" table:style-name="ta1">
        <table:table-column table:style-name="co12" table:default-cell-style-name="ce16"/>
        <table:table-column table:style-name="co3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,059613078071337</text:p>
          </table:table-cell>
          <table:table-cell table:formula="of:=[.$A8]/(10*EXP(-10.73797+(2617.25/([.C$7]+273.15))))-1.013" office:value-type="float" office:value="0.00915472845666288" calcext:value-type="float">
            <text:p>0,009154728456663</text:p>
          </table:table-cell>
          <table:table-cell table:formula="of:=[.$A8]/(10*EXP(-10.73797+(2617.25/([.D$7]+273.15))))-1.013" office:value-type="float" office:value="0.081781736878719" calcext:value-type="float">
            <text:p>0,081781736878719</text:p>
          </table:table-cell>
          <table:table-cell table:formula="of:=[.$A8]/(10*EXP(-10.73797+(2617.25/([.E$7]+273.15))))-1.013" office:value-type="float" office:value="0.158416343635762" calcext:value-type="float">
            <text:p>0,158416343635762</text:p>
          </table:table-cell>
          <table:table-cell table:formula="of:=[.$A8]/(10*EXP(-10.73797+(2617.25/([.F$7]+273.15))))-1.013" office:value-type="float" office:value="0.239209411228707" calcext:value-type="float">
            <text:p>0,239209411228707</text:p>
          </table:table-cell>
          <table:table-cell table:formula="of:=[.$A8]/(10*EXP(-10.73797+(2617.25/([.G$7]+273.15))))-1.013" office:value-type="float" office:value="0.324314199296704" calcext:value-type="float">
            <text:p>0,324314199296704</text:p>
          </table:table-cell>
          <table:table-cell table:formula="of:=[.$A8]/(10*EXP(-10.73797+(2617.25/([.H$7]+273.15))))-1.013" office:value-type="float" office:value="0.413886293547231" calcext:value-type="float">
            <text:p>0,413886293547231</text:p>
          </table:table-cell>
          <table:table-cell table:formula="of:=[.$A8]/(10*EXP(-10.73797+(2617.25/([.I$7]+273.15))))-1.013" office:value-type="float" office:value="0.508083532685972" calcext:value-type="float">
            <text:p>0,508083532685972</text:p>
          </table:table-cell>
          <table:table-cell table:formula="of:=[.$A8]/(10*EXP(-10.73797+(2617.25/([.J$7]+273.15))))-1.013" office:value-type="float" office:value="0.607065933493775" calcext:value-type="float">
            <text:p>0,607065933493775</text:p>
          </table:table-cell>
          <table:table-cell table:formula="of:=[.$A8]/(10*EXP(-10.73797+(2617.25/([.K$7]+273.15))))-1.013" office:value-type="float" office:value="0.710995614196893" calcext:value-type="float">
            <text:p>0,710995614196893</text:p>
          </table:table-cell>
          <table:table-cell table:formula="of:=[.$A8]/(10*EXP(-10.73797+(2617.25/([.L$7]+273.15))))-1.013" office:value-type="float" office:value="0.820036716275351" calcext:value-type="float">
            <text:p>0,820036716275351</text:p>
          </table:table-cell>
          <table:table-cell table:formula="of:=[.$A8]/(10*EXP(-10.73797+(2617.25/([.M$7]+273.15))))-1.013" office:value-type="float" office:value="0.934355324852581" calcext:value-type="float">
            <text:p>0,934355324852581</text:p>
          </table:table-cell>
          <table:table-cell table:formula="of:=[.$A8]/(10*EXP(-10.73797+(2617.25/([.N$7]+273.15))))-1.013" office:value-type="float" office:value="1.0541193878074" calcext:value-type="float">
            <text:p>1,0541193878074</text:p>
          </table:table-cell>
          <table:table-cell table:number-columns-repeated="1010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[.$A9]/(10*EXP(-10.73797+(2617.25/([.B$7]+273.15))))-1.013" office:value-type="float" office:value="-0.0278335140070483" calcext:value-type="float">
            <text:p>-0,027833514007048</text:p>
          </table:table-cell>
          <table:table-cell table:formula="of:=[.$A9]/(10*EXP(-10.73797+(2617.25/([.C$7]+273.15))))-1.013" office:value-type="float" office:value="0.0432265527385518" calcext:value-type="float">
            <text:p>0,043226552738552</text:p>
          </table:table-cell>
          <table:table-cell table:formula="of:=[.$A9]/(10*EXP(-10.73797+(2617.25/([.D$7]+273.15))))-1.013" office:value-type="float" office:value="0.118274461441343" calcext:value-type="float">
            <text:p>0,118274461441343</text:p>
          </table:table-cell>
          <table:table-cell table:formula="of:=[.$A9]/(10*EXP(-10.73797+(2617.25/([.E$7]+273.15))))-1.013" office:value-type="float" office:value="0.197463555090287" calcext:value-type="float">
            <text:p>0,197463555090287</text:p>
          </table:table-cell>
          <table:table-cell table:formula="of:=[.$A9]/(10*EXP(-10.73797+(2617.25/([.F$7]+273.15))))-1.013" office:value-type="float" office:value="0.28094972493633" calcext:value-type="float">
            <text:p>0,28094972493633</text:p>
          </table:table-cell>
          <table:table-cell table:formula="of:=[.$A9]/(10*EXP(-10.73797+(2617.25/([.G$7]+273.15))))-1.013" office:value-type="float" office:value="0.368891339273261" calcext:value-type="float">
            <text:p>0,368891339273261</text:p>
          </table:table-cell>
          <table:table-cell table:formula="of:=[.$A9]/(10*EXP(-10.73797+(2617.25/([.H$7]+273.15))))-1.013" office:value-type="float" office:value="0.461449169998805" calcext:value-type="float">
            <text:p>0,461449169998805</text:p>
          </table:table-cell>
          <table:table-cell table:formula="of:=[.$A9]/(10*EXP(-10.73797+(2617.25/([.I$7]+273.15))))-1.013" office:value-type="float" office:value="0.558786317108838" calcext:value-type="float">
            <text:p>0,558786317108838</text:p>
          </table:table-cell>
          <table:table-cell table:formula="of:=[.$A9]/(10*EXP(-10.73797+(2617.25/([.J$7]+273.15))))-1.013" office:value-type="float" office:value="0.661068131276901" calcext:value-type="float">
            <text:p>0,661068131276901</text:p>
          </table:table-cell>
          <table:table-cell table:formula="of:=[.$A9]/(10*EXP(-10.73797+(2617.25/([.K$7]+273.15))))-1.013" office:value-type="float" office:value="0.768462134670123" calcext:value-type="float">
            <text:p>0,768462134670123</text:p>
          </table:table-cell>
          <table:table-cell table:formula="of:=[.$A9]/(10*EXP(-10.73797+(2617.25/([.L$7]+273.15))))-1.013" office:value-type="float" office:value="0.881137940151196" calcext:value-type="float">
            <text:p>0,881137940151196</text:p>
          </table:table-cell>
          <table:table-cell table:formula="of:=[.$A9]/(10*EXP(-10.73797+(2617.25/([.M$7]+273.15))))-1.013" office:value-type="float" office:value="0.999267169014334" calcext:value-type="float">
            <text:p>0,999267169014334</text:p>
          </table:table-cell>
          <table:table-cell table:formula="of:=[.$A9]/(10*EXP(-10.73797+(2617.25/([.N$7]+273.15))))-1.013" office:value-type="float" office:value="1.12302336740098" calcext:value-type="float">
            <text:p>1,12302336740098</text:p>
          </table:table-cell>
          <table:table-cell table:number-columns-repeated="1010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A10]/(10*EXP(-10.73797+(2617.25/([.B$7]+273.15))))-1.013" office:value-type="float" office:value="0.00394605005724058" calcext:value-type="float">
            <text:p>0,003946050057241</text:p>
          </table:table-cell>
          <table:table-cell table:formula="of:=[.$A10]/(10*EXP(-10.73797+(2617.25/([.C$7]+273.15))))-1.013" office:value-type="float" office:value="0.0772983770204405" calcext:value-type="float">
            <text:p>0,077298377020441</text:p>
          </table:table-cell>
          <table:table-cell table:formula="of:=[.$A10]/(10*EXP(-10.73797+(2617.25/([.D$7]+273.15))))-1.013" office:value-type="float" office:value="0.154767186003967" calcext:value-type="float">
            <text:p>0,154767186003967</text:p>
          </table:table-cell>
          <table:table-cell table:formula="of:=[.$A10]/(10*EXP(-10.73797+(2617.25/([.E$7]+273.15))))-1.013" office:value-type="float" office:value="0.236510766544813" calcext:value-type="float">
            <text:p>0,236510766544813</text:p>
          </table:table-cell>
          <table:table-cell table:formula="of:=[.$A10]/(10*EXP(-10.73797+(2617.25/([.F$7]+273.15))))-1.013" office:value-type="float" office:value="0.322690038643954" calcext:value-type="float">
            <text:p>0,322690038643954</text:p>
          </table:table-cell>
          <table:table-cell table:formula="of:=[.$A10]/(10*EXP(-10.73797+(2617.25/([.G$7]+273.15))))-1.013" office:value-type="float" office:value="0.413468479249818" calcext:value-type="float">
            <text:p>0,413468479249818</text:p>
          </table:table-cell>
          <table:table-cell table:formula="of:=[.$A10]/(10*EXP(-10.73797+(2617.25/([.H$7]+273.15))))-1.013" office:value-type="float" office:value="0.50901204645038" calcext:value-type="float">
            <text:p>0,50901204645038</text:p>
          </table:table-cell>
          <table:table-cell table:formula="of:=[.$A10]/(10*EXP(-10.73797+(2617.25/([.I$7]+273.15))))-1.013" office:value-type="float" office:value="0.609489101531704" calcext:value-type="float">
            <text:p>0,609489101531704</text:p>
          </table:table-cell>
          <table:table-cell table:formula="of:=[.$A10]/(10*EXP(-10.73797+(2617.25/([.J$7]+273.15))))-1.013" office:value-type="float" office:value="0.715070329060027" calcext:value-type="float">
            <text:p>0,715070329060027</text:p>
          </table:table-cell>
          <table:table-cell table:formula="of:=[.$A10]/(10*EXP(-10.73797+(2617.25/([.K$7]+273.15))))-1.013" office:value-type="float" office:value="0.825928655143353" calcext:value-type="float">
            <text:p>0,825928655143353</text:p>
          </table:table-cell>
          <table:table-cell table:formula="of:=[.$A10]/(10*EXP(-10.73797+(2617.25/([.L$7]+273.15))))-1.013" office:value-type="float" office:value="0.942239164027041" calcext:value-type="float">
            <text:p>0,942239164027041</text:p>
          </table:table-cell>
          <table:table-cell table:formula="of:=[.$A10]/(10*EXP(-10.73797+(2617.25/([.M$7]+273.15))))-1.013" office:value-type="float" office:value="1.06417901317609" calcext:value-type="float">
            <text:p>1,06417901317609</text:p>
          </table:table-cell>
          <table:table-cell table:formula="of:=[.$A10]/(10*EXP(-10.73797+(2617.25/([.N$7]+273.15))))-1.013" office:value-type="float" office:value="1.19192734699456" calcext:value-type="float">
            <text:p>1,19192734699456</text:p>
          </table:table-cell>
          <table:table-cell table:number-columns-repeated="1010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[.$A11]/(10*EXP(-10.73797+(2617.25/([.B$7]+273.15))))-1.013" office:value-type="float" office:value="0.0357256141215292" calcext:value-type="float">
            <text:p>0,035725614121529</text:p>
          </table:table-cell>
          <table:table-cell table:formula="of:=[.$A11]/(10*EXP(-10.73797+(2617.25/([.C$7]+273.15))))-1.013" office:value-type="float" office:value="0.111370201302329" calcext:value-type="float">
            <text:p>0,111370201302329</text:p>
          </table:table-cell>
          <table:table-cell table:formula="of:=[.$A11]/(10*EXP(-10.73797+(2617.25/([.D$7]+273.15))))-1.013" office:value-type="float" office:value="0.191259910566591" calcext:value-type="float">
            <text:p>0,191259910566591</text:p>
          </table:table-cell>
          <table:table-cell table:formula="of:=[.$A11]/(10*EXP(-10.73797+(2617.25/([.E$7]+273.15))))-1.013" office:value-type="float" office:value="0.275557977999338" calcext:value-type="float">
            <text:p>0,275557977999338</text:p>
          </table:table-cell>
          <table:table-cell table:formula="of:=[.$A11]/(10*EXP(-10.73797+(2617.25/([.F$7]+273.15))))-1.013" office:value-type="float" office:value="0.364430352351577" calcext:value-type="float">
            <text:p>0,364430352351577</text:p>
          </table:table-cell>
          <table:table-cell table:formula="of:=[.$A11]/(10*EXP(-10.73797+(2617.25/([.G$7]+273.15))))-1.013" office:value-type="float" office:value="0.458045619226375" calcext:value-type="float">
            <text:p>0,458045619226375</text:p>
          </table:table-cell>
          <table:table-cell table:formula="of:=[.$A11]/(10*EXP(-10.73797+(2617.25/([.H$7]+273.15))))-1.013" office:value-type="float" office:value="0.556574922901954" calcext:value-type="float">
            <text:p>0,556574922901954</text:p>
          </table:table-cell>
          <table:table-cell table:formula="of:=[.$A11]/(10*EXP(-10.73797+(2617.25/([.I$7]+273.15))))-1.013" office:value-type="float" office:value="0.660191885954569" calcext:value-type="float">
            <text:p>0,660191885954569</text:p>
          </table:table-cell>
          <table:table-cell table:formula="of:=[.$A11]/(10*EXP(-10.73797+(2617.25/([.J$7]+273.15))))-1.013" office:value-type="float" office:value="0.769072526843153" calcext:value-type="float">
            <text:p>0,769072526843153</text:p>
          </table:table-cell>
          <table:table-cell table:formula="of:=[.$A11]/(10*EXP(-10.73797+(2617.25/([.K$7]+273.15))))-1.013" office:value-type="float" office:value="0.883395175616582" calcext:value-type="float">
            <text:p>0,883395175616582</text:p>
          </table:table-cell>
          <table:table-cell table:formula="of:=[.$A11]/(10*EXP(-10.73797+(2617.25/([.L$7]+273.15))))-1.013" office:value-type="float" office:value="1.00334038790289" calcext:value-type="float">
            <text:p>1,00334038790289</text:p>
          </table:table-cell>
          <table:table-cell table:formula="of:=[.$A11]/(10*EXP(-10.73797+(2617.25/([.M$7]+273.15))))-1.013" office:value-type="float" office:value="1.12909085733784" calcext:value-type="float">
            <text:p>1,12909085733784</text:p>
          </table:table-cell>
          <table:table-cell table:formula="of:=[.$A11]/(10*EXP(-10.73797+(2617.25/([.N$7]+273.15))))-1.013" office:value-type="float" office:value="1.26083132658814" calcext:value-type="float">
            <text:p>1,26083132658814</text:p>
          </table:table-cell>
          <table:table-cell table:number-columns-repeated="1010"/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A12]/(10*EXP(-10.73797+(2617.25/([.B$7]+273.15))))-1.013" office:value-type="float" office:value="0.067505178185818" calcext:value-type="float">
            <text:p>0,067505178185818</text:p>
          </table:table-cell>
          <table:table-cell table:formula="of:=[.$A12]/(10*EXP(-10.73797+(2617.25/([.C$7]+273.15))))-1.013" office:value-type="float" office:value="0.145442025584218" calcext:value-type="float">
            <text:p>0,145442025584218</text:p>
          </table:table-cell>
          <table:table-cell table:formula="of:=[.$A12]/(10*EXP(-10.73797+(2617.25/([.D$7]+273.15))))-1.013" office:value-type="float" office:value="0.227752635129215" calcext:value-type="float">
            <text:p>0,227752635129215</text:p>
          </table:table-cell>
          <table:table-cell table:formula="of:=[.$A12]/(10*EXP(-10.73797+(2617.25/([.E$7]+273.15))))-1.013" office:value-type="float" office:value="0.314605189453863" calcext:value-type="float">
            <text:p>0,314605189453863</text:p>
          </table:table-cell>
          <table:table-cell table:formula="of:=[.$A12]/(10*EXP(-10.73797+(2617.25/([.F$7]+273.15))))-1.013" office:value-type="float" office:value="0.406170666059201" calcext:value-type="float">
            <text:p>0,406170666059201</text:p>
          </table:table-cell>
          <table:table-cell table:formula="of:=[.$A12]/(10*EXP(-10.73797+(2617.25/([.G$7]+273.15))))-1.013" office:value-type="float" office:value="0.502622759202932" calcext:value-type="float">
            <text:p>0,502622759202932</text:p>
          </table:table-cell>
          <table:table-cell table:formula="of:=[.$A12]/(10*EXP(-10.73797+(2617.25/([.H$7]+273.15))))-1.013" office:value-type="float" office:value="0.604137799353528" calcext:value-type="float">
            <text:p>0,604137799353528</text:p>
          </table:table-cell>
          <table:table-cell table:formula="of:=[.$A12]/(10*EXP(-10.73797+(2617.25/([.I$7]+273.15))))-1.013" office:value-type="float" office:value="0.710894670377435" calcext:value-type="float">
            <text:p>0,710894670377435</text:p>
          </table:table-cell>
          <table:table-cell table:formula="of:=[.$A12]/(10*EXP(-10.73797+(2617.25/([.J$7]+273.15))))-1.013" office:value-type="float" office:value="0.823074724626278" calcext:value-type="float">
            <text:p>0,823074724626278</text:p>
          </table:table-cell>
          <table:table-cell table:formula="of:=[.$A12]/(10*EXP(-10.73797+(2617.25/([.K$7]+273.15))))-1.013" office:value-type="float" office:value="0.940861696089812" calcext:value-type="float">
            <text:p>0,940861696089812</text:p>
          </table:table-cell>
          <table:table-cell table:formula="of:=[.$A12]/(10*EXP(-10.73797+(2617.25/([.L$7]+273.15))))-1.013" office:value-type="float" office:value="1.06444161177873" calcext:value-type="float">
            <text:p>1,06444161177873</text:p>
          </table:table-cell>
          <table:table-cell table:formula="of:=[.$A12]/(10*EXP(-10.73797+(2617.25/([.M$7]+273.15))))-1.013" office:value-type="float" office:value="1.19400270149959" calcext:value-type="float">
            <text:p>1,19400270149959</text:p>
          </table:table-cell>
          <table:table-cell table:formula="of:=[.$A12]/(10*EXP(-10.73797+(2617.25/([.N$7]+273.15))))-1.013" office:value-type="float" office:value="1.32973530618172" calcext:value-type="float">
            <text:p>1,32973530618172</text:p>
          </table:table-cell>
          <table:table-cell table:number-columns-repeated="1010"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$A13]/(10*EXP(-10.73797+(2617.25/([.B$7]+273.15))))-1.013" office:value-type="float" office:value="0.0992847422501066" calcext:value-type="float">
            <text:p>0,099284742250107</text:p>
          </table:table-cell>
          <table:table-cell table:formula="of:=[.$A13]/(10*EXP(-10.73797+(2617.25/([.C$7]+273.15))))-1.013" office:value-type="float" office:value="0.179513849866107" calcext:value-type="float">
            <text:p>0,179513849866107</text:p>
          </table:table-cell>
          <table:table-cell table:formula="of:=[.$A13]/(10*EXP(-10.73797+(2617.25/([.D$7]+273.15))))-1.013" office:value-type="float" office:value="0.264245359691839" calcext:value-type="float">
            <text:p>0,264245359691839</text:p>
          </table:table-cell>
          <table:table-cell table:formula="of:=[.$A13]/(10*EXP(-10.73797+(2617.25/([.E$7]+273.15))))-1.013" office:value-type="float" office:value="0.353652400908389" calcext:value-type="float">
            <text:p>0,353652400908389</text:p>
          </table:table-cell>
          <table:table-cell table:formula="of:=[.$A13]/(10*EXP(-10.73797+(2617.25/([.F$7]+273.15))))-1.013" office:value-type="float" office:value="0.447910979766824" calcext:value-type="float">
            <text:p>0,447910979766824</text:p>
          </table:table-cell>
          <table:table-cell table:formula="of:=[.$A13]/(10*EXP(-10.73797+(2617.25/([.G$7]+273.15))))-1.013" office:value-type="float" office:value="0.547199899179488" calcext:value-type="float">
            <text:p>0,547199899179488</text:p>
          </table:table-cell>
          <table:table-cell table:formula="of:=[.$A13]/(10*EXP(-10.73797+(2617.25/([.H$7]+273.15))))-1.013" office:value-type="float" office:value="0.651700675805103" calcext:value-type="float">
            <text:p>0,651700675805103</text:p>
          </table:table-cell>
          <table:table-cell table:formula="of:=[.$A13]/(10*EXP(-10.73797+(2617.25/([.I$7]+273.15))))-1.013" office:value-type="float" office:value="0.761597454800301" calcext:value-type="float">
            <text:p>0,761597454800301</text:p>
          </table:table-cell>
          <table:table-cell table:formula="of:=[.$A13]/(10*EXP(-10.73797+(2617.25/([.J$7]+273.15))))-1.013" office:value-type="float" office:value="0.877076922409404" calcext:value-type="float">
            <text:p>0,877076922409404</text:p>
          </table:table-cell>
          <table:table-cell table:formula="of:=[.$A13]/(10*EXP(-10.73797+(2617.25/([.K$7]+273.15))))-1.013" office:value-type="float" office:value="0.998328216563042" calcext:value-type="float">
            <text:p>0,998328216563042</text:p>
          </table:table-cell>
          <table:table-cell table:formula="of:=[.$A13]/(10*EXP(-10.73797+(2617.25/([.L$7]+273.15))))-1.013" office:value-type="float" office:value="1.12554283565458" calcext:value-type="float">
            <text:p>1,12554283565458</text:p>
          </table:table-cell>
          <table:table-cell table:formula="of:=[.$A13]/(10*EXP(-10.73797+(2617.25/([.M$7]+273.15))))-1.013" office:value-type="float" office:value="1.25891454566134" calcext:value-type="float">
            <text:p>1,25891454566134</text:p>
          </table:table-cell>
          <table:table-cell table:formula="of:=[.$A13]/(10*EXP(-10.73797+(2617.25/([.N$7]+273.15))))-1.013" office:value-type="float" office:value="1.3986392857753" calcext:value-type="float">
            <text:p>1,3986392857753</text:p>
          </table:table-cell>
          <table:table-cell table:number-columns-repeated="1010"/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A14]/(10*EXP(-10.73797+(2617.25/([.B$7]+273.15))))-1.013" office:value-type="float" office:value="0.131064306314395" calcext:value-type="float">
            <text:p>0,131064306314395</text:p>
          </table:table-cell>
          <table:table-cell table:formula="of:=[.$A14]/(10*EXP(-10.73797+(2617.25/([.C$7]+273.15))))-1.013" office:value-type="float" office:value="0.213585674147996" calcext:value-type="float">
            <text:p>0,213585674147996</text:p>
          </table:table-cell>
          <table:table-cell table:formula="of:=[.$A14]/(10*EXP(-10.73797+(2617.25/([.D$7]+273.15))))-1.013" office:value-type="float" office:value="0.300738084254463" calcext:value-type="float">
            <text:p>0,300738084254463</text:p>
          </table:table-cell>
          <table:table-cell table:formula="of:=[.$A14]/(10*EXP(-10.73797+(2617.25/([.E$7]+273.15))))-1.013" office:value-type="float" office:value="0.392699612362915" calcext:value-type="float">
            <text:p>0,392699612362915</text:p>
          </table:table-cell>
          <table:table-cell table:formula="of:=[.$A14]/(10*EXP(-10.73797+(2617.25/([.F$7]+273.15))))-1.013" office:value-type="float" office:value="0.489651293474448" calcext:value-type="float">
            <text:p>0,489651293474448</text:p>
          </table:table-cell>
          <table:table-cell table:formula="of:=[.$A14]/(10*EXP(-10.73797+(2617.25/([.G$7]+273.15))))-1.013" office:value-type="float" office:value="0.591777039156045" calcext:value-type="float">
            <text:p>0,591777039156045</text:p>
          </table:table-cell>
          <table:table-cell table:formula="of:=[.$A14]/(10*EXP(-10.73797+(2617.25/([.H$7]+273.15))))-1.013" office:value-type="float" office:value="0.699263552256677" calcext:value-type="float">
            <text:p>0,699263552256677</text:p>
          </table:table-cell>
          <table:table-cell table:formula="of:=[.$A14]/(10*EXP(-10.73797+(2617.25/([.I$7]+273.15))))-1.013" office:value-type="float" office:value="0.812300239223167" calcext:value-type="float">
            <text:p>0,812300239223167</text:p>
          </table:table-cell>
          <table:table-cell table:formula="of:=[.$A14]/(10*EXP(-10.73797+(2617.25/([.J$7]+273.15))))-1.013" office:value-type="float" office:value="0.93107912019253" calcext:value-type="float">
            <text:p>0,93107912019253</text:p>
          </table:table-cell>
          <table:table-cell table:formula="of:=[.$A14]/(10*EXP(-10.73797+(2617.25/([.K$7]+273.15))))-1.013" office:value-type="float" office:value="1.05579473703627" calcext:value-type="float">
            <text:p>1,05579473703627</text:p>
          </table:table-cell>
          <table:table-cell table:formula="of:=[.$A14]/(10*EXP(-10.73797+(2617.25/([.L$7]+273.15))))-1.013" office:value-type="float" office:value="1.18664405953042" calcext:value-type="float">
            <text:p>1,18664405953042</text:p>
          </table:table-cell>
          <table:table-cell table:formula="of:=[.$A14]/(10*EXP(-10.73797+(2617.25/([.M$7]+273.15))))-1.013" office:value-type="float" office:value="1.3238263898231" calcext:value-type="float">
            <text:p>1,3238263898231</text:p>
          </table:table-cell>
          <table:table-cell table:formula="of:=[.$A14]/(10*EXP(-10.73797+(2617.25/([.N$7]+273.15))))-1.013" office:value-type="float" office:value="1.46754326536888" calcext:value-type="float">
            <text:p>1,46754326536888</text:p>
          </table:table-cell>
          <table:table-cell table:number-columns-repeated="1010"/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[.$A15]/(10*EXP(-10.73797+(2617.25/([.B$7]+273.15))))-1.013" office:value-type="float" office:value="0.162843870378684" calcext:value-type="float">
            <text:p>0,162843870378684</text:p>
          </table:table-cell>
          <table:table-cell table:formula="of:=[.$A15]/(10*EXP(-10.73797+(2617.25/([.C$7]+273.15))))-1.013" office:value-type="float" office:value="0.247657498429884" calcext:value-type="float">
            <text:p>0,247657498429884</text:p>
          </table:table-cell>
          <table:table-cell table:formula="of:=[.$A15]/(10*EXP(-10.73797+(2617.25/([.D$7]+273.15))))-1.013" office:value-type="float" office:value="0.337230808817087" calcext:value-type="float">
            <text:p>0,337230808817087</text:p>
          </table:table-cell>
          <table:table-cell table:formula="of:=[.$A15]/(10*EXP(-10.73797+(2617.25/([.E$7]+273.15))))-1.013" office:value-type="float" office:value="0.43174682381744" calcext:value-type="float">
            <text:p>0,43174682381744</text:p>
          </table:table-cell>
          <table:table-cell table:formula="of:=[.$A15]/(10*EXP(-10.73797+(2617.25/([.F$7]+273.15))))-1.013" office:value-type="float" office:value="0.531391607182072" calcext:value-type="float">
            <text:p>0,531391607182072</text:p>
          </table:table-cell>
          <table:table-cell table:formula="of:=[.$A15]/(10*EXP(-10.73797+(2617.25/([.G$7]+273.15))))-1.013" office:value-type="float" office:value="0.636354179132602" calcext:value-type="float">
            <text:p>0,636354179132602</text:p>
          </table:table-cell>
          <table:table-cell table:formula="of:=[.$A15]/(10*EXP(-10.73797+(2617.25/([.H$7]+273.15))))-1.013" office:value-type="float" office:value="0.746826428708252" calcext:value-type="float">
            <text:p>0,746826428708252</text:p>
          </table:table-cell>
          <table:table-cell table:formula="of:=[.$A15]/(10*EXP(-10.73797+(2617.25/([.I$7]+273.15))))-1.013" office:value-type="float" office:value="0.863003023646033" calcext:value-type="float">
            <text:p>0,863003023646033</text:p>
          </table:table-cell>
          <table:table-cell table:formula="of:=[.$A15]/(10*EXP(-10.73797+(2617.25/([.J$7]+273.15))))-1.013" office:value-type="float" office:value="0.985081317975656" calcext:value-type="float">
            <text:p>0,985081317975656</text:p>
          </table:table-cell>
          <table:table-cell table:formula="of:=[.$A15]/(10*EXP(-10.73797+(2617.25/([.K$7]+273.15))))-1.013" office:value-type="float" office:value="1.1132612575095" calcext:value-type="float">
            <text:p>1,1132612575095</text:p>
          </table:table-cell>
          <table:table-cell table:formula="of:=[.$A15]/(10*EXP(-10.73797+(2617.25/([.L$7]+273.15))))-1.013" office:value-type="float" office:value="1.24774528340627" calcext:value-type="float">
            <text:p>1,24774528340627</text:p>
          </table:table-cell>
          <table:table-cell table:formula="of:=[.$A15]/(10*EXP(-10.73797+(2617.25/([.M$7]+273.15))))-1.013" office:value-type="float" office:value="1.38873823398485" calcext:value-type="float">
            <text:p>1,38873823398485</text:p>
          </table:table-cell>
          <table:table-cell table:formula="of:=[.$A15]/(10*EXP(-10.73797+(2617.25/([.N$7]+273.15))))-1.013" office:value-type="float" office:value="1.53644724496246" calcext:value-type="float">
            <text:p>1,53644724496246</text:p>
          </table:table-cell>
          <table:table-cell table:number-columns-repeated="1010"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A16]/(10*EXP(-10.73797+(2617.25/([.B$7]+273.15))))-1.013" office:value-type="float" office:value="0.194623434442973" calcext:value-type="float">
            <text:p>0,194623434442973</text:p>
          </table:table-cell>
          <table:table-cell table:formula="of:=[.$A16]/(10*EXP(-10.73797+(2617.25/([.C$7]+273.15))))-1.013" office:value-type="float" office:value="0.281729322711773" calcext:value-type="float">
            <text:p>0,281729322711773</text:p>
          </table:table-cell>
          <table:table-cell table:formula="of:=[.$A16]/(10*EXP(-10.73797+(2617.25/([.D$7]+273.15))))-1.013" office:value-type="float" office:value="0.373723533379711" calcext:value-type="float">
            <text:p>0,373723533379711</text:p>
          </table:table-cell>
          <table:table-cell table:formula="of:=[.$A16]/(10*EXP(-10.73797+(2617.25/([.E$7]+273.15))))-1.013" office:value-type="float" office:value="0.470794035271965" calcext:value-type="float">
            <text:p>0,470794035271965</text:p>
          </table:table-cell>
          <table:table-cell table:formula="of:=[.$A16]/(10*EXP(-10.73797+(2617.25/([.F$7]+273.15))))-1.013" office:value-type="float" office:value="0.573131920889695" calcext:value-type="float">
            <text:p>0,573131920889695</text:p>
          </table:table-cell>
          <table:table-cell table:formula="of:=[.$A16]/(10*EXP(-10.73797+(2617.25/([.G$7]+273.15))))-1.013" office:value-type="float" office:value="0.680931319109159" calcext:value-type="float">
            <text:p>0,680931319109159</text:p>
          </table:table-cell>
          <table:table-cell table:formula="of:=[.$A16]/(10*EXP(-10.73797+(2617.25/([.H$7]+273.15))))-1.013" office:value-type="float" office:value="0.794389305159826" calcext:value-type="float">
            <text:p>0,794389305159826</text:p>
          </table:table-cell>
          <table:table-cell table:formula="of:=[.$A16]/(10*EXP(-10.73797+(2617.25/([.I$7]+273.15))))-1.013" office:value-type="float" office:value="0.913705808068898" calcext:value-type="float">
            <text:p>0,913705808068898</text:p>
          </table:table-cell>
          <table:table-cell table:formula="of:=[.$A16]/(10*EXP(-10.73797+(2617.25/([.J$7]+273.15))))-1.013" office:value-type="float" office:value="1.03908351575878" calcext:value-type="float">
            <text:p>1,03908351575878</text:p>
          </table:table-cell>
          <table:table-cell table:formula="of:=[.$A16]/(10*EXP(-10.73797+(2617.25/([.K$7]+273.15))))-1.013" office:value-type="float" office:value="1.17072777798273" calcext:value-type="float">
            <text:p>1,17072777798273</text:p>
          </table:table-cell>
          <table:table-cell table:formula="of:=[.$A16]/(10*EXP(-10.73797+(2617.25/([.L$7]+273.15))))-1.013" office:value-type="float" office:value="1.30884650728211" calcext:value-type="float">
            <text:p>1,30884650728211</text:p>
          </table:table-cell>
          <table:table-cell table:formula="of:=[.$A16]/(10*EXP(-10.73797+(2617.25/([.M$7]+273.15))))-1.013" office:value-type="float" office:value="1.4536500781466" calcext:value-type="float">
            <text:p>1,4536500781466</text:p>
          </table:table-cell>
          <table:table-cell table:formula="of:=[.$A16]/(10*EXP(-10.73797+(2617.25/([.N$7]+273.15))))-1.013" office:value-type="float" office:value="1.60535122455604" calcext:value-type="float">
            <text:p>1,60535122455604</text:p>
          </table:table-cell>
          <table:table-cell table:number-columns-repeated="1010"/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[.$A17]/(10*EXP(-10.73797+(2617.25/([.B$7]+273.15))))-1.013" office:value-type="float" office:value="0.226402998507262" calcext:value-type="float">
            <text:p>0,226402998507262</text:p>
          </table:table-cell>
          <table:table-cell table:formula="of:=[.$A17]/(10*EXP(-10.73797+(2617.25/([.C$7]+273.15))))-1.013" office:value-type="float" office:value="0.315801146993662" calcext:value-type="float">
            <text:p>0,315801146993662</text:p>
          </table:table-cell>
          <table:table-cell table:formula="of:=[.$A17]/(10*EXP(-10.73797+(2617.25/([.D$7]+273.15))))-1.013" office:value-type="float" office:value="0.410216257942335" calcext:value-type="float">
            <text:p>0,410216257942335</text:p>
          </table:table-cell>
          <table:table-cell table:formula="of:=[.$A17]/(10*EXP(-10.73797+(2617.25/([.E$7]+273.15))))-1.013" office:value-type="float" office:value="0.509841246726491" calcext:value-type="float">
            <text:p>0,509841246726491</text:p>
          </table:table-cell>
          <table:table-cell table:formula="of:=[.$A17]/(10*EXP(-10.73797+(2617.25/([.F$7]+273.15))))-1.013" office:value-type="float" office:value="0.614872234597319" calcext:value-type="float">
            <text:p>0,614872234597319</text:p>
          </table:table-cell>
          <table:table-cell table:formula="of:=[.$A17]/(10*EXP(-10.73797+(2617.25/([.G$7]+273.15))))-1.013" office:value-type="float" office:value="0.725508459085716" calcext:value-type="float">
            <text:p>0,725508459085716</text:p>
          </table:table-cell>
          <table:table-cell table:formula="of:=[.$A17]/(10*EXP(-10.73797+(2617.25/([.H$7]+273.15))))-1.013" office:value-type="float" office:value="0.8419521816114" calcext:value-type="float">
            <text:p>0,8419521816114</text:p>
          </table:table-cell>
          <table:table-cell table:formula="of:=[.$A17]/(10*EXP(-10.73797+(2617.25/([.I$7]+273.15))))-1.013" office:value-type="float" office:value="0.964408592491764" calcext:value-type="float">
            <text:p>0,964408592491764</text:p>
          </table:table-cell>
          <table:table-cell table:formula="of:=[.$A17]/(10*EXP(-10.73797+(2617.25/([.J$7]+273.15))))-1.013" office:value-type="float" office:value="1.09308571354191" calcext:value-type="float">
            <text:p>1,09308571354191</text:p>
          </table:table-cell>
          <table:table-cell table:formula="of:=[.$A17]/(10*EXP(-10.73797+(2617.25/([.K$7]+273.15))))-1.013" office:value-type="float" office:value="1.22819429845596" calcext:value-type="float">
            <text:p>1,22819429845596</text:p>
          </table:table-cell>
          <table:table-cell table:formula="of:=[.$A17]/(10*EXP(-10.73797+(2617.25/([.L$7]+273.15))))-1.013" office:value-type="float" office:value="1.36994773115796" calcext:value-type="float">
            <text:p>1,36994773115796</text:p>
          </table:table-cell>
          <table:table-cell table:formula="of:=[.$A17]/(10*EXP(-10.73797+(2617.25/([.M$7]+273.15))))-1.013" office:value-type="float" office:value="1.51856192230836" calcext:value-type="float">
            <text:p>1,51856192230836</text:p>
          </table:table-cell>
          <table:table-cell table:formula="of:=[.$A17]/(10*EXP(-10.73797+(2617.25/([.N$7]+273.15))))-1.013" office:value-type="float" office:value="1.67425520414962" calcext:value-type="float">
            <text:p>1,6742552041496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,258182562571551</text:p>
          </table:table-cell>
          <table:table-cell table:formula="of:=[.$A18]/(10*EXP(-10.73797+(2617.25/([.C$7]+273.15))))-1.013" office:value-type="float" office:value="0.349872971275551" calcext:value-type="float">
            <text:p>0,349872971275551</text:p>
          </table:table-cell>
          <table:table-cell table:formula="of:=[.$A18]/(10*EXP(-10.73797+(2617.25/([.D$7]+273.15))))-1.013" office:value-type="float" office:value="0.446708982504959" calcext:value-type="float">
            <text:p>0,446708982504959</text:p>
          </table:table-cell>
          <table:table-cell table:formula="of:=[.$A18]/(10*EXP(-10.73797+(2617.25/([.E$7]+273.15))))-1.013" office:value-type="float" office:value="0.548888458181016" calcext:value-type="float">
            <text:p>0,548888458181016</text:p>
          </table:table-cell>
          <table:table-cell table:formula="of:=[.$A18]/(10*EXP(-10.73797+(2617.25/([.F$7]+273.15))))-1.013" office:value-type="float" office:value="0.656612548304942" calcext:value-type="float">
            <text:p>0,656612548304942</text:p>
          </table:table-cell>
          <table:table-cell table:formula="of:=[.$A18]/(10*EXP(-10.73797+(2617.25/([.G$7]+273.15))))-1.013" office:value-type="float" office:value="0.770085599062272" calcext:value-type="float">
            <text:p>0,770085599062272</text:p>
          </table:table-cell>
          <table:table-cell table:formula="of:=[.$A18]/(10*EXP(-10.73797+(2617.25/([.H$7]+273.15))))-1.013" office:value-type="float" office:value="0.889515058062975" calcext:value-type="float">
            <text:p>0,889515058062975</text:p>
          </table:table-cell>
          <table:table-cell table:formula="of:=[.$A18]/(10*EXP(-10.73797+(2617.25/([.I$7]+273.15))))-1.013" office:value-type="float" office:value="1.01511137691463" calcext:value-type="float">
            <text:p>1,01511137691463</text:p>
          </table:table-cell>
          <table:table-cell table:formula="of:=[.$A18]/(10*EXP(-10.73797+(2617.25/([.J$7]+273.15))))-1.013" office:value-type="float" office:value="1.14708791132503" calcext:value-type="float">
            <text:p>1,14708791132503</text:p>
          </table:table-cell>
          <table:table-cell table:formula="of:=[.$A18]/(10*EXP(-10.73797+(2617.25/([.K$7]+273.15))))-1.013" office:value-type="float" office:value="1.28566081892919" calcext:value-type="float">
            <text:p>1,28566081892919</text:p>
          </table:table-cell>
          <table:table-cell table:formula="of:=[.$A18]/(10*EXP(-10.73797+(2617.25/([.L$7]+273.15))))-1.013" office:value-type="float" office:value="1.4310489550338" calcext:value-type="float">
            <text:p>1,4310489550338</text:p>
          </table:table-cell>
          <table:table-cell table:formula="of:=[.$A18]/(10*EXP(-10.73797+(2617.25/([.M$7]+273.15))))-1.013" office:value-type="float" office:value="1.58347376647011" calcext:value-type="float">
            <text:p>1,58347376647011</text:p>
          </table:table-cell>
          <table:table-cell table:formula="of:=[.$A18]/(10*EXP(-10.73797+(2617.25/([.N$7]+273.15))))-1.013" office:value-type="float" office:value="1.7431591837432" calcext:value-type="float">
            <text:p>1,7431591837432</text:p>
          </table:table-cell>
          <table:table-cell table:number-columns-repeated="1010"/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[.$A19]/(10*EXP(-10.73797+(2617.25/([.B$7]+273.15))))-1.013" office:value-type="float" office:value="0.289962126635839" calcext:value-type="float">
            <text:p>0,289962126635839</text:p>
          </table:table-cell>
          <table:table-cell table:formula="of:=[.$A19]/(10*EXP(-10.73797+(2617.25/([.C$7]+273.15))))-1.013" office:value-type="float" office:value="0.383944795557439" calcext:value-type="float">
            <text:p>0,383944795557439</text:p>
          </table:table-cell>
          <table:table-cell table:formula="of:=[.$A19]/(10*EXP(-10.73797+(2617.25/([.D$7]+273.15))))-1.013" office:value-type="float" office:value="0.483201707067583" calcext:value-type="float">
            <text:p>0,483201707067583</text:p>
          </table:table-cell>
          <table:table-cell table:formula="of:=[.$A19]/(10*EXP(-10.73797+(2617.25/([.E$7]+273.15))))-1.013" office:value-type="float" office:value="0.587935669635541" calcext:value-type="float">
            <text:p>0,587935669635541</text:p>
          </table:table-cell>
          <table:table-cell table:formula="of:=[.$A19]/(10*EXP(-10.73797+(2617.25/([.F$7]+273.15))))-1.013" office:value-type="float" office:value="0.698352862012566" calcext:value-type="float">
            <text:p>0,698352862012566</text:p>
          </table:table-cell>
          <table:table-cell table:formula="of:=[.$A19]/(10*EXP(-10.73797+(2617.25/([.G$7]+273.15))))-1.013" office:value-type="float" office:value="0.814662739038829" calcext:value-type="float">
            <text:p>0,814662739038829</text:p>
          </table:table-cell>
          <table:table-cell table:formula="of:=[.$A19]/(10*EXP(-10.73797+(2617.25/([.H$7]+273.15))))-1.013" office:value-type="float" office:value="0.937077934514549" calcext:value-type="float">
            <text:p>0,937077934514549</text:p>
          </table:table-cell>
          <table:table-cell table:formula="of:=[.$A19]/(10*EXP(-10.73797+(2617.25/([.I$7]+273.15))))-1.013" office:value-type="float" office:value="1.0658141613375" calcext:value-type="float">
            <text:p>1,0658141613375</text:p>
          </table:table-cell>
          <table:table-cell table:formula="of:=[.$A19]/(10*EXP(-10.73797+(2617.25/([.J$7]+273.15))))-1.013" office:value-type="float" office:value="1.20109010910816" calcext:value-type="float">
            <text:p>1,20109010910816</text:p>
          </table:table-cell>
          <table:table-cell table:formula="of:=[.$A19]/(10*EXP(-10.73797+(2617.25/([.K$7]+273.15))))-1.013" office:value-type="float" office:value="1.34312733940242" calcext:value-type="float">
            <text:p>1,34312733940242</text:p>
          </table:table-cell>
          <table:table-cell table:formula="of:=[.$A19]/(10*EXP(-10.73797+(2617.25/([.L$7]+273.15))))-1.013" office:value-type="float" office:value="1.49215017890965" calcext:value-type="float">
            <text:p>1,49215017890965</text:p>
          </table:table-cell>
          <table:table-cell table:formula="of:=[.$A19]/(10*EXP(-10.73797+(2617.25/([.M$7]+273.15))))-1.013" office:value-type="float" office:value="1.64838561063186" calcext:value-type="float">
            <text:p>1,64838561063186</text:p>
          </table:table-cell>
          <table:table-cell table:formula="of:=[.$A19]/(10*EXP(-10.73797+(2617.25/([.N$7]+273.15))))-1.013" office:value-type="float" office:value="1.81206316333678" calcext:value-type="float">
            <text:p>1,81206316333678</text:p>
          </table:table-cell>
          <table:table-cell table:number-columns-repeated="1010"/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A20]/(10*EXP(-10.73797+(2617.25/([.B$7]+273.15))))-1.013" office:value-type="float" office:value="0.321741690700128" calcext:value-type="float">
            <text:p>0,321741690700128</text:p>
          </table:table-cell>
          <table:table-cell table:formula="of:=[.$A20]/(10*EXP(-10.73797+(2617.25/([.C$7]+273.15))))-1.013" office:value-type="float" office:value="0.418016619839328" calcext:value-type="float">
            <text:p>0,418016619839328</text:p>
          </table:table-cell>
          <table:table-cell table:formula="of:=[.$A20]/(10*EXP(-10.73797+(2617.25/([.D$7]+273.15))))-1.013" office:value-type="float" office:value="0.519694431630207" calcext:value-type="float">
            <text:p>0,519694431630207</text:p>
          </table:table-cell>
          <table:table-cell table:formula="of:=[.$A20]/(10*EXP(-10.73797+(2617.25/([.E$7]+273.15))))-1.013" office:value-type="float" office:value="0.626982881090067" calcext:value-type="float">
            <text:p>0,626982881090067</text:p>
          </table:table-cell>
          <table:table-cell table:formula="of:=[.$A20]/(10*EXP(-10.73797+(2617.25/([.F$7]+273.15))))-1.013" office:value-type="float" office:value="0.740093175720189" calcext:value-type="float">
            <text:p>0,740093175720189</text:p>
          </table:table-cell>
          <table:table-cell table:formula="of:=[.$A20]/(10*EXP(-10.73797+(2617.25/([.G$7]+273.15))))-1.013" office:value-type="float" office:value="0.859239879015386" calcext:value-type="float">
            <text:p>0,859239879015386</text:p>
          </table:table-cell>
          <table:table-cell table:formula="of:=[.$A20]/(10*EXP(-10.73797+(2617.25/([.H$7]+273.15))))-1.013" office:value-type="float" office:value="0.984640810966124" calcext:value-type="float">
            <text:p>0,984640810966124</text:p>
          </table:table-cell>
          <table:table-cell table:formula="of:=[.$A20]/(10*EXP(-10.73797+(2617.25/([.I$7]+273.15))))-1.013" office:value-type="float" office:value="1.11651694576036" calcext:value-type="float">
            <text:p>1,11651694576036</text:p>
          </table:table-cell>
          <table:table-cell table:formula="of:=[.$A20]/(10*EXP(-10.73797+(2617.25/([.J$7]+273.15))))-1.013" office:value-type="float" office:value="1.25509230689129" calcext:value-type="float">
            <text:p>1,25509230689129</text:p>
          </table:table-cell>
          <table:table-cell table:formula="of:=[.$A20]/(10*EXP(-10.73797+(2617.25/([.K$7]+273.15))))-1.013" office:value-type="float" office:value="1.40059385987565" calcext:value-type="float">
            <text:p>1,40059385987565</text:p>
          </table:table-cell>
          <table:table-cell table:formula="of:=[.$A20]/(10*EXP(-10.73797+(2617.25/([.L$7]+273.15))))-1.013" office:value-type="float" office:value="1.55325140278549" calcext:value-type="float">
            <text:p>1,55325140278549</text:p>
          </table:table-cell>
          <table:table-cell table:formula="of:=[.$A20]/(10*EXP(-10.73797+(2617.25/([.M$7]+273.15))))-1.013" office:value-type="float" office:value="1.71329745479361" calcext:value-type="float">
            <text:p>1,71329745479361</text:p>
          </table:table-cell>
          <table:table-cell table:formula="of:=[.$A20]/(10*EXP(-10.73797+(2617.25/([.N$7]+273.15))))-1.013" office:value-type="float" office:value="1.88096714293036" calcext:value-type="float">
            <text:p>1,88096714293036</text:p>
          </table:table-cell>
          <table:table-cell table:number-columns-repeated="1010"/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[.$A21]/(10*EXP(-10.73797+(2617.25/([.B$7]+273.15))))-1.013" office:value-type="float" office:value="0.353521254764417" calcext:value-type="float">
            <text:p>0,353521254764417</text:p>
          </table:table-cell>
          <table:table-cell table:formula="of:=[.$A21]/(10*EXP(-10.73797+(2617.25/([.C$7]+273.15))))-1.013" office:value-type="float" office:value="0.452088444121217" calcext:value-type="float">
            <text:p>0,452088444121217</text:p>
          </table:table-cell>
          <table:table-cell table:formula="of:=[.$A21]/(10*EXP(-10.73797+(2617.25/([.D$7]+273.15))))-1.013" office:value-type="float" office:value="0.556187156192831" calcext:value-type="float">
            <text:p>0,556187156192831</text:p>
          </table:table-cell>
          <table:table-cell table:formula="of:=[.$A21]/(10*EXP(-10.73797+(2617.25/([.E$7]+273.15))))-1.013" office:value-type="float" office:value="0.666030092544592" calcext:value-type="float">
            <text:p>0,666030092544592</text:p>
          </table:table-cell>
          <table:table-cell table:formula="of:=[.$A21]/(10*EXP(-10.73797+(2617.25/([.F$7]+273.15))))-1.013" office:value-type="float" office:value="0.781833489427813" calcext:value-type="float">
            <text:p>0,781833489427813</text:p>
          </table:table-cell>
          <table:table-cell table:formula="of:=[.$A21]/(10*EXP(-10.73797+(2617.25/([.G$7]+273.15))))-1.013" office:value-type="float" office:value="0.903817018991943" calcext:value-type="float">
            <text:p>0,903817018991943</text:p>
          </table:table-cell>
          <table:table-cell table:formula="of:=[.$A21]/(10*EXP(-10.73797+(2617.25/([.H$7]+273.15))))-1.013" office:value-type="float" office:value="1.0322036874177" calcext:value-type="float">
            <text:p>1,0322036874177</text:p>
          </table:table-cell>
          <table:table-cell table:formula="of:=[.$A21]/(10*EXP(-10.73797+(2617.25/([.I$7]+273.15))))-1.013" office:value-type="float" office:value="1.16721973018323" calcext:value-type="float">
            <text:p>1,16721973018323</text:p>
          </table:table-cell>
          <table:table-cell table:formula="of:=[.$A21]/(10*EXP(-10.73797+(2617.25/([.J$7]+273.15))))-1.013" office:value-type="float" office:value="1.30909450467441" calcext:value-type="float">
            <text:p>1,30909450467441</text:p>
          </table:table-cell>
          <table:table-cell table:formula="of:=[.$A21]/(10*EXP(-10.73797+(2617.25/([.K$7]+273.15))))-1.013" office:value-type="float" office:value="1.45806038034888" calcext:value-type="float">
            <text:p>1,45806038034888</text:p>
          </table:table-cell>
          <table:table-cell table:formula="of:=[.$A21]/(10*EXP(-10.73797+(2617.25/([.L$7]+273.15))))-1.013" office:value-type="float" office:value="1.61435262666134" calcext:value-type="float">
            <text:p>1,61435262666134</text:p>
          </table:table-cell>
          <table:table-cell table:formula="of:=[.$A21]/(10*EXP(-10.73797+(2617.25/([.M$7]+273.15))))-1.013" office:value-type="float" office:value="1.77820929895537" calcext:value-type="float">
            <text:p>1,77820929895537</text:p>
          </table:table-cell>
          <table:table-cell table:formula="of:=[.$A21]/(10*EXP(-10.73797+(2617.25/([.N$7]+273.15))))-1.013" office:value-type="float" office:value="1.94987112252394" calcext:value-type="float">
            <text:p>1,94987112252394</text:p>
          </table:table-cell>
          <table:table-cell table:number-columns-repeated="1010"/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A22]/(10*EXP(-10.73797+(2617.25/([.B$7]+273.15))))-1.013" office:value-type="float" office:value="0.385300818828706" calcext:value-type="float">
            <text:p>0,385300818828706</text:p>
          </table:table-cell>
          <table:table-cell table:formula="of:=[.$A22]/(10*EXP(-10.73797+(2617.25/([.C$7]+273.15))))-1.013" office:value-type="float" office:value="0.486160268403106" calcext:value-type="float">
            <text:p>0,486160268403106</text:p>
          </table:table-cell>
          <table:table-cell table:formula="of:=[.$A22]/(10*EXP(-10.73797+(2617.25/([.D$7]+273.15))))-1.013" office:value-type="float" office:value="0.592679880755455" calcext:value-type="float">
            <text:p>0,592679880755455</text:p>
          </table:table-cell>
          <table:table-cell table:formula="of:=[.$A22]/(10*EXP(-10.73797+(2617.25/([.E$7]+273.15))))-1.013" office:value-type="float" office:value="0.705077303999118" calcext:value-type="float">
            <text:p>0,705077303999118</text:p>
          </table:table-cell>
          <table:table-cell table:formula="of:=[.$A22]/(10*EXP(-10.73797+(2617.25/([.F$7]+273.15))))-1.013" office:value-type="float" office:value="0.823573803135436" calcext:value-type="float">
            <text:p>0,823573803135436</text:p>
          </table:table-cell>
          <table:table-cell table:formula="of:=[.$A22]/(10*EXP(-10.73797+(2617.25/([.G$7]+273.15))))-1.013" office:value-type="float" office:value="0.9483941589685" calcext:value-type="float">
            <text:p>0,9483941589685</text:p>
          </table:table-cell>
          <table:table-cell table:formula="of:=[.$A22]/(10*EXP(-10.73797+(2617.25/([.H$7]+273.15))))-1.013" office:value-type="float" office:value="1.07976656386927" calcext:value-type="float">
            <text:p>1,07976656386927</text:p>
          </table:table-cell>
          <table:table-cell table:formula="of:=[.$A22]/(10*EXP(-10.73797+(2617.25/([.I$7]+273.15))))-1.013" office:value-type="float" office:value="1.21792251460609" calcext:value-type="float">
            <text:p>1,21792251460609</text:p>
          </table:table-cell>
          <table:table-cell table:formula="of:=[.$A22]/(10*EXP(-10.73797+(2617.25/([.J$7]+273.15))))-1.013" office:value-type="float" office:value="1.36309670245754" calcext:value-type="float">
            <text:p>1,36309670245754</text:p>
          </table:table-cell>
          <table:table-cell table:formula="of:=[.$A22]/(10*EXP(-10.73797+(2617.25/([.K$7]+273.15))))-1.013" office:value-type="float" office:value="1.51552690082211" calcext:value-type="float">
            <text:p>1,51552690082211</text:p>
          </table:table-cell>
          <table:table-cell table:formula="of:=[.$A22]/(10*EXP(-10.73797+(2617.25/([.L$7]+273.15))))-1.013" office:value-type="float" office:value="1.67545385053718" calcext:value-type="float">
            <text:p>1,67545385053718</text:p>
          </table:table-cell>
          <table:table-cell table:formula="of:=[.$A22]/(10*EXP(-10.73797+(2617.25/([.M$7]+273.15))))-1.013" office:value-type="float" office:value="1.84312114311712" calcext:value-type="float">
            <text:p>1,84312114311712</text:p>
          </table:table-cell>
          <table:table-cell table:formula="of:=[.$A22]/(10*EXP(-10.73797+(2617.25/([.N$7]+273.15))))-1.013" office:value-type="float" office:value="2.01877510211752" calcext:value-type="float">
            <text:p>2,01877510211752</text:p>
          </table:table-cell>
          <table:table-cell table:number-columns-repeated="1010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$A23]/(10*EXP(-10.73797+(2617.25/([.B$7]+273.15))))-1.013" office:value-type="float" office:value="0.417080382892994" calcext:value-type="float">
            <text:p>0,417080382892994</text:p>
          </table:table-cell>
          <table:table-cell table:formula="of:=[.$A23]/(10*EXP(-10.73797+(2617.25/([.C$7]+273.15))))-1.013" office:value-type="float" office:value="0.520232092684994" calcext:value-type="float">
            <text:p>0,520232092684994</text:p>
          </table:table-cell>
          <table:table-cell table:formula="of:=[.$A23]/(10*EXP(-10.73797+(2617.25/([.D$7]+273.15))))-1.013" office:value-type="float" office:value="0.629172605318079" calcext:value-type="float">
            <text:p>0,629172605318079</text:p>
          </table:table-cell>
          <table:table-cell table:formula="of:=[.$A23]/(10*EXP(-10.73797+(2617.25/([.E$7]+273.15))))-1.013" office:value-type="float" office:value="0.744124515453643" calcext:value-type="float">
            <text:p>0,744124515453643</text:p>
          </table:table-cell>
          <table:table-cell table:formula="of:=[.$A23]/(10*EXP(-10.73797+(2617.25/([.F$7]+273.15))))-1.013" office:value-type="float" office:value="0.86531411684306" calcext:value-type="float">
            <text:p>0,86531411684306</text:p>
          </table:table-cell>
          <table:table-cell table:formula="of:=[.$A23]/(10*EXP(-10.73797+(2617.25/([.G$7]+273.15))))-1.013" office:value-type="float" office:value="0.992971298945056" calcext:value-type="float">
            <text:p>0,992971298945056</text:p>
          </table:table-cell>
          <table:table-cell table:formula="of:=[.$A23]/(10*EXP(-10.73797+(2617.25/([.H$7]+273.15))))-1.013" office:value-type="float" office:value="1.12732944032085" calcext:value-type="float">
            <text:p>1,12732944032085</text:p>
          </table:table-cell>
          <table:table-cell table:formula="of:=[.$A23]/(10*EXP(-10.73797+(2617.25/([.I$7]+273.15))))-1.013" office:value-type="float" office:value="1.26862529902896" calcext:value-type="float">
            <text:p>1,26862529902896</text:p>
          </table:table-cell>
          <table:table-cell table:formula="of:=[.$A23]/(10*EXP(-10.73797+(2617.25/([.J$7]+273.15))))-1.013" office:value-type="float" office:value="1.41709890024066" calcext:value-type="float">
            <text:p>1,41709890024066</text:p>
          </table:table-cell>
          <table:table-cell table:formula="of:=[.$A23]/(10*EXP(-10.73797+(2617.25/([.K$7]+273.15))))-1.013" office:value-type="float" office:value="1.57299342129534" calcext:value-type="float">
            <text:p>1,57299342129534</text:p>
          </table:table-cell>
          <table:table-cell table:formula="of:=[.$A23]/(10*EXP(-10.73797+(2617.25/([.L$7]+273.15))))-1.013" office:value-type="float" office:value="1.73655507441303" calcext:value-type="float">
            <text:p>1,73655507441303</text:p>
          </table:table-cell>
          <table:table-cell table:formula="of:=[.$A23]/(10*EXP(-10.73797+(2617.25/([.M$7]+273.15))))-1.013" office:value-type="float" office:value="1.90803298727887" calcext:value-type="float">
            <text:p>1,90803298727887</text:p>
          </table:table-cell>
          <table:table-cell table:formula="of:=[.$A23]/(10*EXP(-10.73797+(2617.25/([.N$7]+273.15))))-1.013" office:value-type="float" office:value="2.0876790817111" calcext:value-type="float">
            <text:p>2,0876790817111</text:p>
          </table:table-cell>
          <table:table-cell table:number-columns-repeated="1010"/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A24]/(10*EXP(-10.73797+(2617.25/([.B$7]+273.15))))-1.013" office:value-type="float" office:value="0.448859946957283" calcext:value-type="float">
            <text:p>0,448859946957283</text:p>
          </table:table-cell>
          <table:table-cell table:formula="of:=[.$A24]/(10*EXP(-10.73797+(2617.25/([.C$7]+273.15))))-1.013" office:value-type="float" office:value="0.554303916966883" calcext:value-type="float">
            <text:p>0,554303916966883</text:p>
          </table:table-cell>
          <table:table-cell table:formula="of:=[.$A24]/(10*EXP(-10.73797+(2617.25/([.D$7]+273.15))))-1.013" office:value-type="float" office:value="0.665665329880703" calcext:value-type="float">
            <text:p>0,665665329880703</text:p>
          </table:table-cell>
          <table:table-cell table:formula="of:=[.$A24]/(10*EXP(-10.73797+(2617.25/([.E$7]+273.15))))-1.013" office:value-type="float" office:value="0.783171726908168" calcext:value-type="float">
            <text:p>0,783171726908168</text:p>
          </table:table-cell>
          <table:table-cell table:formula="of:=[.$A24]/(10*EXP(-10.73797+(2617.25/([.F$7]+273.15))))-1.013" office:value-type="float" office:value="0.907054430550683" calcext:value-type="float">
            <text:p>0,907054430550683</text:p>
          </table:table-cell>
          <table:table-cell table:formula="of:=[.$A24]/(10*EXP(-10.73797+(2617.25/([.G$7]+273.15))))-1.013" office:value-type="float" office:value="1.03754843892161" calcext:value-type="float">
            <text:p>1,03754843892161</text:p>
          </table:table-cell>
          <table:table-cell table:formula="of:=[.$A24]/(10*EXP(-10.73797+(2617.25/([.H$7]+273.15))))-1.013" office:value-type="float" office:value="1.17489231677242" calcext:value-type="float">
            <text:p>1,17489231677242</text:p>
          </table:table-cell>
          <table:table-cell table:formula="of:=[.$A24]/(10*EXP(-10.73797+(2617.25/([.I$7]+273.15))))-1.013" office:value-type="float" office:value="1.31932808345182" calcext:value-type="float">
            <text:p>1,31932808345182</text:p>
          </table:table-cell>
          <table:table-cell table:formula="of:=[.$A24]/(10*EXP(-10.73797+(2617.25/([.J$7]+273.15))))-1.013" office:value-type="float" office:value="1.47110109802379" calcext:value-type="float">
            <text:p>1,47110109802379</text:p>
          </table:table-cell>
          <table:table-cell table:formula="of:=[.$A24]/(10*EXP(-10.73797+(2617.25/([.K$7]+273.15))))-1.013" office:value-type="float" office:value="1.63045994176857" calcext:value-type="float">
            <text:p>1,63045994176857</text:p>
          </table:table-cell>
          <table:table-cell table:formula="of:=[.$A24]/(10*EXP(-10.73797+(2617.25/([.L$7]+273.15))))-1.013" office:value-type="float" office:value="1.79765629828887" calcext:value-type="float">
            <text:p>1,79765629828887</text:p>
          </table:table-cell>
          <table:table-cell table:formula="of:=[.$A24]/(10*EXP(-10.73797+(2617.25/([.M$7]+273.15))))-1.013" office:value-type="float" office:value="1.97294483144062" calcext:value-type="float">
            <text:p>1,97294483144062</text:p>
          </table:table-cell>
          <table:table-cell table:formula="of:=[.$A24]/(10*EXP(-10.73797+(2617.25/([.N$7]+273.15))))-1.013" office:value-type="float" office:value="2.15658306130468" calcext:value-type="float">
            <text:p>2,15658306130468</text:p>
          </table:table-cell>
          <table:table-cell table:number-columns-repeated="1010"/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[.$A25]/(10*EXP(-10.73797+(2617.25/([.B$7]+273.15))))-1.013" office:value-type="float" office:value="0.480639511021572" calcext:value-type="float">
            <text:p>0,480639511021572</text:p>
          </table:table-cell>
          <table:table-cell table:formula="of:=[.$A25]/(10*EXP(-10.73797+(2617.25/([.C$7]+273.15))))-1.013" office:value-type="float" office:value="0.588375741248772" calcext:value-type="float">
            <text:p>0,588375741248772</text:p>
          </table:table-cell>
          <table:table-cell table:formula="of:=[.$A25]/(10*EXP(-10.73797+(2617.25/([.D$7]+273.15))))-1.013" office:value-type="float" office:value="0.702158054443327" calcext:value-type="float">
            <text:p>0,702158054443327</text:p>
          </table:table-cell>
          <table:table-cell table:formula="of:=[.$A25]/(10*EXP(-10.73797+(2617.25/([.E$7]+273.15))))-1.013" office:value-type="float" office:value="0.822218938362694" calcext:value-type="float">
            <text:p>0,822218938362694</text:p>
          </table:table-cell>
          <table:table-cell table:formula="of:=[.$A25]/(10*EXP(-10.73797+(2617.25/([.F$7]+273.15))))-1.013" office:value-type="float" office:value="0.948794744258307" calcext:value-type="float">
            <text:p>0,948794744258307</text:p>
          </table:table-cell>
          <table:table-cell table:formula="of:=[.$A25]/(10*EXP(-10.73797+(2617.25/([.G$7]+273.15))))-1.013" office:value-type="float" office:value="1.08212557889817" calcext:value-type="float">
            <text:p>1,08212557889817</text:p>
          </table:table-cell>
          <table:table-cell table:formula="of:=[.$A25]/(10*EXP(-10.73797+(2617.25/([.H$7]+273.15))))-1.013" office:value-type="float" office:value="1.222455193224" calcext:value-type="float">
            <text:p>1,222455193224</text:p>
          </table:table-cell>
          <table:table-cell table:formula="of:=[.$A25]/(10*EXP(-10.73797+(2617.25/([.I$7]+273.15))))-1.013" office:value-type="float" office:value="1.37003086787469" calcext:value-type="float">
            <text:p>1,37003086787469</text:p>
          </table:table-cell>
          <table:table-cell table:formula="of:=[.$A25]/(10*EXP(-10.73797+(2617.25/([.J$7]+273.15))))-1.013" office:value-type="float" office:value="1.52510329580691" calcext:value-type="float">
            <text:p>1,52510329580691</text:p>
          </table:table-cell>
          <table:table-cell table:formula="of:=[.$A25]/(10*EXP(-10.73797+(2617.25/([.K$7]+273.15))))-1.013" office:value-type="float" office:value="1.6879264622418" calcext:value-type="float">
            <text:p>1,6879264622418</text:p>
          </table:table-cell>
          <table:table-cell table:formula="of:=[.$A25]/(10*EXP(-10.73797+(2617.25/([.L$7]+273.15))))-1.013" office:value-type="float" office:value="1.85875752216472" calcext:value-type="float">
            <text:p>1,85875752216472</text:p>
          </table:table-cell>
          <table:table-cell table:formula="of:=[.$A25]/(10*EXP(-10.73797+(2617.25/([.M$7]+273.15))))-1.013" office:value-type="float" office:value="2.03785667560238" calcext:value-type="float">
            <text:p>2,03785667560238</text:p>
          </table:table-cell>
          <table:table-cell table:formula="of:=[.$A25]/(10*EXP(-10.73797+(2617.25/([.N$7]+273.15))))-1.013" office:value-type="float" office:value="2.22548704089826" calcext:value-type="float">
            <text:p>2,22548704089826</text:p>
          </table:table-cell>
          <table:table-cell table:number-columns-repeated="1010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A26]/(10*EXP(-10.73797+(2617.25/([.B$7]+273.15))))-1.013" office:value-type="float" office:value="0.512419075085861" calcext:value-type="float">
            <text:p>0,512419075085861</text:p>
          </table:table-cell>
          <table:table-cell table:formula="of:=[.$A26]/(10*EXP(-10.73797+(2617.25/([.C$7]+273.15))))-1.013" office:value-type="float" office:value="0.62244756553066" calcext:value-type="float">
            <text:p>0,62244756553066</text:p>
          </table:table-cell>
          <table:table-cell table:formula="of:=[.$A26]/(10*EXP(-10.73797+(2617.25/([.D$7]+273.15))))-1.013" office:value-type="float" office:value="0.73865077900595" calcext:value-type="float">
            <text:p>0,73865077900595</text:p>
          </table:table-cell>
          <table:table-cell table:formula="of:=[.$A26]/(10*EXP(-10.73797+(2617.25/([.E$7]+273.15))))-1.013" office:value-type="float" office:value="0.861266149817219" calcext:value-type="float">
            <text:p>0,861266149817219</text:p>
          </table:table-cell>
          <table:table-cell table:formula="of:=[.$A26]/(10*EXP(-10.73797+(2617.25/([.F$7]+273.15))))-1.013" office:value-type="float" office:value="0.990535057965931" calcext:value-type="float">
            <text:p>0,990535057965931</text:p>
          </table:table-cell>
          <table:table-cell table:formula="of:=[.$A26]/(10*EXP(-10.73797+(2617.25/([.G$7]+273.15))))-1.013" office:value-type="float" office:value="1.12670271887473" calcext:value-type="float">
            <text:p>1,12670271887473</text:p>
          </table:table-cell>
          <table:table-cell table:formula="of:=[.$A26]/(10*EXP(-10.73797+(2617.25/([.H$7]+273.15))))-1.013" office:value-type="float" office:value="1.27001806967557" calcext:value-type="float">
            <text:p>1,27001806967557</text:p>
          </table:table-cell>
          <table:table-cell table:formula="of:=[.$A26]/(10*EXP(-10.73797+(2617.25/([.I$7]+273.15))))-1.013" office:value-type="float" office:value="1.42073365229756" calcext:value-type="float">
            <text:p>1,42073365229756</text:p>
          </table:table-cell>
          <table:table-cell table:formula="of:=[.$A26]/(10*EXP(-10.73797+(2617.25/([.J$7]+273.15))))-1.013" office:value-type="float" office:value="1.57910549359004" calcext:value-type="float">
            <text:p>1,57910549359004</text:p>
          </table:table-cell>
          <table:table-cell table:formula="of:=[.$A26]/(10*EXP(-10.73797+(2617.25/([.K$7]+273.15))))-1.013" office:value-type="float" office:value="1.74539298271503" calcext:value-type="float">
            <text:p>1,74539298271503</text:p>
          </table:table-cell>
          <table:table-cell table:formula="of:=[.$A26]/(10*EXP(-10.73797+(2617.25/([.L$7]+273.15))))-1.013" office:value-type="float" office:value="1.91985874604056" calcext:value-type="float">
            <text:p>1,91985874604056</text:p>
          </table:table-cell>
          <table:table-cell table:formula="of:=[.$A26]/(10*EXP(-10.73797+(2617.25/([.M$7]+273.15))))-1.013" office:value-type="float" office:value="2.10276851976413" calcext:value-type="float">
            <text:p>2,10276851976413</text:p>
          </table:table-cell>
          <table:table-cell table:formula="of:=[.$A26]/(10*EXP(-10.73797+(2617.25/([.N$7]+273.15))))-1.013" office:value-type="float" office:value="2.29439102049184" calcext:value-type="float">
            <text:p>2,29439102049184</text:p>
          </table:table-cell>
          <table:table-cell table:number-columns-repeated="1010"/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[.$A27]/(10*EXP(-10.73797+(2617.25/([.B$7]+273.15))))-1.013" office:value-type="float" office:value="0.544198639150149" calcext:value-type="float">
            <text:p>0,544198639150149</text:p>
          </table:table-cell>
          <table:table-cell table:formula="of:=[.$A27]/(10*EXP(-10.73797+(2617.25/([.C$7]+273.15))))-1.013" office:value-type="float" office:value="0.656519389812549" calcext:value-type="float">
            <text:p>0,656519389812549</text:p>
          </table:table-cell>
          <table:table-cell table:formula="of:=[.$A27]/(10*EXP(-10.73797+(2617.25/([.D$7]+273.15))))-1.013" office:value-type="float" office:value="0.775143503568575" calcext:value-type="float">
            <text:p>0,775143503568575</text:p>
          </table:table-cell>
          <table:table-cell table:formula="of:=[.$A27]/(10*EXP(-10.73797+(2617.25/([.E$7]+273.15))))-1.013" office:value-type="float" office:value="0.900313361271745" calcext:value-type="float">
            <text:p>0,900313361271745</text:p>
          </table:table-cell>
          <table:table-cell table:formula="of:=[.$A27]/(10*EXP(-10.73797+(2617.25/([.F$7]+273.15))))-1.013" office:value-type="float" office:value="1.03227537167355" calcext:value-type="float">
            <text:p>1,03227537167355</text:p>
          </table:table-cell>
          <table:table-cell table:formula="of:=[.$A27]/(10*EXP(-10.73797+(2617.25/([.G$7]+273.15))))-1.013" office:value-type="float" office:value="1.17127985885128" calcext:value-type="float">
            <text:p>1,17127985885128</text:p>
          </table:table-cell>
          <table:table-cell table:formula="of:=[.$A27]/(10*EXP(-10.73797+(2617.25/([.H$7]+273.15))))-1.013" office:value-type="float" office:value="1.31758094612714" calcext:value-type="float">
            <text:p>1,31758094612714</text:p>
          </table:table-cell>
          <table:table-cell table:formula="of:=[.$A27]/(10*EXP(-10.73797+(2617.25/([.I$7]+273.15))))-1.013" office:value-type="float" office:value="1.47143643672042" calcext:value-type="float">
            <text:p>1,47143643672042</text:p>
          </table:table-cell>
          <table:table-cell table:formula="of:=[.$A27]/(10*EXP(-10.73797+(2617.25/([.J$7]+273.15))))-1.013" office:value-type="float" office:value="1.63310769137317" calcext:value-type="float">
            <text:p>1,63310769137317</text:p>
          </table:table-cell>
          <table:table-cell table:formula="of:=[.$A27]/(10*EXP(-10.73797+(2617.25/([.K$7]+273.15))))-1.013" office:value-type="float" office:value="1.80285950318826" calcext:value-type="float">
            <text:p>1,80285950318826</text:p>
          </table:table-cell>
          <table:table-cell table:formula="of:=[.$A27]/(10*EXP(-10.73797+(2617.25/([.L$7]+273.15))))-1.013" office:value-type="float" office:value="1.98095996991641" calcext:value-type="float">
            <text:p>1,98095996991641</text:p>
          </table:table-cell>
          <table:table-cell table:formula="of:=[.$A27]/(10*EXP(-10.73797+(2617.25/([.M$7]+273.15))))-1.013" office:value-type="float" office:value="2.16768036392588" calcext:value-type="float">
            <text:p>2,16768036392588</text:p>
          </table:table-cell>
          <table:table-cell table:formula="of:=[.$A27]/(10*EXP(-10.73797+(2617.25/([.N$7]+273.15))))-1.013" office:value-type="float" office:value="2.36329500008542" calcext:value-type="float">
            <text:p>2,3632950000854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,575978203214438</text:p>
          </table:table-cell>
          <table:table-cell table:formula="of:=[.$A28]/(10*EXP(-10.73797+(2617.25/([.C$7]+273.15))))-1.013" office:value-type="float" office:value="0.690591214094438" calcext:value-type="float">
            <text:p>0,690591214094438</text:p>
          </table:table-cell>
          <table:table-cell table:formula="of:=[.$A28]/(10*EXP(-10.73797+(2617.25/([.D$7]+273.15))))-1.013" office:value-type="float" office:value="0.811636228131198" calcext:value-type="float">
            <text:p>0,811636228131198</text:p>
          </table:table-cell>
          <table:table-cell table:formula="of:=[.$A28]/(10*EXP(-10.73797+(2617.25/([.E$7]+273.15))))-1.013" office:value-type="float" office:value="0.93936057272627" calcext:value-type="float">
            <text:p>0,93936057272627</text:p>
          </table:table-cell>
          <table:table-cell table:formula="of:=[.$A28]/(10*EXP(-10.73797+(2617.25/([.F$7]+273.15))))-1.013" office:value-type="float" office:value="1.07401568538118" calcext:value-type="float">
            <text:p>1,07401568538118</text:p>
          </table:table-cell>
          <table:table-cell table:formula="of:=[.$A28]/(10*EXP(-10.73797+(2617.25/([.G$7]+273.15))))-1.013" office:value-type="float" office:value="1.21585699882784" calcext:value-type="float">
            <text:p>1,21585699882784</text:p>
          </table:table-cell>
          <table:table-cell table:formula="of:=[.$A28]/(10*EXP(-10.73797+(2617.25/([.H$7]+273.15))))-1.013" office:value-type="float" office:value="1.36514382257872" calcext:value-type="float">
            <text:p>1,36514382257872</text:p>
          </table:table-cell>
          <table:table-cell table:formula="of:=[.$A28]/(10*EXP(-10.73797+(2617.25/([.I$7]+273.15))))-1.013" office:value-type="float" office:value="1.52213922114329" calcext:value-type="float">
            <text:p>1,52213922114329</text:p>
          </table:table-cell>
          <table:table-cell table:formula="of:=[.$A28]/(10*EXP(-10.73797+(2617.25/([.J$7]+273.15))))-1.013" office:value-type="float" office:value="1.68710988915629" calcext:value-type="float">
            <text:p>1,68710988915629</text:p>
          </table:table-cell>
          <table:table-cell table:formula="of:=[.$A28]/(10*EXP(-10.73797+(2617.25/([.K$7]+273.15))))-1.013" office:value-type="float" office:value="1.86032602366149" calcext:value-type="float">
            <text:p>1,86032602366149</text:p>
          </table:table-cell>
          <table:table-cell table:formula="of:=[.$A28]/(10*EXP(-10.73797+(2617.25/([.L$7]+273.15))))-1.013" office:value-type="float" office:value="2.04206119379225" calcext:value-type="float">
            <text:p>2,04206119379225</text:p>
          </table:table-cell>
          <table:table-cell table:formula="of:=[.$A28]/(10*EXP(-10.73797+(2617.25/([.M$7]+273.15))))-1.013" office:value-type="float" office:value="2.23259220808763" calcext:value-type="float">
            <text:p>2,23259220808763</text:p>
          </table:table-cell>
          <table:table-cell table:formula="of:=[.$A28]/(10*EXP(-10.73797+(2617.25/([.N$7]+273.15))))-1.013" office:value-type="float" office:value="2.432198979679" calcext:value-type="float">
            <text:p>2,432198979679</text:p>
          </table:table-cell>
          <table:table-cell table:number-columns-repeated="1010"/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[.$A29]/(10*EXP(-10.73797+(2617.25/([.B$7]+273.15))))-1.013" office:value-type="float" office:value="0.607757767278727" calcext:value-type="float">
            <text:p>0,607757767278727</text:p>
          </table:table-cell>
          <table:table-cell table:formula="of:=[.$A29]/(10*EXP(-10.73797+(2617.25/([.C$7]+273.15))))-1.013" office:value-type="float" office:value="0.724663038376327" calcext:value-type="float">
            <text:p>0,724663038376327</text:p>
          </table:table-cell>
          <table:table-cell table:formula="of:=[.$A29]/(10*EXP(-10.73797+(2617.25/([.D$7]+273.15))))-1.013" office:value-type="float" office:value="0.848128952693822" calcext:value-type="float">
            <text:p>0,848128952693822</text:p>
          </table:table-cell>
          <table:table-cell table:formula="of:=[.$A29]/(10*EXP(-10.73797+(2617.25/([.E$7]+273.15))))-1.013" office:value-type="float" office:value="0.978407784180795" calcext:value-type="float">
            <text:p>0,978407784180795</text:p>
          </table:table-cell>
          <table:table-cell table:formula="of:=[.$A29]/(10*EXP(-10.73797+(2617.25/([.F$7]+273.15))))-1.013" office:value-type="float" office:value="1.1157559990888" calcext:value-type="float">
            <text:p>1,1157559990888</text:p>
          </table:table-cell>
          <table:table-cell table:formula="of:=[.$A29]/(10*EXP(-10.73797+(2617.25/([.G$7]+273.15))))-1.013" office:value-type="float" office:value="1.2604341388044" calcext:value-type="float">
            <text:p>1,2604341388044</text:p>
          </table:table-cell>
          <table:table-cell table:formula="of:=[.$A29]/(10*EXP(-10.73797+(2617.25/([.H$7]+273.15))))-1.013" office:value-type="float" office:value="1.41270669903029" calcext:value-type="float">
            <text:p>1,41270669903029</text:p>
          </table:table-cell>
          <table:table-cell table:formula="of:=[.$A29]/(10*EXP(-10.73797+(2617.25/([.I$7]+273.15))))-1.013" office:value-type="float" office:value="1.57284200556615" calcext:value-type="float">
            <text:p>1,57284200556615</text:p>
          </table:table-cell>
          <table:table-cell table:formula="of:=[.$A29]/(10*EXP(-10.73797+(2617.25/([.J$7]+273.15))))-1.013" office:value-type="float" office:value="1.74111208693942" calcext:value-type="float">
            <text:p>1,74111208693942</text:p>
          </table:table-cell>
          <table:table-cell table:formula="of:=[.$A29]/(10*EXP(-10.73797+(2617.25/([.K$7]+273.15))))-1.013" office:value-type="float" office:value="1.91779254413472" calcext:value-type="float">
            <text:p>1,91779254413472</text:p>
          </table:table-cell>
          <table:table-cell table:formula="of:=[.$A29]/(10*EXP(-10.73797+(2617.25/([.L$7]+273.15))))-1.013" office:value-type="float" office:value="2.1031624176681" calcext:value-type="float">
            <text:p>2,1031624176681</text:p>
          </table:table-cell>
          <table:table-cell table:formula="of:=[.$A29]/(10*EXP(-10.73797+(2617.25/([.M$7]+273.15))))-1.013" office:value-type="float" office:value="2.29750405224939" calcext:value-type="float">
            <text:p>2,29750405224939</text:p>
          </table:table-cell>
          <table:table-cell table:formula="of:=[.$A29]/(10*EXP(-10.73797+(2617.25/([.N$7]+273.15))))-1.013" office:value-type="float" office:value="2.50110295927258" calcext:value-type="float">
            <text:p>2,50110295927258</text:p>
          </table:table-cell>
          <table:table-cell table:number-columns-repeated="1010"/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A30]/(10*EXP(-10.73797+(2617.25/([.B$7]+273.15))))-1.013" office:value-type="float" office:value="0.639537331343016" calcext:value-type="float">
            <text:p>0,639537331343016</text:p>
          </table:table-cell>
          <table:table-cell table:formula="of:=[.$A30]/(10*EXP(-10.73797+(2617.25/([.C$7]+273.15))))-1.013" office:value-type="float" office:value="0.758734862658216" calcext:value-type="float">
            <text:p>0,758734862658216</text:p>
          </table:table-cell>
          <table:table-cell table:formula="of:=[.$A30]/(10*EXP(-10.73797+(2617.25/([.D$7]+273.15))))-1.013" office:value-type="float" office:value="0.884621677256446" calcext:value-type="float">
            <text:p>0,884621677256446</text:p>
          </table:table-cell>
          <table:table-cell table:formula="of:=[.$A30]/(10*EXP(-10.73797+(2617.25/([.E$7]+273.15))))-1.013" office:value-type="float" office:value="1.01745499563532" calcext:value-type="float">
            <text:p>1,01745499563532</text:p>
          </table:table-cell>
          <table:table-cell table:formula="of:=[.$A30]/(10*EXP(-10.73797+(2617.25/([.F$7]+273.15))))-1.013" office:value-type="float" office:value="1.15749631279642" calcext:value-type="float">
            <text:p>1,15749631279642</text:p>
          </table:table-cell>
          <table:table-cell table:formula="of:=[.$A30]/(10*EXP(-10.73797+(2617.25/([.G$7]+273.15))))-1.013" office:value-type="float" office:value="1.30501127878095" calcext:value-type="float">
            <text:p>1,30501127878095</text:p>
          </table:table-cell>
          <table:table-cell table:formula="of:=[.$A30]/(10*EXP(-10.73797+(2617.25/([.H$7]+273.15))))-1.013" office:value-type="float" office:value="1.46026957548187" calcext:value-type="float">
            <text:p>1,46026957548187</text:p>
          </table:table-cell>
          <table:table-cell table:formula="of:=[.$A30]/(10*EXP(-10.73797+(2617.25/([.I$7]+273.15))))-1.013" office:value-type="float" office:value="1.62354478998902" calcext:value-type="float">
            <text:p>1,62354478998902</text:p>
          </table:table-cell>
          <table:table-cell table:formula="of:=[.$A30]/(10*EXP(-10.73797+(2617.25/([.J$7]+273.15))))-1.013" office:value-type="float" office:value="1.79511428472254" calcext:value-type="float">
            <text:p>1,79511428472254</text:p>
          </table:table-cell>
          <table:table-cell table:formula="of:=[.$A30]/(10*EXP(-10.73797+(2617.25/([.K$7]+273.15))))-1.013" office:value-type="float" office:value="1.97525906460795" calcext:value-type="float">
            <text:p>1,97525906460795</text:p>
          </table:table-cell>
          <table:table-cell table:formula="of:=[.$A30]/(10*EXP(-10.73797+(2617.25/([.L$7]+273.15))))-1.013" office:value-type="float" office:value="2.16426364154394" calcext:value-type="float">
            <text:p>2,16426364154394</text:p>
          </table:table-cell>
          <table:table-cell table:formula="of:=[.$A30]/(10*EXP(-10.73797+(2617.25/([.M$7]+273.15))))-1.013" office:value-type="float" office:value="2.36241589641114" calcext:value-type="float">
            <text:p>2,36241589641114</text:p>
          </table:table-cell>
          <table:table-cell table:formula="of:=[.$A30]/(10*EXP(-10.73797+(2617.25/([.N$7]+273.15))))-1.013" office:value-type="float" office:value="2.57000693886616" calcext:value-type="float">
            <text:p>2,57000693886616</text:p>
          </table:table-cell>
          <table:table-cell table:number-columns-repeated="1010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$A31]/(10*EXP(-10.73797+(2617.25/([.B$7]+273.15))))-1.013" office:value-type="float" office:value="0.671316895407304" calcext:value-type="float">
            <text:p>0,671316895407304</text:p>
          </table:table-cell>
          <table:table-cell table:formula="of:=[.$A31]/(10*EXP(-10.73797+(2617.25/([.C$7]+273.15))))-1.013" office:value-type="float" office:value="0.792806686940105" calcext:value-type="float">
            <text:p>0,792806686940105</text:p>
          </table:table-cell>
          <table:table-cell table:formula="of:=[.$A31]/(10*EXP(-10.73797+(2617.25/([.D$7]+273.15))))-1.013" office:value-type="float" office:value="0.92111440181907" calcext:value-type="float">
            <text:p>0,92111440181907</text:p>
          </table:table-cell>
          <table:table-cell table:formula="of:=[.$A31]/(10*EXP(-10.73797+(2617.25/([.E$7]+273.15))))-1.013" office:value-type="float" office:value="1.05650220708985" calcext:value-type="float">
            <text:p>1,05650220708985</text:p>
          </table:table-cell>
          <table:table-cell table:formula="of:=[.$A31]/(10*EXP(-10.73797+(2617.25/([.F$7]+273.15))))-1.013" office:value-type="float" office:value="1.19923662650405" calcext:value-type="float">
            <text:p>1,19923662650405</text:p>
          </table:table-cell>
          <table:table-cell table:formula="of:=[.$A31]/(10*EXP(-10.73797+(2617.25/([.G$7]+273.15))))-1.013" office:value-type="float" office:value="1.34958841875751" calcext:value-type="float">
            <text:p>1,34958841875751</text:p>
          </table:table-cell>
          <table:table-cell table:formula="of:=[.$A31]/(10*EXP(-10.73797+(2617.25/([.H$7]+273.15))))-1.013" office:value-type="float" office:value="1.50783245193344" calcext:value-type="float">
            <text:p>1,50783245193344</text:p>
          </table:table-cell>
          <table:table-cell table:formula="of:=[.$A31]/(10*EXP(-10.73797+(2617.25/([.I$7]+273.15))))-1.013" office:value-type="float" office:value="1.67424757441188" calcext:value-type="float">
            <text:p>1,67424757441188</text:p>
          </table:table-cell>
          <table:table-cell table:formula="of:=[.$A31]/(10*EXP(-10.73797+(2617.25/([.J$7]+273.15))))-1.013" office:value-type="float" office:value="1.84911648250567" calcext:value-type="float">
            <text:p>1,84911648250567</text:p>
          </table:table-cell>
          <table:table-cell table:formula="of:=[.$A31]/(10*EXP(-10.73797+(2617.25/([.K$7]+273.15))))-1.013" office:value-type="float" office:value="2.03272558508118" calcext:value-type="float">
            <text:p>2,03272558508118</text:p>
          </table:table-cell>
          <table:table-cell table:formula="of:=[.$A31]/(10*EXP(-10.73797+(2617.25/([.L$7]+273.15))))-1.013" office:value-type="float" office:value="2.22536486541979" calcext:value-type="float">
            <text:p>2,22536486541979</text:p>
          </table:table-cell>
          <table:table-cell table:formula="of:=[.$A31]/(10*EXP(-10.73797+(2617.25/([.M$7]+273.15))))-1.013" office:value-type="float" office:value="2.42732774057289" calcext:value-type="float">
            <text:p>2,42732774057289</text:p>
          </table:table-cell>
          <table:table-cell table:formula="of:=[.$A31]/(10*EXP(-10.73797+(2617.25/([.N$7]+273.15))))-1.013" office:value-type="float" office:value="2.63891091845974" calcext:value-type="float">
            <text:p>2,63891091845974</text:p>
          </table:table-cell>
          <table:table-cell table:number-columns-repeated="1010"/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A32]/(10*EXP(-10.73797+(2617.25/([.B$7]+273.15))))-1.013" office:value-type="float" office:value="0.703096459471593" calcext:value-type="float">
            <text:p>0,703096459471593</text:p>
          </table:table-cell>
          <table:table-cell table:formula="of:=[.$A32]/(10*EXP(-10.73797+(2617.25/([.C$7]+273.15))))-1.013" office:value-type="float" office:value="0.826878511221993" calcext:value-type="float">
            <text:p>0,826878511221993</text:p>
          </table:table-cell>
          <table:table-cell table:formula="of:=[.$A32]/(10*EXP(-10.73797+(2617.25/([.D$7]+273.15))))-1.013" office:value-type="float" office:value="0.957607126381694" calcext:value-type="float">
            <text:p>0,957607126381694</text:p>
          </table:table-cell>
          <table:table-cell table:formula="of:=[.$A32]/(10*EXP(-10.73797+(2617.25/([.E$7]+273.15))))-1.013" office:value-type="float" office:value="1.09554941854437" calcext:value-type="float">
            <text:p>1,09554941854437</text:p>
          </table:table-cell>
          <table:table-cell table:formula="of:=[.$A32]/(10*EXP(-10.73797+(2617.25/([.F$7]+273.15))))-1.013" office:value-type="float" office:value="1.24097694021167" calcext:value-type="float">
            <text:p>1,24097694021167</text:p>
          </table:table-cell>
          <table:table-cell table:formula="of:=[.$A32]/(10*EXP(-10.73797+(2617.25/([.G$7]+273.15))))-1.013" office:value-type="float" office:value="1.39416555873407" calcext:value-type="float">
            <text:p>1,39416555873407</text:p>
          </table:table-cell>
          <table:table-cell table:formula="of:=[.$A32]/(10*EXP(-10.73797+(2617.25/([.H$7]+273.15))))-1.013" office:value-type="float" office:value="1.55539532838502" calcext:value-type="float">
            <text:p>1,55539532838502</text:p>
          </table:table-cell>
          <table:table-cell table:formula="of:=[.$A32]/(10*EXP(-10.73797+(2617.25/([.I$7]+273.15))))-1.013" office:value-type="float" office:value="1.72495035883475" calcext:value-type="float">
            <text:p>1,72495035883475</text:p>
          </table:table-cell>
          <table:table-cell table:formula="of:=[.$A32]/(10*EXP(-10.73797+(2617.25/([.J$7]+273.15))))-1.013" office:value-type="float" office:value="1.9031186802888" calcext:value-type="float">
            <text:p>1,9031186802888</text:p>
          </table:table-cell>
          <table:table-cell table:formula="of:=[.$A32]/(10*EXP(-10.73797+(2617.25/([.K$7]+273.15))))-1.013" office:value-type="float" office:value="2.09019210555441" calcext:value-type="float">
            <text:p>2,09019210555441</text:p>
          </table:table-cell>
          <table:table-cell table:formula="of:=[.$A32]/(10*EXP(-10.73797+(2617.25/([.L$7]+273.15))))-1.013" office:value-type="float" office:value="2.28646608929563" calcext:value-type="float">
            <text:p>2,28646608929563</text:p>
          </table:table-cell>
          <table:table-cell table:formula="of:=[.$A32]/(10*EXP(-10.73797+(2617.25/([.M$7]+273.15))))-1.013" office:value-type="float" office:value="2.49223958473465" calcext:value-type="float">
            <text:p>2,49223958473465</text:p>
          </table:table-cell>
          <table:table-cell table:formula="of:=[.$A32]/(10*EXP(-10.73797+(2617.25/([.N$7]+273.15))))-1.013" office:value-type="float" office:value="2.70781489805332" calcext:value-type="float">
            <text:p>2,70781489805332</text:p>
          </table:table-cell>
          <table:table-cell table:number-columns-repeated="1010"/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$A33]/(10*EXP(-10.73797+(2617.25/([.B$7]+273.15))))-1.013" office:value-type="float" office:value="0.734876023535882" calcext:value-type="float">
            <text:p>0,734876023535882</text:p>
          </table:table-cell>
          <table:table-cell table:formula="of:=[.$A33]/(10*EXP(-10.73797+(2617.25/([.C$7]+273.15))))-1.013" office:value-type="float" office:value="0.860950335503882" calcext:value-type="float">
            <text:p>0,860950335503882</text:p>
          </table:table-cell>
          <table:table-cell table:formula="of:=[.$A33]/(10*EXP(-10.73797+(2617.25/([.D$7]+273.15))))-1.013" office:value-type="float" office:value="0.994099850944318" calcext:value-type="float">
            <text:p>0,994099850944318</text:p>
          </table:table-cell>
          <table:table-cell table:formula="of:=[.$A33]/(10*EXP(-10.73797+(2617.25/([.E$7]+273.15))))-1.013" office:value-type="float" office:value="1.1345966299989" calcext:value-type="float">
            <text:p>1,1345966299989</text:p>
          </table:table-cell>
          <table:table-cell table:formula="of:=[.$A33]/(10*EXP(-10.73797+(2617.25/([.F$7]+273.15))))-1.013" office:value-type="float" office:value="1.2827172539193" calcext:value-type="float">
            <text:p>1,2827172539193</text:p>
          </table:table-cell>
          <table:table-cell table:formula="of:=[.$A33]/(10*EXP(-10.73797+(2617.25/([.G$7]+273.15))))-1.013" office:value-type="float" office:value="1.43874269871062" calcext:value-type="float">
            <text:p>1,43874269871062</text:p>
          </table:table-cell>
          <table:table-cell table:formula="of:=[.$A33]/(10*EXP(-10.73797+(2617.25/([.H$7]+273.15))))-1.013" office:value-type="float" office:value="1.60295820483659" calcext:value-type="float">
            <text:p>1,60295820483659</text:p>
          </table:table-cell>
          <table:table-cell table:formula="of:=[.$A33]/(10*EXP(-10.73797+(2617.25/([.I$7]+273.15))))-1.013" office:value-type="float" office:value="1.77565314325762" calcext:value-type="float">
            <text:p>1,77565314325762</text:p>
          </table:table-cell>
          <table:table-cell table:formula="of:=[.$A33]/(10*EXP(-10.73797+(2617.25/([.J$7]+273.15))))-1.013" office:value-type="float" office:value="1.95712087807192" calcext:value-type="float">
            <text:p>1,95712087807192</text:p>
          </table:table-cell>
          <table:table-cell table:formula="of:=[.$A33]/(10*EXP(-10.73797+(2617.25/([.K$7]+273.15))))-1.013" office:value-type="float" office:value="2.14765862602764" calcext:value-type="float">
            <text:p>2,14765862602764</text:p>
          </table:table-cell>
          <table:table-cell table:formula="of:=[.$A33]/(10*EXP(-10.73797+(2617.25/([.L$7]+273.15))))-1.013" office:value-type="float" office:value="2.34756731317148" calcext:value-type="float">
            <text:p>2,34756731317148</text:p>
          </table:table-cell>
          <table:table-cell table:formula="of:=[.$A33]/(10*EXP(-10.73797+(2617.25/([.M$7]+273.15))))-1.013" office:value-type="float" office:value="2.5571514288964" calcext:value-type="float">
            <text:p>2,5571514288964</text:p>
          </table:table-cell>
          <table:table-cell table:formula="of:=[.$A33]/(10*EXP(-10.73797+(2617.25/([.N$7]+273.15))))-1.013" office:value-type="float" office:value="2.7767188776469" calcext:value-type="float">
            <text:p>2,7767188776469</text:p>
          </table:table-cell>
          <table:table-cell table:number-columns-repeated="1010"/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A34]/(10*EXP(-10.73797+(2617.25/([.B$7]+273.15))))-1.013" office:value-type="float" office:value="0.766655587600171" calcext:value-type="float">
            <text:p>0,766655587600171</text:p>
          </table:table-cell>
          <table:table-cell table:formula="of:=[.$A34]/(10*EXP(-10.73797+(2617.25/([.C$7]+273.15))))-1.013" office:value-type="float" office:value="0.895022159785771" calcext:value-type="float">
            <text:p>0,895022159785771</text:p>
          </table:table-cell>
          <table:table-cell table:formula="of:=[.$A34]/(10*EXP(-10.73797+(2617.25/([.D$7]+273.15))))-1.013" office:value-type="float" office:value="1.03059257550694" calcext:value-type="float">
            <text:p>1,03059257550694</text:p>
          </table:table-cell>
          <table:table-cell table:formula="of:=[.$A34]/(10*EXP(-10.73797+(2617.25/([.E$7]+273.15))))-1.013" office:value-type="float" office:value="1.17364384145342" calcext:value-type="float">
            <text:p>1,17364384145342</text:p>
          </table:table-cell>
          <table:table-cell table:formula="of:=[.$A34]/(10*EXP(-10.73797+(2617.25/([.F$7]+273.15))))-1.013" office:value-type="float" office:value="1.32445756762692" calcext:value-type="float">
            <text:p>1,32445756762692</text:p>
          </table:table-cell>
          <table:table-cell table:formula="of:=[.$A34]/(10*EXP(-10.73797+(2617.25/([.G$7]+273.15))))-1.013" office:value-type="float" office:value="1.48331983868718" calcext:value-type="float">
            <text:p>1,48331983868718</text:p>
          </table:table-cell>
          <table:table-cell table:formula="of:=[.$A34]/(10*EXP(-10.73797+(2617.25/([.H$7]+273.15))))-1.013" office:value-type="float" office:value="1.65052108128816" calcext:value-type="float">
            <text:p>1,65052108128816</text:p>
          </table:table-cell>
          <table:table-cell table:formula="of:=[.$A34]/(10*EXP(-10.73797+(2617.25/([.I$7]+273.15))))-1.013" office:value-type="float" office:value="1.82635592768048" calcext:value-type="float">
            <text:p>1,82635592768048</text:p>
          </table:table-cell>
          <table:table-cell table:formula="of:=[.$A34]/(10*EXP(-10.73797+(2617.25/([.J$7]+273.15))))-1.013" office:value-type="float" office:value="2.01112307585505" calcext:value-type="float">
            <text:p>2,01112307585505</text:p>
          </table:table-cell>
          <table:table-cell table:formula="of:=[.$A34]/(10*EXP(-10.73797+(2617.25/([.K$7]+273.15))))-1.013" office:value-type="float" office:value="2.20512514650087" calcext:value-type="float">
            <text:p>2,20512514650087</text:p>
          </table:table-cell>
          <table:table-cell table:formula="of:=[.$A34]/(10*EXP(-10.73797+(2617.25/([.L$7]+273.15))))-1.013" office:value-type="float" office:value="2.40866853704732" calcext:value-type="float">
            <text:p>2,40866853704732</text:p>
          </table:table-cell>
          <table:table-cell table:formula="of:=[.$A34]/(10*EXP(-10.73797+(2617.25/([.M$7]+273.15))))-1.013" office:value-type="float" office:value="2.62206327305815" calcext:value-type="float">
            <text:p>2,62206327305815</text:p>
          </table:table-cell>
          <table:table-cell table:formula="of:=[.$A34]/(10*EXP(-10.73797+(2617.25/([.N$7]+273.15))))-1.013" office:value-type="float" office:value="2.84562285724048" calcext:value-type="float">
            <text:p>2,84562285724048</text:p>
          </table:table-cell>
          <table:table-cell table:number-columns-repeated="1010"/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[.$A35]/(10*EXP(-10.73797+(2617.25/([.B$7]+273.15))))-1.013" office:value-type="float" office:value="0.798435151664459" calcext:value-type="float">
            <text:p>0,798435151664459</text:p>
          </table:table-cell>
          <table:table-cell table:formula="of:=[.$A35]/(10*EXP(-10.73797+(2617.25/([.C$7]+273.15))))-1.013" office:value-type="float" office:value="0.92909398406766" calcext:value-type="float">
            <text:p>0,92909398406766</text:p>
          </table:table-cell>
          <table:table-cell table:formula="of:=[.$A35]/(10*EXP(-10.73797+(2617.25/([.D$7]+273.15))))-1.013" office:value-type="float" office:value="1.06708530006957" calcext:value-type="float">
            <text:p>1,06708530006957</text:p>
          </table:table-cell>
          <table:table-cell table:formula="of:=[.$A35]/(10*EXP(-10.73797+(2617.25/([.E$7]+273.15))))-1.013" office:value-type="float" office:value="1.21269105290795" calcext:value-type="float">
            <text:p>1,21269105290795</text:p>
          </table:table-cell>
          <table:table-cell table:formula="of:=[.$A35]/(10*EXP(-10.73797+(2617.25/([.F$7]+273.15))))-1.013" office:value-type="float" office:value="1.36619788133454" calcext:value-type="float">
            <text:p>1,36619788133454</text:p>
          </table:table-cell>
          <table:table-cell table:formula="of:=[.$A35]/(10*EXP(-10.73797+(2617.25/([.G$7]+273.15))))-1.013" office:value-type="float" office:value="1.52789697866374" calcext:value-type="float">
            <text:p>1,52789697866374</text:p>
          </table:table-cell>
          <table:table-cell table:formula="of:=[.$A35]/(10*EXP(-10.73797+(2617.25/([.H$7]+273.15))))-1.013" office:value-type="float" office:value="1.69808395773974" calcext:value-type="float">
            <text:p>1,69808395773974</text:p>
          </table:table-cell>
          <table:table-cell table:formula="of:=[.$A35]/(10*EXP(-10.73797+(2617.25/([.I$7]+273.15))))-1.013" office:value-type="float" office:value="1.87705871210335" calcext:value-type="float">
            <text:p>1,87705871210335</text:p>
          </table:table-cell>
          <table:table-cell table:formula="of:=[.$A35]/(10*EXP(-10.73797+(2617.25/([.J$7]+273.15))))-1.013" office:value-type="float" office:value="2.06512527363817" calcext:value-type="float">
            <text:p>2,06512527363817</text:p>
          </table:table-cell>
          <table:table-cell table:formula="of:=[.$A35]/(10*EXP(-10.73797+(2617.25/([.K$7]+273.15))))-1.013" office:value-type="float" office:value="2.2625916669741" calcext:value-type="float">
            <text:p>2,2625916669741</text:p>
          </table:table-cell>
          <table:table-cell table:formula="of:=[.$A35]/(10*EXP(-10.73797+(2617.25/([.L$7]+273.15))))-1.013" office:value-type="float" office:value="2.46976976092317" calcext:value-type="float">
            <text:p>2,46976976092317</text:p>
          </table:table-cell>
          <table:table-cell table:formula="of:=[.$A35]/(10*EXP(-10.73797+(2617.25/([.M$7]+273.15))))-1.013" office:value-type="float" office:value="2.6869751172199" calcext:value-type="float">
            <text:p>2,6869751172199</text:p>
          </table:table-cell>
          <table:table-cell table:formula="of:=[.$A35]/(10*EXP(-10.73797+(2617.25/([.N$7]+273.15))))-1.013" office:value-type="float" office:value="2.91452683683406" calcext:value-type="float">
            <text:p>2,91452683683406</text:p>
          </table:table-cell>
          <table:table-cell table:number-columns-repeated="1010"/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A36]/(10*EXP(-10.73797+(2617.25/([.B$7]+273.15))))-1.013" office:value-type="float" office:value="0.830214715728748" calcext:value-type="float">
            <text:p>0,830214715728748</text:p>
          </table:table-cell>
          <table:table-cell table:formula="of:=[.$A36]/(10*EXP(-10.73797+(2617.25/([.C$7]+273.15))))-1.013" office:value-type="float" office:value="0.963165808349548" calcext:value-type="float">
            <text:p>0,963165808349548</text:p>
          </table:table-cell>
          <table:table-cell table:formula="of:=[.$A36]/(10*EXP(-10.73797+(2617.25/([.D$7]+273.15))))-1.013" office:value-type="float" office:value="1.10357802463219" calcext:value-type="float">
            <text:p>1,10357802463219</text:p>
          </table:table-cell>
          <table:table-cell table:formula="of:=[.$A36]/(10*EXP(-10.73797+(2617.25/([.E$7]+273.15))))-1.013" office:value-type="float" office:value="1.25173826436247" calcext:value-type="float">
            <text:p>1,25173826436247</text:p>
          </table:table-cell>
          <table:table-cell table:formula="of:=[.$A36]/(10*EXP(-10.73797+(2617.25/([.F$7]+273.15))))-1.013" office:value-type="float" office:value="1.40793819504217" calcext:value-type="float">
            <text:p>1,40793819504217</text:p>
          </table:table-cell>
          <table:table-cell table:formula="of:=[.$A36]/(10*EXP(-10.73797+(2617.25/([.G$7]+273.15))))-1.013" office:value-type="float" office:value="1.5724741186403" calcext:value-type="float">
            <text:p>1,5724741186403</text:p>
          </table:table-cell>
          <table:table-cell table:formula="of:=[.$A36]/(10*EXP(-10.73797+(2617.25/([.H$7]+273.15))))-1.013" office:value-type="float" office:value="1.74564683419131" calcext:value-type="float">
            <text:p>1,74564683419131</text:p>
          </table:table-cell>
          <table:table-cell table:formula="of:=[.$A36]/(10*EXP(-10.73797+(2617.25/([.I$7]+273.15))))-1.013" office:value-type="float" office:value="1.92776149652621" calcext:value-type="float">
            <text:p>1,92776149652621</text:p>
          </table:table-cell>
          <table:table-cell table:formula="of:=[.$A36]/(10*EXP(-10.73797+(2617.25/([.J$7]+273.15))))-1.013" office:value-type="float" office:value="2.1191274714213" calcext:value-type="float">
            <text:p>2,1191274714213</text:p>
          </table:table-cell>
          <table:table-cell table:formula="of:=[.$A36]/(10*EXP(-10.73797+(2617.25/([.K$7]+273.15))))-1.013" office:value-type="float" office:value="2.32005818744733" calcext:value-type="float">
            <text:p>2,32005818744733</text:p>
          </table:table-cell>
          <table:table-cell table:formula="of:=[.$A36]/(10*EXP(-10.73797+(2617.25/([.L$7]+273.15))))-1.013" office:value-type="float" office:value="2.53087098479901" calcext:value-type="float">
            <text:p>2,53087098479901</text:p>
          </table:table-cell>
          <table:table-cell table:formula="of:=[.$A36]/(10*EXP(-10.73797+(2617.25/([.M$7]+273.15))))-1.013" office:value-type="float" office:value="2.75188696138166" calcext:value-type="float">
            <text:p>2,75188696138166</text:p>
          </table:table-cell>
          <table:table-cell table:formula="of:=[.$A36]/(10*EXP(-10.73797+(2617.25/([.N$7]+273.15))))-1.013" office:value-type="float" office:value="2.98343081642764" calcext:value-type="float">
            <text:p>2,98343081642764</text:p>
          </table:table-cell>
          <table:table-cell table:number-columns-repeated="1010"/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[.$A37]/(10*EXP(-10.73797+(2617.25/([.B$7]+273.15))))-1.013" office:value-type="float" office:value="0.861994279793037" calcext:value-type="float">
            <text:p>0,861994279793037</text:p>
          </table:table-cell>
          <table:table-cell table:formula="of:=[.$A37]/(10*EXP(-10.73797+(2617.25/([.C$7]+273.15))))-1.013" office:value-type="float" office:value="0.997237632631437" calcext:value-type="float">
            <text:p>0,997237632631437</text:p>
          </table:table-cell>
          <table:table-cell table:formula="of:=[.$A37]/(10*EXP(-10.73797+(2617.25/([.D$7]+273.15))))-1.013" office:value-type="float" office:value="1.14007074919481" calcext:value-type="float">
            <text:p>1,14007074919481</text:p>
          </table:table-cell>
          <table:table-cell table:formula="of:=[.$A37]/(10*EXP(-10.73797+(2617.25/([.E$7]+273.15))))-1.013" office:value-type="float" office:value="1.290785475817" calcext:value-type="float">
            <text:p>1,290785475817</text:p>
          </table:table-cell>
          <table:table-cell table:formula="of:=[.$A37]/(10*EXP(-10.73797+(2617.25/([.F$7]+273.15))))-1.013" office:value-type="float" office:value="1.44967850874979" calcext:value-type="float">
            <text:p>1,44967850874979</text:p>
          </table:table-cell>
          <table:table-cell table:formula="of:=[.$A37]/(10*EXP(-10.73797+(2617.25/([.G$7]+273.15))))-1.013" office:value-type="float" office:value="1.61705125861685" calcext:value-type="float">
            <text:p>1,61705125861685</text:p>
          </table:table-cell>
          <table:table-cell table:formula="of:=[.$A37]/(10*EXP(-10.73797+(2617.25/([.H$7]+273.15))))-1.013" office:value-type="float" office:value="1.79320971064289" calcext:value-type="float">
            <text:p>1,79320971064289</text:p>
          </table:table-cell>
          <table:table-cell table:formula="of:=[.$A37]/(10*EXP(-10.73797+(2617.25/([.I$7]+273.15))))-1.013" office:value-type="float" office:value="1.97846428094908" calcext:value-type="float">
            <text:p>1,97846428094908</text:p>
          </table:table-cell>
          <table:table-cell table:formula="of:=[.$A37]/(10*EXP(-10.73797+(2617.25/([.J$7]+273.15))))-1.013" office:value-type="float" office:value="2.17312966920442" calcext:value-type="float">
            <text:p>2,17312966920442</text:p>
          </table:table-cell>
          <table:table-cell table:formula="of:=[.$A37]/(10*EXP(-10.73797+(2617.25/([.K$7]+273.15))))-1.013" office:value-type="float" office:value="2.37752470792056" calcext:value-type="float">
            <text:p>2,37752470792056</text:p>
          </table:table-cell>
          <table:table-cell table:formula="of:=[.$A37]/(10*EXP(-10.73797+(2617.25/([.L$7]+273.15))))-1.013" office:value-type="float" office:value="2.59197220867486" calcext:value-type="float">
            <text:p>2,59197220867486</text:p>
          </table:table-cell>
          <table:table-cell table:formula="of:=[.$A37]/(10*EXP(-10.73797+(2617.25/([.M$7]+273.15))))-1.013" office:value-type="float" office:value="2.81679880554341" calcext:value-type="float">
            <text:p>2,81679880554341</text:p>
          </table:table-cell>
          <table:table-cell table:formula="of:=[.$A37]/(10*EXP(-10.73797+(2617.25/([.N$7]+273.15))))-1.013" office:value-type="float" office:value="3.05233479602122" calcext:value-type="float">
            <text:p>3,05233479602122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,893773843857326</text:p>
          </table:table-cell>
          <table:table-cell table:formula="of:=[.$A38]/(10*EXP(-10.73797+(2617.25/([.C$7]+273.15))))-1.013" office:value-type="float" office:value="1.03130945691333" calcext:value-type="float">
            <text:p>1,03130945691333</text:p>
          </table:table-cell>
          <table:table-cell table:formula="of:=[.$A38]/(10*EXP(-10.73797+(2617.25/([.D$7]+273.15))))-1.013" office:value-type="float" office:value="1.17656347375744" calcext:value-type="float">
            <text:p>1,17656347375744</text:p>
          </table:table-cell>
          <table:table-cell table:formula="of:=[.$A38]/(10*EXP(-10.73797+(2617.25/([.E$7]+273.15))))-1.013" office:value-type="float" office:value="1.32983268727152" calcext:value-type="float">
            <text:p>1,32983268727152</text:p>
          </table:table-cell>
          <table:table-cell table:formula="of:=[.$A38]/(10*EXP(-10.73797+(2617.25/([.F$7]+273.15))))-1.013" office:value-type="float" office:value="1.49141882245741" calcext:value-type="float">
            <text:p>1,49141882245741</text:p>
          </table:table-cell>
          <table:table-cell table:formula="of:=[.$A38]/(10*EXP(-10.73797+(2617.25/([.G$7]+273.15))))-1.013" office:value-type="float" office:value="1.66162839859341" calcext:value-type="float">
            <text:p>1,66162839859341</text:p>
          </table:table-cell>
          <table:table-cell table:formula="of:=[.$A38]/(10*EXP(-10.73797+(2617.25/([.H$7]+273.15))))-1.013" office:value-type="float" office:value="1.84077258709446" calcext:value-type="float">
            <text:p>1,84077258709446</text:p>
          </table:table-cell>
          <table:table-cell table:formula="of:=[.$A38]/(10*EXP(-10.73797+(2617.25/([.I$7]+273.15))))-1.013" office:value-type="float" office:value="2.02916706537194" calcext:value-type="float">
            <text:p>2,02916706537194</text:p>
          </table:table-cell>
          <table:table-cell table:formula="of:=[.$A38]/(10*EXP(-10.73797+(2617.25/([.J$7]+273.15))))-1.013" office:value-type="float" office:value="2.22713186698755" calcext:value-type="float">
            <text:p>2,22713186698755</text:p>
          </table:table-cell>
          <table:table-cell table:formula="of:=[.$A38]/(10*EXP(-10.73797+(2617.25/([.K$7]+273.15))))-1.013" office:value-type="float" office:value="2.43499122839379" calcext:value-type="float">
            <text:p>2,43499122839379</text:p>
          </table:table-cell>
          <table:table-cell table:formula="of:=[.$A38]/(10*EXP(-10.73797+(2617.25/([.L$7]+273.15))))-1.013" office:value-type="float" office:value="2.6530734325507" calcext:value-type="float">
            <text:p>2,6530734325507</text:p>
          </table:table-cell>
          <table:table-cell table:formula="of:=[.$A38]/(10*EXP(-10.73797+(2617.25/([.M$7]+273.15))))-1.013" office:value-type="float" office:value="2.88171064970516" calcext:value-type="float">
            <text:p>2,88171064970516</text:p>
          </table:table-cell>
          <table:table-cell table:formula="of:=[.$A38]/(10*EXP(-10.73797+(2617.25/([.N$7]+273.15))))-1.013" office:value-type="float" office:value="3.1212387756148" calcext:value-type="float">
            <text:p>3,1212387756148</text:p>
          </table:table-cell>
          <table:table-cell table:number-columns-repeated="1010"/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[.$A39]/(10*EXP(-10.73797+(2617.25/([.B$7]+273.15))))-1.013" office:value-type="float" office:value="0.925553407921614" calcext:value-type="float">
            <text:p>0,925553407921614</text:p>
          </table:table-cell>
          <table:table-cell table:formula="of:=[.$A39]/(10*EXP(-10.73797+(2617.25/([.C$7]+273.15))))-1.013" office:value-type="float" office:value="1.06538128119521" calcext:value-type="float">
            <text:p>1,06538128119521</text:p>
          </table:table-cell>
          <table:table-cell table:formula="of:=[.$A39]/(10*EXP(-10.73797+(2617.25/([.D$7]+273.15))))-1.013" office:value-type="float" office:value="1.21305619832006" calcext:value-type="float">
            <text:p>1,21305619832006</text:p>
          </table:table-cell>
          <table:table-cell table:formula="of:=[.$A39]/(10*EXP(-10.73797+(2617.25/([.E$7]+273.15))))-1.013" office:value-type="float" office:value="1.36887989872605" calcext:value-type="float">
            <text:p>1,36887989872605</text:p>
          </table:table-cell>
          <table:table-cell table:formula="of:=[.$A39]/(10*EXP(-10.73797+(2617.25/([.F$7]+273.15))))-1.013" office:value-type="float" office:value="1.53315913616504" calcext:value-type="float">
            <text:p>1,53315913616504</text:p>
          </table:table-cell>
          <table:table-cell table:formula="of:=[.$A39]/(10*EXP(-10.73797+(2617.25/([.G$7]+273.15))))-1.013" office:value-type="float" office:value="1.70620553856997" calcext:value-type="float">
            <text:p>1,70620553856997</text:p>
          </table:table-cell>
          <table:table-cell table:formula="of:=[.$A39]/(10*EXP(-10.73797+(2617.25/([.H$7]+273.15))))-1.013" office:value-type="float" office:value="1.88833546354604" calcext:value-type="float">
            <text:p>1,88833546354604</text:p>
          </table:table-cell>
          <table:table-cell table:formula="of:=[.$A39]/(10*EXP(-10.73797+(2617.25/([.I$7]+273.15))))-1.013" office:value-type="float" office:value="2.07986984979481" calcext:value-type="float">
            <text:p>2,07986984979481</text:p>
          </table:table-cell>
          <table:table-cell table:formula="of:=[.$A39]/(10*EXP(-10.73797+(2617.25/([.J$7]+273.15))))-1.013" office:value-type="float" office:value="2.28113406477068" calcext:value-type="float">
            <text:p>2,28113406477068</text:p>
          </table:table-cell>
          <table:table-cell table:formula="of:=[.$A39]/(10*EXP(-10.73797+(2617.25/([.K$7]+273.15))))-1.013" office:value-type="float" office:value="2.49245774886702" calcext:value-type="float">
            <text:p>2,49245774886702</text:p>
          </table:table-cell>
          <table:table-cell table:formula="of:=[.$A39]/(10*EXP(-10.73797+(2617.25/([.L$7]+273.15))))-1.013" office:value-type="float" office:value="2.71417465642655" calcext:value-type="float">
            <text:p>2,71417465642655</text:p>
          </table:table-cell>
          <table:table-cell table:formula="of:=[.$A39]/(10*EXP(-10.73797+(2617.25/([.M$7]+273.15))))-1.013" office:value-type="float" office:value="2.94662249386691" calcext:value-type="float">
            <text:p>2,94662249386691</text:p>
          </table:table-cell>
          <table:table-cell table:formula="of:=[.$A39]/(10*EXP(-10.73797+(2617.25/([.N$7]+273.15))))-1.013" office:value-type="float" office:value="3.19014275520838" calcext:value-type="float">
            <text:p>3,19014275520838</text:p>
          </table:table-cell>
          <table:table-cell table:number-columns-repeated="1010"/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A40]/(10*EXP(-10.73797+(2617.25/([.B$7]+273.15))))-1.013" office:value-type="float" office:value="0.957332971985903" calcext:value-type="float">
            <text:p>0,957332971985903</text:p>
          </table:table-cell>
          <table:table-cell table:formula="of:=[.$A40]/(10*EXP(-10.73797+(2617.25/([.C$7]+273.15))))-1.013" office:value-type="float" office:value="1.0994531054771" calcext:value-type="float">
            <text:p>1,0994531054771</text:p>
          </table:table-cell>
          <table:table-cell table:formula="of:=[.$A40]/(10*EXP(-10.73797+(2617.25/([.D$7]+273.15))))-1.013" office:value-type="float" office:value="1.24954892288269" calcext:value-type="float">
            <text:p>1,24954892288269</text:p>
          </table:table-cell>
          <table:table-cell table:formula="of:=[.$A40]/(10*EXP(-10.73797+(2617.25/([.E$7]+273.15))))-1.013" office:value-type="float" office:value="1.40792711018057" calcext:value-type="float">
            <text:p>1,40792711018057</text:p>
          </table:table-cell>
          <table:table-cell table:formula="of:=[.$A40]/(10*EXP(-10.73797+(2617.25/([.F$7]+273.15))))-1.013" office:value-type="float" office:value="1.57489944987266" calcext:value-type="float">
            <text:p>1,57489944987266</text:p>
          </table:table-cell>
          <table:table-cell table:formula="of:=[.$A40]/(10*EXP(-10.73797+(2617.25/([.G$7]+273.15))))-1.013" office:value-type="float" office:value="1.75078267854652" calcext:value-type="float">
            <text:p>1,75078267854652</text:p>
          </table:table-cell>
          <table:table-cell table:formula="of:=[.$A40]/(10*EXP(-10.73797+(2617.25/([.H$7]+273.15))))-1.013" office:value-type="float" office:value="1.93589833999761" calcext:value-type="float">
            <text:p>1,93589833999761</text:p>
          </table:table-cell>
          <table:table-cell table:formula="of:=[.$A40]/(10*EXP(-10.73797+(2617.25/([.I$7]+273.15))))-1.013" office:value-type="float" office:value="2.13057263421768" calcext:value-type="float">
            <text:p>2,13057263421768</text:p>
          </table:table-cell>
          <table:table-cell table:formula="of:=[.$A40]/(10*EXP(-10.73797+(2617.25/([.J$7]+273.15))))-1.013" office:value-type="float" office:value="2.3351362625538" calcext:value-type="float">
            <text:p>2,3351362625538</text:p>
          </table:table-cell>
          <table:table-cell table:formula="of:=[.$A40]/(10*EXP(-10.73797+(2617.25/([.K$7]+273.15))))-1.013" office:value-type="float" office:value="2.54992426934025" calcext:value-type="float">
            <text:p>2,54992426934025</text:p>
          </table:table-cell>
          <table:table-cell table:formula="of:=[.$A40]/(10*EXP(-10.73797+(2617.25/([.L$7]+273.15))))-1.013" office:value-type="float" office:value="2.77527588030239" calcext:value-type="float">
            <text:p>2,77527588030239</text:p>
          </table:table-cell>
          <table:table-cell table:formula="of:=[.$A40]/(10*EXP(-10.73797+(2617.25/([.M$7]+273.15))))-1.013" office:value-type="float" office:value="3.01153433802867" calcext:value-type="float">
            <text:p>3,01153433802867</text:p>
          </table:table-cell>
          <table:table-cell table:formula="of:=[.$A40]/(10*EXP(-10.73797+(2617.25/([.N$7]+273.15))))-1.013" office:value-type="float" office:value="3.25904673480196" calcext:value-type="float">
            <text:p>3,25904673480196</text:p>
          </table:table-cell>
          <table:table-cell table:number-columns-repeated="1010"/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$A41]/(10*EXP(-10.73797+(2617.25/([.B$7]+273.15))))-1.013" office:value-type="float" office:value="0.989112536050192" calcext:value-type="float">
            <text:p>0,989112536050192</text:p>
          </table:table-cell>
          <table:table-cell table:formula="of:=[.$A41]/(10*EXP(-10.73797+(2617.25/([.C$7]+273.15))))-1.013" office:value-type="float" office:value="1.13352492975899" calcext:value-type="float">
            <text:p>1,13352492975899</text:p>
          </table:table-cell>
          <table:table-cell table:formula="of:=[.$A41]/(10*EXP(-10.73797+(2617.25/([.D$7]+273.15))))-1.013" office:value-type="float" office:value="1.28604164744531" calcext:value-type="float">
            <text:p>1,28604164744531</text:p>
          </table:table-cell>
          <table:table-cell table:formula="of:=[.$A41]/(10*EXP(-10.73797+(2617.25/([.E$7]+273.15))))-1.013" office:value-type="float" office:value="1.4469743216351" calcext:value-type="float">
            <text:p>1,4469743216351</text:p>
          </table:table-cell>
          <table:table-cell table:formula="of:=[.$A41]/(10*EXP(-10.73797+(2617.25/([.F$7]+273.15))))-1.013" office:value-type="float" office:value="1.61663976358028" calcext:value-type="float">
            <text:p>1,61663976358028</text:p>
          </table:table-cell>
          <table:table-cell table:formula="of:=[.$A41]/(10*EXP(-10.73797+(2617.25/([.G$7]+273.15))))-1.013" office:value-type="float" office:value="1.79535981852308" calcext:value-type="float">
            <text:p>1,79535981852308</text:p>
          </table:table-cell>
          <table:table-cell table:formula="of:=[.$A41]/(10*EXP(-10.73797+(2617.25/([.H$7]+273.15))))-1.013" office:value-type="float" office:value="1.98346121644919" calcext:value-type="float">
            <text:p>1,98346121644919</text:p>
          </table:table-cell>
          <table:table-cell table:formula="of:=[.$A41]/(10*EXP(-10.73797+(2617.25/([.I$7]+273.15))))-1.013" office:value-type="float" office:value="2.18127541864054" calcext:value-type="float">
            <text:p>2,18127541864054</text:p>
          </table:table-cell>
          <table:table-cell table:formula="of:=[.$A41]/(10*EXP(-10.73797+(2617.25/([.J$7]+273.15))))-1.013" office:value-type="float" office:value="2.38913846033693" calcext:value-type="float">
            <text:p>2,38913846033693</text:p>
          </table:table-cell>
          <table:table-cell table:formula="of:=[.$A41]/(10*EXP(-10.73797+(2617.25/([.K$7]+273.15))))-1.013" office:value-type="float" office:value="2.60739078981348" calcext:value-type="float">
            <text:p>2,60739078981348</text:p>
          </table:table-cell>
          <table:table-cell table:formula="of:=[.$A41]/(10*EXP(-10.73797+(2617.25/([.L$7]+273.15))))-1.013" office:value-type="float" office:value="2.83637710417824" calcext:value-type="float">
            <text:p>2,83637710417824</text:p>
          </table:table-cell>
          <table:table-cell table:formula="of:=[.$A41]/(10*EXP(-10.73797+(2617.25/([.M$7]+273.15))))-1.013" office:value-type="float" office:value="3.07644618219042" calcext:value-type="float">
            <text:p>3,07644618219042</text:p>
          </table:table-cell>
          <table:table-cell table:formula="of:=[.$A41]/(10*EXP(-10.73797+(2617.25/([.N$7]+273.15))))-1.013" office:value-type="float" office:value="3.32795071439554" calcext:value-type="float">
            <text:p>3,32795071439554</text:p>
          </table:table-cell>
          <table:table-cell table:number-columns-repeated="1010"/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A42]/(10*EXP(-10.73797+(2617.25/([.B$7]+273.15))))-1.013" office:value-type="float" office:value="1.02089210011448" calcext:value-type="float">
            <text:p>1,02089210011448</text:p>
          </table:table-cell>
          <table:table-cell table:formula="of:=[.$A42]/(10*EXP(-10.73797+(2617.25/([.C$7]+273.15))))-1.013" office:value-type="float" office:value="1.16759675404088" calcext:value-type="float">
            <text:p>1,16759675404088</text:p>
          </table:table-cell>
          <table:table-cell table:formula="of:=[.$A42]/(10*EXP(-10.73797+(2617.25/([.D$7]+273.15))))-1.013" office:value-type="float" office:value="1.32253437200793" calcext:value-type="float">
            <text:p>1,32253437200793</text:p>
          </table:table-cell>
          <table:table-cell table:formula="of:=[.$A42]/(10*EXP(-10.73797+(2617.25/([.E$7]+273.15))))-1.013" office:value-type="float" office:value="1.48602153308963" calcext:value-type="float">
            <text:p>1,48602153308963</text:p>
          </table:table-cell>
          <table:table-cell table:formula="of:=[.$A42]/(10*EXP(-10.73797+(2617.25/([.F$7]+273.15))))-1.013" office:value-type="float" office:value="1.65838007728791" calcext:value-type="float">
            <text:p>1,65838007728791</text:p>
          </table:table-cell>
          <table:table-cell table:formula="of:=[.$A42]/(10*EXP(-10.73797+(2617.25/([.G$7]+273.15))))-1.013" office:value-type="float" office:value="1.83993695849964" calcext:value-type="float">
            <text:p>1,83993695849964</text:p>
          </table:table-cell>
          <table:table-cell table:formula="of:=[.$A42]/(10*EXP(-10.73797+(2617.25/([.H$7]+273.15))))-1.013" office:value-type="float" office:value="2.03102409290076" calcext:value-type="float">
            <text:p>2,03102409290076</text:p>
          </table:table-cell>
          <table:table-cell table:formula="of:=[.$A42]/(10*EXP(-10.73797+(2617.25/([.I$7]+273.15))))-1.013" office:value-type="float" office:value="2.23197820306341" calcext:value-type="float">
            <text:p>2,23197820306341</text:p>
          </table:table-cell>
          <table:table-cell table:formula="of:=[.$A42]/(10*EXP(-10.73797+(2617.25/([.J$7]+273.15))))-1.013" office:value-type="float" office:value="2.44314065812005" calcext:value-type="float">
            <text:p>2,44314065812005</text:p>
          </table:table-cell>
          <table:table-cell table:formula="of:=[.$A42]/(10*EXP(-10.73797+(2617.25/([.K$7]+273.15))))-1.013" office:value-type="float" office:value="2.66485731028671" calcext:value-type="float">
            <text:p>2,66485731028671</text:p>
          </table:table-cell>
          <table:table-cell table:formula="of:=[.$A42]/(10*EXP(-10.73797+(2617.25/([.L$7]+273.15))))-1.013" office:value-type="float" office:value="2.89747832805408" calcext:value-type="float">
            <text:p>2,89747832805408</text:p>
          </table:table-cell>
          <table:table-cell table:formula="of:=[.$A42]/(10*EXP(-10.73797+(2617.25/([.M$7]+273.15))))-1.013" office:value-type="float" office:value="3.14135802635217" calcext:value-type="float">
            <text:p>3,14135802635217</text:p>
          </table:table-cell>
          <table:table-cell table:formula="of:=[.$A42]/(10*EXP(-10.73797+(2617.25/([.N$7]+273.15))))-1.013" office:value-type="float" office:value="3.39685469398912" calcext:value-type="float">
            <text:p>3,39685469398912</text:p>
          </table:table-cell>
          <table:table-cell table:number-columns-repeated="1010"/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$A43]/(10*EXP(-10.73797+(2617.25/([.B$7]+273.15))))-1.013" office:value-type="float" office:value="1.05267166417877" calcext:value-type="float">
            <text:p>1,05267166417877</text:p>
          </table:table-cell>
          <table:table-cell table:formula="of:=[.$A43]/(10*EXP(-10.73797+(2617.25/([.C$7]+273.15))))-1.013" office:value-type="float" office:value="1.20166857832277" calcext:value-type="float">
            <text:p>1,20166857832277</text:p>
          </table:table-cell>
          <table:table-cell table:formula="of:=[.$A43]/(10*EXP(-10.73797+(2617.25/([.D$7]+273.15))))-1.013" office:value-type="float" office:value="1.35902709657056" calcext:value-type="float">
            <text:p>1,35902709657056</text:p>
          </table:table-cell>
          <table:table-cell table:formula="of:=[.$A43]/(10*EXP(-10.73797+(2617.25/([.E$7]+273.15))))-1.013" office:value-type="float" office:value="1.52506874454415" calcext:value-type="float">
            <text:p>1,52506874454415</text:p>
          </table:table-cell>
          <table:table-cell table:formula="of:=[.$A43]/(10*EXP(-10.73797+(2617.25/([.F$7]+273.15))))-1.013" office:value-type="float" office:value="1.70012039099553" calcext:value-type="float">
            <text:p>1,70012039099553</text:p>
          </table:table-cell>
          <table:table-cell table:formula="of:=[.$A43]/(10*EXP(-10.73797+(2617.25/([.G$7]+273.15))))-1.013" office:value-type="float" office:value="1.88451409847619" calcext:value-type="float">
            <text:p>1,88451409847619</text:p>
          </table:table-cell>
          <table:table-cell table:formula="of:=[.$A43]/(10*EXP(-10.73797+(2617.25/([.H$7]+273.15))))-1.013" office:value-type="float" office:value="2.07858696935233" calcext:value-type="float">
            <text:p>2,07858696935233</text:p>
          </table:table-cell>
          <table:table-cell table:formula="of:=[.$A43]/(10*EXP(-10.73797+(2617.25/([.I$7]+273.15))))-1.013" office:value-type="float" office:value="2.28268098748627" calcext:value-type="float">
            <text:p>2,28268098748627</text:p>
          </table:table-cell>
          <table:table-cell table:formula="of:=[.$A43]/(10*EXP(-10.73797+(2617.25/([.J$7]+273.15))))-1.013" office:value-type="float" office:value="2.49714285590318" calcext:value-type="float">
            <text:p>2,49714285590318</text:p>
          </table:table-cell>
          <table:table-cell table:formula="of:=[.$A43]/(10*EXP(-10.73797+(2617.25/([.K$7]+273.15))))-1.013" office:value-type="float" office:value="2.72232383075994" calcext:value-type="float">
            <text:p>2,72232383075994</text:p>
          </table:table-cell>
          <table:table-cell table:formula="of:=[.$A43]/(10*EXP(-10.73797+(2617.25/([.L$7]+273.15))))-1.013" office:value-type="float" office:value="2.95857955192993" calcext:value-type="float">
            <text:p>2,95857955192993</text:p>
          </table:table-cell>
          <table:table-cell table:formula="of:=[.$A43]/(10*EXP(-10.73797+(2617.25/([.M$7]+273.15))))-1.013" office:value-type="float" office:value="3.20626987051393" calcext:value-type="float">
            <text:p>3,20626987051393</text:p>
          </table:table-cell>
          <table:table-cell table:formula="of:=[.$A43]/(10*EXP(-10.73797+(2617.25/([.N$7]+273.15))))-1.013" office:value-type="float" office:value="3.4657586735827" calcext:value-type="float">
            <text:p>3,4657586735827</text:p>
          </table:table-cell>
          <table:table-cell table:number-columns-repeated="101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.00.0000</text:date>, <text:time style:data-style-name="N2" text:time-value="18:32:45.28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20:10:34.564000000</meta:creation-date>
    <dc:date>2019-01-26T18:35:21.167000000</dc:date>
    <meta:editing-duration>PT1H56M58S</meta:editing-duration>
    <meta:editing-cycles>28</meta:editing-cycles>
    <meta:generator>LibreOffice/6.1.3.2$Windows_X86_64 LibreOffice_project/86daf60bf00efa86ad547e59e09d6bb77c699acb</meta:generator>
    <meta:document-statistic meta:table-count="7" meta:cell-count="1686" meta:object-count="0"/>
  </office:meta>
</office:document-meta>
</file>